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46in"/>
    </style:style>
    <style:style style:name="co2" style:family="table-column">
      <style:table-column-properties fo:break-before="auto" style:column-width="1.0543in"/>
    </style:style>
    <style:style style:name="co3" style:family="table-column">
      <style:table-column-properties fo:break-before="auto" style:column-width="0.663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row table:style-name="ro1">
          <table:table-cell office:value-type="string">
            <text:p>Modified demo board, LT1368 directly replaced with LTC6256, 0.1uF load capacitors left in place.</text:p>
          </table:table-cell>
          <table:table-cell table:number-columns-repeated="15"/>
        </table:table-row>
        <table:table-row table:style-name="ro2">
          <table:table-cell office:value-type="string">
            <text:p>Negative input held at ground, positive input swept from ground past 2.5V.</text:p>
          </table:table-cell>
          <table:table-cell table:number-columns-repeated="8"/>
          <table:table-cell office:value-type="string">
            <text:p>ymin</text:p>
          </table:table-cell>
          <table:table-cell table:formula="of:=[.C29]" office:value-type="float" office:value="0.233000861481">
            <text:p>0.2330008615</text:p>
          </table:table-cell>
          <table:table-cell office:value-type="string">
            <text:p>xmin</text:p>
          </table:table-cell>
          <table:table-cell table:formula="of:=[.D29]" office:value-type="float" office:value="0.23988">
            <text:p>0.23988</text:p>
          </table:table-cell>
          <table:table-cell/>
          <table:table-cell office:value-type="string">
            <text:p>slope:</text:p>
          </table:table-cell>
          <table:table-cell table:formula="of:=SLOPE([.K2:.K3];[.M2:.M3])" office:value-type="float" office:value="1.00037560362988">
            <text:p>1.0003756036</text:p>
          </table:table-cell>
        </table:table-row>
        <table:table-row table:style-name="ro3">
          <table:table-cell table:number-columns-repeated="9"/>
          <table:table-cell office:value-type="string">
            <text:p>ymax</text:p>
          </table:table-cell>
          <table:table-cell table:formula="of:=[.C230]" office:value-type="float" office:value="2.24291550927">
            <text:p>2.2429155093</text:p>
          </table:table-cell>
          <table:table-cell office:value-type="string">
            <text:p>xmax</text:p>
          </table:table-cell>
          <table:table-cell table:formula="of:=[.D230]" office:value-type="float" office:value="2.24904">
            <text:p>2.24904</text:p>
          </table:table-cell>
          <table:table-cell/>
          <table:table-cell office:value-type="string">
            <text:p>intercept:</text:p>
          </table:table-cell>
          <table:table-cell table:formula="of:=INTERCEPT([.K2:.K3];[.M2:.M3])" office:value-type="float" office:value="-0.00696923831773466">
            <text:p>-0.0069692383</text:p>
          </table:table-cell>
        </table:table-row>
        <table:table-row table:style-name="ro2">
          <table:table-cell office:value-type="string">
            <text:p>neg</text:p>
          </table:table-cell>
          <table:table-cell office:value-type="string">
            <text:p>pos</text:p>
          </table:table-cell>
          <table:table-cell office:value-type="string">
            <text:p>LTC2449</text:p>
          </table:table-cell>
          <table:table-cell office:value-type="string">
            <text:p>HP3456</text:p>
          </table:table-cell>
          <table:table-cell/>
          <table:table-cell office:value-type="string">
            <text:p>abs error</text:p>
          </table:table-cell>
          <table:table-cell office:value-type="string">
            <text:p>endpoint line</text:p>
          </table:table-cell>
          <table:table-cell office:value-type="string">
            <text:p>inl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-3.81842255592e-07</text:p>
          </table:table-cell>
          <table:table-cell office:value-type="string">
            <text:p>4e-05</text:p>
          </table:table-cell>
          <table:table-cell/>
          <table:table-cell table:formula="of:=[.D5]-[.C5]" office:value-type="float" office:value="0">
            <text:p>#VALUE!</text:p>
          </table:table-cell>
          <table:table-cell table:formula="of:=[.$P$3]+[.D5]*[.$P$2]" office:value-type="float" office:value="-0.00692922329358947">
            <text:p>-0.0069292233</text:p>
          </table:table-cell>
          <table:table-cell table:formula="of:=[.G5]-[.C5]" office:value-type="float" office:value="0">
            <text:p>#VALUE!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0310451723635">
            <text:p>0.0031045172</text:p>
          </table:table-cell>
          <table:table-cell office:value-type="float" office:value="0.01003">
            <text:p>0.01003</text:p>
          </table:table-cell>
          <table:table-cell/>
          <table:table-cell table:formula="of:=[.D6]-[.C6]" office:value-type="float" office:value="0.00692548276365">
            <text:p>0.0069254828</text:p>
          </table:table-cell>
          <table:table-cell table:formula="of:=[.$P$3]+[.D6]*[.$P$2]" office:value-type="float" office:value="0.00306452898667299">
            <text:p>0.003064529</text:p>
          </table:table-cell>
          <table:table-cell table:formula="of:=[.G6]-[.C6]" office:value-type="float" office:value="-0.0000399882496770099">
            <text:p>-3.99882496770099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30840670317">
            <text:p>0.013084067</text:p>
          </table:table-cell>
          <table:table-cell office:value-type="float" office:value="0.02001">
            <text:p>0.02001</text:p>
          </table:table-cell>
          <table:table-cell/>
          <table:table-cell table:formula="of:=[.D7]-[.C7]" office:value-type="float" office:value="0.0069259329683">
            <text:p>0.006925933</text:p>
          </table:table-cell>
          <table:table-cell table:formula="of:=[.$P$3]+[.D7]*[.$P$2]" office:value-type="float" office:value="0.0130482775108991">
            <text:p>0.0130482775</text:p>
          </table:table-cell>
          <table:table-cell table:formula="of:=[.G7]-[.C7]" office:value-type="float" office:value="-0.0000357895208008534">
            <text:p>-3.57895208008534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3070788011">
            <text:p>0.023070788</text:p>
          </table:table-cell>
          <table:table-cell office:value-type="float" office:value="0.03">
            <text:p>0.03</text:p>
          </table:table-cell>
          <table:table-cell/>
          <table:table-cell table:formula="of:=[.D8]-[.C8]" office:value-type="float" office:value="0.006929211989">
            <text:p>0.006929212</text:p>
          </table:table-cell>
          <table:table-cell table:formula="of:=[.$P$3]+[.D8]*[.$P$2]" office:value-type="float" office:value="0.0230420297911616">
            <text:p>0.0230420298</text:p>
          </table:table-cell>
          <table:table-cell table:formula="of:=[.G8]-[.C8]" office:value-type="float" office:value="-0.0000287582198383977">
            <text:p>-2.87582198383977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30682937056">
            <text:p>0.0330682937</text:p>
          </table:table-cell>
          <table:table-cell office:value-type="float" office:value="0.04">
            <text:p>0.04</text:p>
          </table:table-cell>
          <table:table-cell/>
          <table:table-cell table:formula="of:=[.D9]-[.C9]" office:value-type="float" office:value="0.0069317062944">
            <text:p>0.0069317063</text:p>
          </table:table-cell>
          <table:table-cell table:formula="of:=[.$P$3]+[.D9]*[.$P$2]" office:value-type="float" office:value="0.0330457858274604">
            <text:p>0.0330457858</text:p>
          </table:table-cell>
          <table:table-cell table:formula="of:=[.G9]-[.C9]" office:value-type="float" office:value="-0.0000225078781396423">
            <text:p>-2.25078781396423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430567841977">
            <text:p>0.0430567842</text:p>
          </table:table-cell>
          <table:table-cell office:value-type="float" office:value="0.04999">
            <text:p>0.04999</text:p>
          </table:table-cell>
          <table:table-cell/>
          <table:table-cell table:formula="of:=[.D10]-[.C10]" office:value-type="float" office:value="0.0069332158023">
            <text:p>0.0069332158</text:p>
          </table:table-cell>
          <table:table-cell table:formula="of:=[.$P$3]+[.D10]*[.$P$2]" office:value-type="float" office:value="0.0430395381077228">
            <text:p>0.0430395381</text:p>
            <draw:frame table:end-cell-address="Sheet1.S48" table:end-x="0.7874in" table:end-y="0.0902in" draw:z-index="0" draw:style-name="gr1" svg:width="11.0894in" svg:height="6.3083in" svg:x="0.3665in" svg:y="0.0913in">
              <draw:object draw:notify-on-update-of-ranges="Sheet1.D5:Sheet1.D257 Sheet1.H5:Sheet1.H25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formula="of:=[.G10]-[.C10]" office:value-type="float" office:value="-0.000017246089977184">
            <text:p>-1.7246089977184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530414935201">
            <text:p>0.0530414935</text:p>
          </table:table-cell>
          <table:table-cell office:value-type="float" office:value="0.05997">
            <text:p>0.05997</text:p>
          </table:table-cell>
          <table:table-cell/>
          <table:table-cell table:formula="of:=[.D11]-[.C11]" office:value-type="float" office:value="0.0069285064799">
            <text:p>0.0069285065</text:p>
          </table:table-cell>
          <table:table-cell table:formula="of:=[.$P$3]+[.D11]*[.$P$2]" office:value-type="float" office:value="0.053023286631949">
            <text:p>0.0530232866</text:p>
          </table:table-cell>
          <table:table-cell table:formula="of:=[.G11]-[.C11]" office:value-type="float" office:value="-0.0000182068881510317">
            <text:p>-1.82068881510317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0630324427038">
            <text:p>0.0630324427</text:p>
          </table:table-cell>
          <table:table-cell office:value-type="float" office:value="0.06996">
            <text:p>0.06996</text:p>
          </table:table-cell>
          <table:table-cell/>
          <table:table-cell table:formula="of:=[.D12]-[.C12]" office:value-type="float" office:value="0.00692755729620001">
            <text:p>0.0069275573</text:p>
          </table:table-cell>
          <table:table-cell table:formula="of:=[.$P$3]+[.D12]*[.$P$2]" office:value-type="float" office:value="0.0630170389122114">
            <text:p>0.0630170389</text:p>
          </table:table-cell>
          <table:table-cell table:formula="of:=[.G12]-[.C12]" office:value-type="float" office:value="-0.0000154037915885696">
            <text:p>-1.54037915885696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0730305816978">
            <text:p>0.0730305817</text:p>
          </table:table-cell>
          <table:table-cell office:value-type="float" office:value="0.07996">
            <text:p>0.07996</text:p>
          </table:table-cell>
          <table:table-cell/>
          <table:table-cell table:formula="of:=[.D13]-[.C13]" office:value-type="float" office:value="0.00692941830220001">
            <text:p>0.0069294183</text:p>
          </table:table-cell>
          <table:table-cell table:formula="of:=[.$P$3]+[.D13]*[.$P$2]" office:value-type="float" office:value="0.0730207949485102">
            <text:p>0.0730207949</text:p>
          </table:table-cell>
          <table:table-cell table:formula="of:=[.G13]-[.C13]" office:value-type="float" office:value="-0.00000978674928980849">
            <text:p>-9.78674928980849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083022126928">
            <text:p>0.0830221269</text:p>
          </table:table-cell>
          <table:table-cell office:value-type="float" office:value="0.08995">
            <text:p>0.08995</text:p>
          </table:table-cell>
          <table:table-cell/>
          <table:table-cell table:formula="of:=[.D14]-[.C14]" office:value-type="float" office:value="0.006927873072">
            <text:p>0.0069278731</text:p>
          </table:table-cell>
          <table:table-cell table:formula="of:=[.$P$3]+[.D14]*[.$P$2]" office:value-type="float" office:value="0.0830145472287726">
            <text:p>0.0830145472</text:p>
          </table:table-cell>
          <table:table-cell table:formula="of:=[.G14]-[.C14]" office:value-type="float" office:value="-0.00000757969922736412">
            <text:p>-7.57969922736412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930099654943">
            <text:p>0.0930099655</text:p>
          </table:table-cell>
          <table:table-cell office:value-type="float" office:value="0.09993">
            <text:p>0.09993</text:p>
          </table:table-cell>
          <table:table-cell/>
          <table:table-cell table:formula="of:=[.D15]-[.C15]" office:value-type="float" office:value="0.0069200345057">
            <text:p>0.0069200345</text:p>
          </table:table-cell>
          <table:table-cell table:formula="of:=[.$P$3]+[.D15]*[.$P$2]" office:value-type="float" office:value="0.0929982957529988">
            <text:p>0.0929982958</text:p>
          </table:table-cell>
          <table:table-cell table:formula="of:=[.G15]-[.C15]" office:value-type="float" office:value="-0.0000116697413012068">
            <text:p>-1.16697413012068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103005571291">
            <text:p>0.1030055713</text:p>
          </table:table-cell>
          <table:table-cell office:value-type="float" office:value="0.10993">
            <text:p>0.10993</text:p>
          </table:table-cell>
          <table:table-cell/>
          <table:table-cell table:formula="of:=[.D16]-[.C16]" office:value-type="float" office:value="0.00692442870900002">
            <text:p>0.0069244287</text:p>
          </table:table-cell>
          <table:table-cell table:formula="of:=[.$P$3]+[.D16]*[.$P$2]" office:value-type="float" office:value="0.103002051789298">
            <text:p>0.1030020518</text:p>
          </table:table-cell>
          <table:table-cell table:formula="of:=[.G16]-[.C16]" office:value-type="float" office:value="-0.00000351950170243698">
            <text:p>-3.51950170243698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11300557293">
            <text:p>0.1130055729</text:p>
          </table:table-cell>
          <table:table-cell office:value-type="float" office:value="0.11992">
            <text:p>0.11992</text:p>
          </table:table-cell>
          <table:table-cell/>
          <table:table-cell table:formula="of:=[.D17]-[.C17]" office:value-type="float" office:value="0.00691442707000002">
            <text:p>0.0069144271</text:p>
          </table:table-cell>
          <table:table-cell table:formula="of:=[.$P$3]+[.D17]*[.$P$2]" office:value-type="float" office:value="0.11299580406956">
            <text:p>0.1129958041</text:p>
          </table:table-cell>
          <table:table-cell table:formula="of:=[.G17]-[.C17]" office:value-type="float" office:value="-0.00000976886043997649">
            <text:p>-9.76886043997649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122997639701">
            <text:p>0.1229976397</text:p>
          </table:table-cell>
          <table:table-cell office:value-type="float" office:value="0.12991">
            <text:p>0.12991</text:p>
          </table:table-cell>
          <table:table-cell/>
          <table:table-cell table:formula="of:=[.D18]-[.C18]" office:value-type="float" office:value="0.006912360299">
            <text:p>0.0069123603</text:p>
          </table:table-cell>
          <table:table-cell table:formula="of:=[.$P$3]+[.D18]*[.$P$2]" office:value-type="float" office:value="0.122989556349822">
            <text:p>0.1229895563</text:p>
          </table:table-cell>
          <table:table-cell table:formula="of:=[.G18]-[.C18]" office:value-type="float" office:value="-0.00000808335117755132">
            <text:p>-8.08335117755132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132985739037">
            <text:p>0.132985739</text:p>
          </table:table-cell>
          <table:table-cell office:value-type="float" office:value="0.1399">
            <text:p>0.1399</text:p>
          </table:table-cell>
          <table:table-cell/>
          <table:table-cell table:formula="of:=[.D19]-[.C19]" office:value-type="float" office:value="0.00691426096299999">
            <text:p>0.006914261</text:p>
          </table:table-cell>
          <table:table-cell table:formula="of:=[.$P$3]+[.D19]*[.$P$2]" office:value-type="float" office:value="0.132983308630085">
            <text:p>0.1329833086</text:p>
          </table:table-cell>
          <table:table-cell table:formula="of:=[.G19]-[.C19]" office:value-type="float" office:value="-0.00000243040691511043">
            <text:p>-2.43040691511043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143058104441">
            <text:p>0.1430581044</text:p>
          </table:table-cell>
          <table:table-cell office:value-type="float" office:value="0.14997">
            <text:p>0.14997</text:p>
          </table:table-cell>
          <table:table-cell/>
          <table:table-cell table:formula="of:=[.D20]-[.C20]" office:value-type="float" office:value="0.00691189555900001">
            <text:p>0.0069118956</text:p>
          </table:table-cell>
          <table:table-cell table:formula="of:=[.$P$3]+[.D20]*[.$P$2]" office:value-type="float" office:value="0.143057090958638">
            <text:p>0.143057091</text:p>
          </table:table-cell>
          <table:table-cell table:formula="of:=[.G20]-[.C20]" office:value-type="float" office:value="-0.00000101348236222765">
            <text:p>-1.01348236222765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  <table:table-cell office:value-type="float" office:value="0.153051661327">
            <text:p>0.1530516613</text:p>
          </table:table-cell>
          <table:table-cell office:value-type="float" office:value="0.15996">
            <text:p>0.15996</text:p>
          </table:table-cell>
          <table:table-cell/>
          <table:table-cell table:formula="of:=[.D21]-[.C21]" office:value-type="float" office:value="0.00690833867300003">
            <text:p>0.0069083387</text:p>
          </table:table-cell>
          <table:table-cell table:formula="of:=[.$P$3]+[.D21]*[.$P$2]" office:value-type="float" office:value="0.1530508432389">
            <text:p>0.1530508432</text:p>
          </table:table-cell>
          <table:table-cell table:formula="of:=[.G21]-[.C21]" office:value-type="float" office:value="-0.000000818088099763248">
            <text:p>-8.18088099763248E-007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0.163044305518">
            <text:p>0.1630443055</text:p>
          </table:table-cell>
          <table:table-cell office:value-type="float" office:value="0.16995">
            <text:p>0.16995</text:p>
          </table:table-cell>
          <table:table-cell/>
          <table:table-cell table:formula="of:=[.D22]-[.C22]" office:value-type="float" office:value="0.00690569448200001">
            <text:p>0.0069056945</text:p>
          </table:table-cell>
          <table:table-cell table:formula="of:=[.$P$3]+[.D22]*[.$P$2]" office:value-type="float" office:value="0.163044595519163">
            <text:p>0.1630445955</text:p>
          </table:table-cell>
          <table:table-cell table:formula="of:=[.G22]-[.C22]" office:value-type="float" office:value="0.000000290001162694953">
            <text:p>0.00000029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  <table:table-cell office:value-type="float" office:value="0.173029517755">
            <text:p>0.1730295178</text:p>
          </table:table-cell>
          <table:table-cell office:value-type="float" office:value="0.17993">
            <text:p>0.17993</text:p>
          </table:table-cell>
          <table:table-cell/>
          <table:table-cell table:formula="of:=[.D23]-[.C23]" office:value-type="float" office:value="0.00690048224500001">
            <text:p>0.0069004822</text:p>
          </table:table-cell>
          <table:table-cell table:formula="of:=[.$P$3]+[.D23]*[.$P$2]" office:value-type="float" office:value="0.173028344043389">
            <text:p>0.173028344</text:p>
          </table:table-cell>
          <table:table-cell table:formula="of:=[.G23]-[.C23]" office:value-type="float" office:value="-0.00000117371161117985">
            <text:p>-1.17371161117985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9">
            <text:p>0.19</text:p>
          </table:table-cell>
          <table:table-cell office:value-type="float" office:value="0.183025849983">
            <text:p>0.18302585</text:p>
          </table:table-cell>
          <table:table-cell office:value-type="float" office:value="0.18992">
            <text:p>0.18992</text:p>
          </table:table-cell>
          <table:table-cell/>
          <table:table-cell table:formula="of:=[.D24]-[.C24]" office:value-type="float" office:value="0.006894150017">
            <text:p>0.00689415</text:p>
          </table:table-cell>
          <table:table-cell table:formula="of:=[.$P$3]+[.D24]*[.$P$2]" office:value-type="float" office:value="0.183022096323651">
            <text:p>0.1830220963</text:p>
          </table:table-cell>
          <table:table-cell table:formula="of:=[.G24]-[.C24]" office:value-type="float" office:value="-0.00000375365934870975">
            <text:p>-3.75365934870975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93023895845">
            <text:p>0.1930238958</text:p>
          </table:table-cell>
          <table:table-cell office:value-type="float" office:value="0.19992">
            <text:p>0.19992</text:p>
          </table:table-cell>
          <table:table-cell/>
          <table:table-cell table:formula="of:=[.D25]-[.C25]" office:value-type="float" office:value="0.00689610415500003">
            <text:p>0.0068961042</text:p>
          </table:table-cell>
          <table:table-cell table:formula="of:=[.$P$3]+[.D25]*[.$P$2]" office:value-type="float" office:value="0.19302585235995">
            <text:p>0.1930258524</text:p>
          </table:table-cell>
          <table:table-cell table:formula="of:=[.G25]-[.C25]" office:value-type="float" office:value="0.00000195651495005222">
            <text:p>1.95651495005222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office:value-type="float" office:value="0.203023990616">
            <text:p>0.2030239906</text:p>
          </table:table-cell>
          <table:table-cell office:value-type="float" office:value="0.20991">
            <text:p>0.20991</text:p>
          </table:table-cell>
          <table:table-cell/>
          <table:table-cell table:formula="of:=[.D26]-[.C26]" office:value-type="float" office:value="0.00688600938400002">
            <text:p>0.0068860094</text:p>
          </table:table-cell>
          <table:table-cell table:formula="of:=[.$P$3]+[.D26]*[.$P$2]" office:value-type="float" office:value="0.203019604640212">
            <text:p>0.2030196046</text:p>
          </table:table-cell>
          <table:table-cell table:formula="of:=[.G26]-[.C26]" office:value-type="float" office:value="-0.00000438597578747424">
            <text:p>-0.00000438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office:value-type="float" office:value="0.213008085266">
            <text:p>0.2130080853</text:p>
          </table:table-cell>
          <table:table-cell office:value-type="float" office:value="0.2199">
            <text:p>0.2199</text:p>
          </table:table-cell>
          <table:table-cell/>
          <table:table-cell table:formula="of:=[.D27]-[.C27]" office:value-type="float" office:value="0.00689191473400003">
            <text:p>0.0068919147</text:p>
          </table:table-cell>
          <table:table-cell table:formula="of:=[.$P$3]+[.D27]*[.$P$2]" office:value-type="float" office:value="0.213013356920475">
            <text:p>0.2130133569</text:p>
          </table:table-cell>
          <table:table-cell table:formula="of:=[.G27]-[.C27]" office:value-type="float" office:value="0.00000527165447497535">
            <text:p>5.27165447497535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3">
            <text:p>0.23</text:p>
          </table:table-cell>
          <table:table-cell office:value-type="float" office:value="0.223003132269">
            <text:p>0.2230031323</text:p>
          </table:table-cell>
          <table:table-cell office:value-type="float" office:value="0.22989">
            <text:p>0.22989</text:p>
          </table:table-cell>
          <table:table-cell/>
          <table:table-cell table:formula="of:=[.D28]-[.C28]" office:value-type="float" office:value="0.00688686773100003">
            <text:p>0.0068868677</text:p>
          </table:table-cell>
          <table:table-cell table:formula="of:=[.$P$3]+[.D28]*[.$P$2]" office:value-type="float" office:value="0.223007109200737">
            <text:p>0.2230071092</text:p>
          </table:table-cell>
          <table:table-cell table:formula="of:=[.G28]-[.C28]" office:value-type="float" office:value="0.00000397693173742608">
            <text:p>3.97693173742608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 office:value-type="float" office:value="0.233000861481">
            <text:p>0.2330008615</text:p>
          </table:table-cell>
          <table:table-cell office:value-type="float" office:value="0.23988">
            <text:p>0.23988</text:p>
          </table:table-cell>
          <table:table-cell/>
          <table:table-cell table:formula="of:=[.D29]-[.C29]" office:value-type="float" office:value="0.00687913851900002">
            <text:p>0.0068791385</text:p>
          </table:table-cell>
          <table:table-cell table:formula="of:=[.$P$3]+[.D29]*[.$P$2]" office:value-type="float" office:value="0.233000861481">
            <text:p>0.2330008615</text:p>
          </table:table-cell>
          <table:table-cell table:formula="of:=[.G29]-[.C29]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242996616289">
            <text:p>0.2429966163</text:p>
          </table:table-cell>
          <table:table-cell office:value-type="float" office:value="0.24987">
            <text:p>0.24987</text:p>
          </table:table-cell>
          <table:table-cell/>
          <table:table-cell table:formula="of:=[.D30]-[.C30]" office:value-type="float" office:value="0.00687338371100002">
            <text:p>0.0068733837</text:p>
          </table:table-cell>
          <table:table-cell table:formula="of:=[.$P$3]+[.D30]*[.$P$2]" office:value-type="float" office:value="0.242994613761262">
            <text:p>0.2429946138</text:p>
          </table:table-cell>
          <table:table-cell table:formula="of:=[.G30]-[.C30]" office:value-type="float" office:value="-0.00000200252773766008">
            <text:p>-2.00252773766008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  <table:table-cell office:value-type="float" office:value="0.252982461825">
            <text:p>0.2529824618</text:p>
          </table:table-cell>
          <table:table-cell office:value-type="float" office:value="0.25986">
            <text:p>0.25986</text:p>
          </table:table-cell>
          <table:table-cell/>
          <table:table-cell table:formula="of:=[.D31]-[.C31]" office:value-type="float" office:value="0.00687753817500003">
            <text:p>0.0068775382</text:p>
          </table:table-cell>
          <table:table-cell table:formula="of:=[.$P$3]+[.D31]*[.$P$2]" office:value-type="float" office:value="0.252988366041525">
            <text:p>0.252988366</text:p>
          </table:table-cell>
          <table:table-cell table:formula="of:=[.G31]-[.C31]" office:value-type="float" office:value="0.00000590421652479911">
            <text:p>5.90421652479911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7">
            <text:p>0.27</text:p>
          </table:table-cell>
          <table:table-cell office:value-type="float" office:value="0.262978160754">
            <text:p>0.2629781608</text:p>
          </table:table-cell>
          <table:table-cell office:value-type="float" office:value="0.26985">
            <text:p>0.26985</text:p>
          </table:table-cell>
          <table:table-cell/>
          <table:table-cell table:formula="of:=[.D32]-[.C32]" office:value-type="float" office:value="0.00687183924600004">
            <text:p>0.0068718392</text:p>
          </table:table-cell>
          <table:table-cell table:formula="of:=[.$P$3]+[.D32]*[.$P$2]" office:value-type="float" office:value="0.262982118321787">
            <text:p>0.2629821183</text:p>
          </table:table-cell>
          <table:table-cell table:formula="of:=[.G32]-[.C32]" office:value-type="float" office:value="0.00000395756778726053">
            <text:p>3.95756778726053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  <table:table-cell office:value-type="float" office:value="0.27297728695">
            <text:p>0.272977287</text:p>
          </table:table-cell>
          <table:table-cell office:value-type="float" office:value="0.27985">
            <text:p>0.27985</text:p>
          </table:table-cell>
          <table:table-cell/>
          <table:table-cell table:formula="of:=[.D33]-[.C33]" office:value-type="float" office:value="0.00687271305000003">
            <text:p>0.0068727131</text:p>
          </table:table-cell>
          <table:table-cell table:formula="of:=[.$P$3]+[.D33]*[.$P$2]" office:value-type="float" office:value="0.272985874358086">
            <text:p>0.2729858744</text:p>
          </table:table-cell>
          <table:table-cell table:formula="of:=[.G33]-[.C33]" office:value-type="float" office:value="0.00000858740808601377">
            <text:p>8.58740808601377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office:value-type="float" office:value="0.283050118014">
            <text:p>0.283050118</text:p>
          </table:table-cell>
          <table:table-cell office:value-type="float" office:value="0.28991">
            <text:p>0.28991</text:p>
          </table:table-cell>
          <table:table-cell/>
          <table:table-cell table:formula="of:=[.D34]-[.C34]" office:value-type="float" office:value="0.00685988198600002">
            <text:p>0.006859882</text:p>
          </table:table-cell>
          <table:table-cell table:formula="of:=[.$P$3]+[.D34]*[.$P$2]" office:value-type="float" office:value="0.283049652930602">
            <text:p>0.2830496529</text:p>
          </table:table-cell>
          <table:table-cell table:formula="of:=[.G34]-[.C34]" office:value-type="float" office:value="-0.000000465083397460653">
            <text:p>-4.65083397460653E-007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293039558455">
            <text:p>0.2930395585</text:p>
          </table:table-cell>
          <table:table-cell office:value-type="float" office:value="0.2999">
            <text:p>0.2999</text:p>
          </table:table-cell>
          <table:table-cell/>
          <table:table-cell table:formula="of:=[.D35]-[.C35]" office:value-type="float" office:value="0.00686044154499998">
            <text:p>0.0068604415</text:p>
          </table:table-cell>
          <table:table-cell table:formula="of:=[.$P$3]+[.D35]*[.$P$2]" office:value-type="float" office:value="0.293043405210865">
            <text:p>0.2930434052</text:p>
          </table:table-cell>
          <table:table-cell table:formula="of:=[.G35]-[.C35]" office:value-type="float" office:value="0.00000384675586495575">
            <text:p>3.84675586495575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 office:value-type="float" office:value="0.303035276011">
            <text:p>0.303035276</text:p>
          </table:table-cell>
          <table:table-cell office:value-type="float" office:value="0.30989">
            <text:p>0.30989</text:p>
          </table:table-cell>
          <table:table-cell/>
          <table:table-cell table:formula="of:=[.D36]-[.C36]" office:value-type="float" office:value="0.006854723989">
            <text:p>0.006854724</text:p>
          </table:table-cell>
          <table:table-cell table:formula="of:=[.$P$3]+[.D36]*[.$P$2]" office:value-type="float" office:value="0.303037157491127">
            <text:p>0.3030371575</text:p>
          </table:table-cell>
          <table:table-cell table:formula="of:=[.G36]-[.C36]" office:value-type="float" office:value="0.00000188148012741918">
            <text:p>1.88148012741918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2">
            <text:p>0.32</text:p>
          </table:table-cell>
          <table:table-cell office:value-type="float" office:value="0.313028739765">
            <text:p>0.3130287398</text:p>
          </table:table-cell>
          <table:table-cell office:value-type="float" office:value="0.31988">
            <text:p>0.31988</text:p>
          </table:table-cell>
          <table:table-cell/>
          <table:table-cell table:formula="of:=[.D37]-[.C37]" office:value-type="float" office:value="0.00685126023500005">
            <text:p>0.0068512602</text:p>
          </table:table-cell>
          <table:table-cell table:formula="of:=[.$P$3]+[.D37]*[.$P$2]" office:value-type="float" office:value="0.31303090977139">
            <text:p>0.3130309098</text:p>
          </table:table-cell>
          <table:table-cell table:formula="of:=[.G37]-[.C37]" office:value-type="float" office:value="0.00000217000638991216">
            <text:p>0.00000217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3">
            <text:p>0.33</text:p>
          </table:table-cell>
          <table:table-cell office:value-type="float" office:value="0.32302130945">
            <text:p>0.3230213095</text:p>
          </table:table-cell>
          <table:table-cell office:value-type="float" office:value="0.32987">
            <text:p>0.32987</text:p>
          </table:table-cell>
          <table:table-cell/>
          <table:table-cell table:formula="of:=[.D38]-[.C38]" office:value-type="float" office:value="0.00684869055000009">
            <text:p>0.0068486906</text:p>
          </table:table-cell>
          <table:table-cell table:formula="of:=[.$P$3]+[.D38]*[.$P$2]" office:value-type="float" office:value="0.323024662051652">
            <text:p>0.3230246621</text:p>
          </table:table-cell>
          <table:table-cell table:formula="of:=[.G38]-[.C38]" office:value-type="float" office:value="0.00000335260165246209">
            <text:p>3.35260165246209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4">
            <text:p>0.34</text:p>
          </table:table-cell>
          <table:table-cell office:value-type="float" office:value="0.333009744063">
            <text:p>0.3330097441</text:p>
          </table:table-cell>
          <table:table-cell office:value-type="float" office:value="0.33986">
            <text:p>0.33986</text:p>
          </table:table-cell>
          <table:table-cell/>
          <table:table-cell table:formula="of:=[.D39]-[.C39]" office:value-type="float" office:value="0.00685025593700006">
            <text:p>0.0068502559</text:p>
          </table:table-cell>
          <table:table-cell table:formula="of:=[.$P$3]+[.D39]*[.$P$2]" office:value-type="float" office:value="0.333018414331915">
            <text:p>0.3330184143</text:p>
          </table:table-cell>
          <table:table-cell table:formula="of:=[.G39]-[.C39]" office:value-type="float" office:value="0.00000867026891487877">
            <text:p>8.67026891487877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.343003505841">
            <text:p>0.3430035058</text:p>
          </table:table-cell>
          <table:table-cell office:value-type="float" office:value="0.34985">
            <text:p>0.34985</text:p>
          </table:table-cell>
          <table:table-cell/>
          <table:table-cell table:formula="of:=[.D40]-[.C40]" office:value-type="float" office:value="0.00684649415900007">
            <text:p>0.0068464942</text:p>
          </table:table-cell>
          <table:table-cell table:formula="of:=[.$P$3]+[.D40]*[.$P$2]" office:value-type="float" office:value="0.343012166612177">
            <text:p>0.3430121666</text:p>
          </table:table-cell>
          <table:table-cell table:formula="of:=[.G40]-[.C40]" office:value-type="float" office:value="0.00000866077117733788">
            <text:p>8.66077117733788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.35300319083">
            <text:p>0.3530031908</text:p>
          </table:table-cell>
          <table:table-cell office:value-type="float" office:value="0.35984">
            <text:p>0.35984</text:p>
          </table:table-cell>
          <table:table-cell/>
          <table:table-cell table:formula="of:=[.D41]-[.C41]" office:value-type="float" office:value="0.00683680917000007">
            <text:p>0.0068368092</text:p>
          </table:table-cell>
          <table:table-cell table:formula="of:=[.$P$3]+[.D41]*[.$P$2]" office:value-type="float" office:value="0.35300591889244">
            <text:p>0.3530059189</text:p>
          </table:table-cell>
          <table:table-cell table:formula="of:=[.G41]-[.C41]" office:value-type="float" office:value="0.00000272806243978296">
            <text:p>2.72806243978296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7">
            <text:p>0.37</text:p>
          </table:table-cell>
          <table:table-cell office:value-type="float" office:value="0.362998778">
            <text:p>0.362998778</text:p>
          </table:table-cell>
          <table:table-cell office:value-type="float" office:value="0.36984">
            <text:p>0.36984</text:p>
          </table:table-cell>
          <table:table-cell/>
          <table:table-cell table:formula="of:=[.D42]-[.C42]" office:value-type="float" office:value="0.00684122200000004">
            <text:p>0.006841222</text:p>
          </table:table-cell>
          <table:table-cell table:formula="of:=[.$P$3]+[.D42]*[.$P$2]" office:value-type="float" office:value="0.363009674928738">
            <text:p>0.3630096749</text:p>
          </table:table-cell>
          <table:table-cell table:formula="of:=[.G42]-[.C42]" office:value-type="float" office:value="0.000010896928738513">
            <text:p>1.0896928738513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8">
            <text:p>0.38</text:p>
          </table:table-cell>
          <table:table-cell office:value-type="float" office:value="0.372987454757">
            <text:p>0.3729874548</text:p>
          </table:table-cell>
          <table:table-cell office:value-type="float" office:value="0.37982">
            <text:p>0.37982</text:p>
          </table:table-cell>
          <table:table-cell/>
          <table:table-cell table:formula="of:=[.D43]-[.C43]" office:value-type="float" office:value="0.00683254524300003">
            <text:p>0.0068325452</text:p>
          </table:table-cell>
          <table:table-cell table:formula="of:=[.$P$3]+[.D43]*[.$P$2]" office:value-type="float" office:value="0.372993423452965">
            <text:p>0.3729934235</text:p>
          </table:table-cell>
          <table:table-cell table:formula="of:=[.G43]-[.C43]" office:value-type="float" office:value="0.00000596869596464211">
            <text:p>5.96869596464211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382983358577">
            <text:p>0.3829833586</text:p>
          </table:table-cell>
          <table:table-cell office:value-type="float" office:value="0.38981">
            <text:p>0.38981</text:p>
          </table:table-cell>
          <table:table-cell/>
          <table:table-cell table:formula="of:=[.D44]-[.C44]" office:value-type="float" office:value="0.00682664142300005">
            <text:p>0.0068266414</text:p>
          </table:table-cell>
          <table:table-cell table:formula="of:=[.$P$3]+[.D44]*[.$P$2]" office:value-type="float" office:value="0.382987175733227">
            <text:p>0.3829871757</text:p>
          </table:table-cell>
          <table:table-cell table:formula="of:=[.G44]-[.C44]" office:value-type="float" office:value="0.00000381715622710388">
            <text:p>3.81715622710388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39297929965">
            <text:p>0.3929792997</text:p>
          </table:table-cell>
          <table:table-cell office:value-type="float" office:value="0.39981">
            <text:p>0.39981</text:p>
          </table:table-cell>
          <table:table-cell/>
          <table:table-cell table:formula="of:=[.D45]-[.C45]" office:value-type="float" office:value="0.00683070035000005">
            <text:p>0.0068307004</text:p>
          </table:table-cell>
          <table:table-cell table:formula="of:=[.$P$3]+[.D45]*[.$P$2]" office:value-type="float" office:value="0.392990931769526">
            <text:p>0.3929909318</text:p>
          </table:table-cell>
          <table:table-cell table:formula="of:=[.G45]-[.C45]" office:value-type="float" office:value="0.0000116321195258728">
            <text:p>1.16321195258728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 office:value-type="float" office:value="0.402975855395">
            <text:p>0.4029758554</text:p>
          </table:table-cell>
          <table:table-cell office:value-type="float" office:value="0.4098">
            <text:p>0.4098</text:p>
          </table:table-cell>
          <table:table-cell/>
          <table:table-cell table:formula="of:=[.D46]-[.C46]" office:value-type="float" office:value="0.00682414460500003">
            <text:p>0.0068241446</text:p>
          </table:table-cell>
          <table:table-cell table:formula="of:=[.$P$3]+[.D46]*[.$P$2]" office:value-type="float" office:value="0.402984684049788">
            <text:p>0.402984684</text:p>
          </table:table-cell>
          <table:table-cell table:formula="of:=[.G46]-[.C46]" office:value-type="float" office:value="0.00000882865478829542">
            <text:p>8.82865478829542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2">
            <text:p>0.42</text:p>
          </table:table-cell>
          <table:table-cell office:value-type="float" office:value="0.412968331948">
            <text:p>0.4129683319</text:p>
          </table:table-cell>
          <table:table-cell office:value-type="float" office:value="0.41979">
            <text:p>0.41979</text:p>
          </table:table-cell>
          <table:table-cell/>
          <table:table-cell table:formula="of:=[.D47]-[.C47]" office:value-type="float" office:value="0.00682166805200007">
            <text:p>0.0068216681</text:p>
          </table:table-cell>
          <table:table-cell table:formula="of:=[.$P$3]+[.D47]*[.$P$2]" office:value-type="float" office:value="0.412978436330051">
            <text:p>0.4129784363</text:p>
          </table:table-cell>
          <table:table-cell table:formula="of:=[.G47]-[.C47]" office:value-type="float" office:value="0.0000101043820508462">
            <text:p>1.01043820508462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3">
            <text:p>0.43</text:p>
          </table:table-cell>
          <table:table-cell office:value-type="float" office:value="0.423043454066">
            <text:p>0.4230434541</text:p>
          </table:table-cell>
          <table:table-cell office:value-type="float" office:value="0.42986">
            <text:p>0.42986</text:p>
          </table:table-cell>
          <table:table-cell/>
          <table:table-cell table:formula="of:=[.D48]-[.C48]" office:value-type="float" office:value="0.00681654593400005">
            <text:p>0.0068165459</text:p>
          </table:table-cell>
          <table:table-cell table:formula="of:=[.$P$3]+[.D48]*[.$P$2]" office:value-type="float" office:value="0.423052218658604">
            <text:p>0.4230522187</text:p>
          </table:table-cell>
          <table:table-cell table:formula="of:=[.G48]-[.C48]" office:value-type="float" office:value="0.00000876459260362728">
            <text:p>8.76459260362728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4">
            <text:p>0.44</text:p>
          </table:table-cell>
          <table:table-cell office:value-type="float" office:value="0.433035278693">
            <text:p>0.4330352787</text:p>
          </table:table-cell>
          <table:table-cell office:value-type="float" office:value="0.43985">
            <text:p>0.43985</text:p>
          </table:table-cell>
          <table:table-cell/>
          <table:table-cell table:formula="of:=[.D49]-[.C49]" office:value-type="float" office:value="0.006814721307">
            <text:p>0.0068147213</text:p>
          </table:table-cell>
          <table:table-cell table:formula="of:=[.$P$3]+[.D49]*[.$P$2]" office:value-type="float" office:value="0.433045970938866">
            <text:p>0.4330459709</text:p>
          </table:table-cell>
          <table:table-cell table:formula="of:=[.G49]-[.C49]" office:value-type="float" office:value="0.0000106922458660286">
            <text:p>1.06922458660286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443023601547">
            <text:p>0.4430236015</text:p>
          </table:table-cell>
          <table:table-cell office:value-type="float" office:value="0.44983">
            <text:p>0.44983</text:p>
          </table:table-cell>
          <table:table-cell/>
          <table:table-cell table:formula="of:=[.D50]-[.C50]" office:value-type="float" office:value="0.00680639845300007">
            <text:p>0.0068063985</text:p>
          </table:table-cell>
          <table:table-cell table:formula="of:=[.$P$3]+[.D50]*[.$P$2]" office:value-type="float" office:value="0.443029719463092">
            <text:p>0.4430297195</text:p>
          </table:table-cell>
          <table:table-cell table:formula="of:=[.G50]-[.C50]" office:value-type="float" office:value="0.00000611791609228529">
            <text:p>6.11791609228529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">
            <text:p>0.46</text:p>
          </table:table-cell>
          <table:table-cell office:value-type="float" office:value="0.453016934916">
            <text:p>0.4530169349</text:p>
          </table:table-cell>
          <table:table-cell office:value-type="float" office:value="0.45982">
            <text:p>0.45982</text:p>
          </table:table-cell>
          <table:table-cell/>
          <table:table-cell table:formula="of:=[.D51]-[.C51]" office:value-type="float" office:value="0.00680306508400008">
            <text:p>0.0068030651</text:p>
          </table:table-cell>
          <table:table-cell table:formula="of:=[.$P$3]+[.D51]*[.$P$2]" office:value-type="float" office:value="0.453023471743355">
            <text:p>0.4530234717</text:p>
          </table:table-cell>
          <table:table-cell table:formula="of:=[.G51]-[.C51]" office:value-type="float" office:value="0.0000065368273547417">
            <text:p>6.5368273547417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">
            <text:p>0.47</text:p>
          </table:table-cell>
          <table:table-cell office:value-type="float" office:value="0.463014217094">
            <text:p>0.4630142171</text:p>
          </table:table-cell>
          <table:table-cell office:value-type="float" office:value="0.46982">
            <text:p>0.46982</text:p>
          </table:table-cell>
          <table:table-cell/>
          <table:table-cell table:formula="of:=[.D52]-[.C52]" office:value-type="float" office:value="0.00680578290600004">
            <text:p>0.0068057829</text:p>
          </table:table-cell>
          <table:table-cell table:formula="of:=[.$P$3]+[.D52]*[.$P$2]" office:value-type="float" office:value="0.463027227779653">
            <text:p>0.4630272278</text:p>
          </table:table-cell>
          <table:table-cell table:formula="of:=[.G52]-[.C52]" office:value-type="float" office:value="0.0000130106856534584">
            <text:p>1.30106856534584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">
            <text:p>0.48</text:p>
          </table:table-cell>
          <table:table-cell office:value-type="float" office:value="0.4730032105">
            <text:p>0.4730032105</text:p>
          </table:table-cell>
          <table:table-cell office:value-type="float" office:value="0.4798">
            <text:p>0.4798</text:p>
          </table:table-cell>
          <table:table-cell/>
          <table:table-cell table:formula="of:=[.D53]-[.C53]" office:value-type="float" office:value="0.00679678950000001">
            <text:p>0.0067967895</text:p>
          </table:table-cell>
          <table:table-cell table:formula="of:=[.$P$3]+[.D53]*[.$P$2]" office:value-type="float" office:value="0.47301097630388">
            <text:p>0.4730109763</text:p>
          </table:table-cell>
          <table:table-cell table:formula="of:=[.G53]-[.C53]" office:value-type="float" office:value="0.00000776580387956694">
            <text:p>7.76580387956694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9">
            <text:p>0.49</text:p>
          </table:table-cell>
          <table:table-cell office:value-type="float" office:value="0.482993042096">
            <text:p>0.4829930421</text:p>
          </table:table-cell>
          <table:table-cell office:value-type="float" office:value="0.48979">
            <text:p>0.48979</text:p>
          </table:table-cell>
          <table:table-cell/>
          <table:table-cell table:formula="of:=[.D54]-[.C54]" office:value-type="float" office:value="0.00679695790400009">
            <text:p>0.0067969579</text:p>
          </table:table-cell>
          <table:table-cell table:formula="of:=[.$P$3]+[.D54]*[.$P$2]" office:value-type="float" office:value="0.483004728584142">
            <text:p>0.4830047286</text:p>
          </table:table-cell>
          <table:table-cell table:formula="of:=[.G54]-[.C54]" office:value-type="float" office:value="0.0000116864881420931">
            <text:p>1.16864881420931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492988368496">
            <text:p>0.4929883685</text:p>
          </table:table-cell>
          <table:table-cell office:value-type="float" office:value="0.49978">
            <text:p>0.49978</text:p>
          </table:table-cell>
          <table:table-cell/>
          <table:table-cell table:formula="of:=[.D55]-[.C55]" office:value-type="float" office:value="0.00679163150400008">
            <text:p>0.0067916315</text:p>
          </table:table-cell>
          <table:table-cell table:formula="of:=[.$P$3]+[.D55]*[.$P$2]" office:value-type="float" office:value="0.492998480864405">
            <text:p>0.4929984809</text:p>
          </table:table-cell>
          <table:table-cell table:formula="of:=[.G55]-[.C55]" office:value-type="float" office:value="0.0000101123684045912">
            <text:p>1.01123684045912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1">
            <text:p>0.51</text:p>
          </table:table-cell>
          <table:table-cell office:value-type="float" office:value="0.502990307286">
            <text:p>0.5029903073</text:p>
          </table:table-cell>
          <table:table-cell office:value-type="float" office:value="0.50977">
            <text:p>0.50977</text:p>
          </table:table-cell>
          <table:table-cell/>
          <table:table-cell table:formula="of:=[.D56]-[.C56]" office:value-type="float" office:value="0.00677969271400003">
            <text:p>0.0067796927</text:p>
          </table:table-cell>
          <table:table-cell table:formula="of:=[.$P$3]+[.D56]*[.$P$2]" office:value-type="float" office:value="0.502992233144667">
            <text:p>0.5029922331</text:p>
          </table:table-cell>
          <table:table-cell table:formula="of:=[.G56]-[.C56]" office:value-type="float" office:value="0.00000192585866698458">
            <text:p>1.92585866698458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0.512984571978">
            <text:p>0.512984572</text:p>
          </table:table-cell>
          <table:table-cell office:value-type="float" office:value="0.51977">
            <text:p>0.51977</text:p>
          </table:table-cell>
          <table:table-cell/>
          <table:table-cell table:formula="of:=[.D57]-[.C57]" office:value-type="float" office:value="0.00678542802200011">
            <text:p>0.006785428</text:p>
          </table:table-cell>
          <table:table-cell table:formula="of:=[.$P$3]+[.D57]*[.$P$2]" office:value-type="float" office:value="0.512995989180966">
            <text:p>0.5129959892</text:p>
          </table:table-cell>
          <table:table-cell table:formula="of:=[.G57]-[.C57]" office:value-type="float" office:value="0.0000114172029658244">
            <text:p>1.14172029658244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3">
            <text:p>0.53</text:p>
          </table:table-cell>
          <table:table-cell office:value-type="float" office:value="0.522975483909">
            <text:p>0.5229754839</text:p>
          </table:table-cell>
          <table:table-cell office:value-type="float" office:value="0.52975">
            <text:p>0.52975</text:p>
          </table:table-cell>
          <table:table-cell/>
          <table:table-cell table:formula="of:=[.D58]-[.C58]" office:value-type="float" office:value="0.0067745160910001">
            <text:p>0.0067745161</text:p>
          </table:table-cell>
          <table:table-cell table:formula="of:=[.$P$3]+[.D58]*[.$P$2]" office:value-type="float" office:value="0.522979737705192">
            <text:p>0.5229797377</text:p>
          </table:table-cell>
          <table:table-cell table:formula="of:=[.G58]-[.C58]" office:value-type="float" office:value="0.00000425379619195532">
            <text:p>4.25379619195532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532968649641">
            <text:p>0.5329686496</text:p>
          </table:table-cell>
          <table:table-cell office:value-type="float" office:value="0.53974">
            <text:p>0.53974</text:p>
          </table:table-cell>
          <table:table-cell/>
          <table:table-cell table:formula="of:=[.D59]-[.C59]" office:value-type="float" office:value="0.00677135035900001">
            <text:p>0.0067713504</text:p>
          </table:table-cell>
          <table:table-cell table:formula="of:=[.$P$3]+[.D59]*[.$P$2]" office:value-type="float" office:value="0.532973489985454">
            <text:p>0.53297349</text:p>
          </table:table-cell>
          <table:table-cell table:formula="of:=[.G59]-[.C59]" office:value-type="float" office:value="0.00000484034445435988">
            <text:p>4.84034445435988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542968967929">
            <text:p>0.5429689679</text:p>
          </table:table-cell>
          <table:table-cell office:value-type="float" office:value="0.54974">
            <text:p>0.54974</text:p>
          </table:table-cell>
          <table:table-cell/>
          <table:table-cell table:formula="of:=[.D60]-[.C60]" office:value-type="float" office:value="0.00677103207100005">
            <text:p>0.0067710321</text:p>
          </table:table-cell>
          <table:table-cell table:formula="of:=[.$P$3]+[.D60]*[.$P$2]" office:value-type="float" office:value="0.542977246021753">
            <text:p>0.542977246</text:p>
          </table:table-cell>
          <table:table-cell table:formula="of:=[.G60]-[.C60]" office:value-type="float" office:value="0.00000827809275305569">
            <text:p>8.27809275305569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6">
            <text:p>0.56</text:p>
          </table:table-cell>
          <table:table-cell office:value-type="float" office:value="0.552961779758">
            <text:p>0.5529617798</text:p>
          </table:table-cell>
          <table:table-cell office:value-type="float" office:value="0.55973">
            <text:p>0.55973</text:p>
          </table:table-cell>
          <table:table-cell/>
          <table:table-cell table:formula="of:=[.D61]-[.C61]" office:value-type="float" office:value="0.00676822024200008">
            <text:p>0.0067682202</text:p>
          </table:table-cell>
          <table:table-cell table:formula="of:=[.$P$3]+[.D61]*[.$P$2]" office:value-type="float" office:value="0.552970998302016">
            <text:p>0.5529709983</text:p>
          </table:table-cell>
          <table:table-cell table:formula="of:=[.G61]-[.C61]" office:value-type="float" office:value="0.00000921854401558786">
            <text:p>9.21854401558786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7">
            <text:p>0.57</text:p>
          </table:table-cell>
          <table:table-cell office:value-type="float" office:value="0.562949730083">
            <text:p>0.5629497301</text:p>
          </table:table-cell>
          <table:table-cell office:value-type="float" office:value="0.56971">
            <text:p>0.56971</text:p>
          </table:table-cell>
          <table:table-cell/>
          <table:table-cell table:formula="of:=[.D62]-[.C62]" office:value-type="float" office:value="0.00676026991700007">
            <text:p>0.0067602699</text:p>
          </table:table-cell>
          <table:table-cell table:formula="of:=[.$P$3]+[.D62]*[.$P$2]" office:value-type="float" office:value="0.562954746826242">
            <text:p>0.5629547468</text:p>
          </table:table-cell>
          <table:table-cell table:formula="of:=[.G62]-[.C62]" office:value-type="float" office:value="0.00000501674324171475">
            <text:p>5.01674324171475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8">
            <text:p>0.58</text:p>
          </table:table-cell>
          <table:table-cell office:value-type="float" office:value="0.573020195588">
            <text:p>0.5730201956</text:p>
          </table:table-cell>
          <table:table-cell office:value-type="float" office:value="0.57978">
            <text:p>0.57978</text:p>
          </table:table-cell>
          <table:table-cell/>
          <table:table-cell table:formula="of:=[.D63]-[.C63]" office:value-type="float" office:value="0.00675980441200008">
            <text:p>0.0067598044</text:p>
          </table:table-cell>
          <table:table-cell table:formula="of:=[.$P$3]+[.D63]*[.$P$2]" office:value-type="float" office:value="0.573028529154795">
            <text:p>0.5730285292</text:p>
          </table:table-cell>
          <table:table-cell table:formula="of:=[.G63]-[.C63]" office:value-type="float" office:value="0.00000833356679463826">
            <text:p>8.33356679463826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9">
            <text:p>0.59</text:p>
          </table:table-cell>
          <table:table-cell office:value-type="float" office:value="0.583020308986">
            <text:p>0.583020309</text:p>
          </table:table-cell>
          <table:table-cell office:value-type="float" office:value="0.58978">
            <text:p>0.58978</text:p>
          </table:table-cell>
          <table:table-cell/>
          <table:table-cell table:formula="of:=[.D64]-[.C64]" office:value-type="float" office:value="0.00675969101400009">
            <text:p>0.006759691</text:p>
          </table:table-cell>
          <table:table-cell table:formula="of:=[.$P$3]+[.D64]*[.$P$2]" office:value-type="float" office:value="0.583032285191093">
            <text:p>0.5830322852</text:p>
          </table:table-cell>
          <table:table-cell table:formula="of:=[.G64]-[.C64]" office:value-type="float" office:value="0.0000119762050934114">
            <text:p>1.19762050934114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593016901985">
            <text:p>0.593016902</text:p>
          </table:table-cell>
          <table:table-cell office:value-type="float" office:value="0.59977">
            <text:p>0.59977</text:p>
          </table:table-cell>
          <table:table-cell/>
          <table:table-cell table:formula="of:=[.D65]-[.C65]" office:value-type="float" office:value="0.00675309801500001">
            <text:p>0.006753098</text:p>
          </table:table-cell>
          <table:table-cell table:formula="of:=[.$P$3]+[.D65]*[.$P$2]" office:value-type="float" office:value="0.593026037471356">
            <text:p>0.5930260375</text:p>
          </table:table-cell>
          <table:table-cell table:formula="of:=[.G65]-[.C65]" office:value-type="float" office:value="0.00000913548635572692">
            <text:p>9.13548635572692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">
            <text:p>0.61</text:p>
          </table:table-cell>
          <table:table-cell office:value-type="float" office:value="0.603002896532">
            <text:p>0.6030028965</text:p>
          </table:table-cell>
          <table:table-cell office:value-type="float" office:value="0.60975">
            <text:p>0.60975</text:p>
          </table:table-cell>
          <table:table-cell/>
          <table:table-cell table:formula="of:=[.D66]-[.C66]" office:value-type="float" office:value="0.006747103468">
            <text:p>0.0067471035</text:p>
          </table:table-cell>
          <table:table-cell table:formula="of:=[.$P$3]+[.D66]*[.$P$2]" office:value-type="float" office:value="0.603009785995582">
            <text:p>0.603009786</text:p>
          </table:table-cell>
          <table:table-cell table:formula="of:=[.G66]-[.C66]" office:value-type="float" office:value="0.0000068894635818495">
            <text:p>6.8894635818495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">
            <text:p>0.62</text:p>
          </table:table-cell>
          <table:table-cell office:value-type="float" office:value="0.613002004102">
            <text:p>0.6130020041</text:p>
          </table:table-cell>
          <table:table-cell office:value-type="float" office:value="0.61975">
            <text:p>0.61975</text:p>
          </table:table-cell>
          <table:table-cell/>
          <table:table-cell table:formula="of:=[.D67]-[.C67]" office:value-type="float" office:value="0.00674799589800001">
            <text:p>0.0067479959</text:p>
          </table:table-cell>
          <table:table-cell table:formula="of:=[.$P$3]+[.D67]*[.$P$2]" office:value-type="float" office:value="0.613013542031881">
            <text:p>0.613013542</text:p>
          </table:table-cell>
          <table:table-cell table:formula="of:=[.G67]-[.C67]" office:value-type="float" office:value="0.0000115379298806229">
            <text:p>1.15379298806229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">
            <text:p>0.63</text:p>
          </table:table-cell>
          <table:table-cell office:value-type="float" office:value="0.622998578474">
            <text:p>0.6229985785</text:p>
          </table:table-cell>
          <table:table-cell office:value-type="float" office:value="0.62974">
            <text:p>0.62974</text:p>
          </table:table-cell>
          <table:table-cell/>
          <table:table-cell table:formula="of:=[.D68]-[.C68]" office:value-type="float" office:value="0.0067414215260001">
            <text:p>0.0067414215</text:p>
          </table:table-cell>
          <table:table-cell table:formula="of:=[.$P$3]+[.D68]*[.$P$2]" office:value-type="float" office:value="0.623007294312143">
            <text:p>0.6230072943</text:p>
          </table:table-cell>
          <table:table-cell table:formula="of:=[.G68]-[.C68]" office:value-type="float" office:value="0.00000871583814321397">
            <text:p>8.71583814321397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">
            <text:p>0.64</text:p>
          </table:table-cell>
          <table:table-cell office:value-type="float" office:value="0.632989676669">
            <text:p>0.6329896767</text:p>
          </table:table-cell>
          <table:table-cell office:value-type="float" office:value="0.63973">
            <text:p>0.63973</text:p>
          </table:table-cell>
          <table:table-cell/>
          <table:table-cell table:formula="of:=[.D69]-[.C69]" office:value-type="float" office:value="0.00674032333100005">
            <text:p>0.0067403233</text:p>
          </table:table-cell>
          <table:table-cell table:formula="of:=[.$P$3]+[.D69]*[.$P$2]" office:value-type="float" office:value="0.633001046592405">
            <text:p>0.6330010466</text:p>
          </table:table-cell>
          <table:table-cell table:formula="of:=[.G69]-[.C69]" office:value-type="float" office:value="0.0000113699234055575">
            <text:p>1.13699234055575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5">
            <text:p>0.65</text:p>
          </table:table-cell>
          <table:table-cell office:value-type="float" office:value="0.642977645621">
            <text:p>0.6429776456</text:p>
          </table:table-cell>
          <table:table-cell office:value-type="float" office:value="0.64971">
            <text:p>0.64971</text:p>
          </table:table-cell>
          <table:table-cell/>
          <table:table-cell table:formula="of:=[.D70]-[.C70]" office:value-type="float" office:value="0.00673235437899999">
            <text:p>0.0067323544</text:p>
          </table:table-cell>
          <table:table-cell table:formula="of:=[.$P$3]+[.D70]*[.$P$2]" office:value-type="float" office:value="0.642984795116632">
            <text:p>0.6429847951</text:p>
          </table:table-cell>
          <table:table-cell table:formula="of:=[.G70]-[.C70]" office:value-type="float" office:value="0.00000714949563174194">
            <text:p>7.14949563174194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6">
            <text:p>0.66</text:p>
          </table:table-cell>
          <table:table-cell office:value-type="float" office:value="0.652974238619">
            <text:p>0.6529742386</text:p>
          </table:table-cell>
          <table:table-cell office:value-type="float" office:value="0.65971">
            <text:p>0.65971</text:p>
          </table:table-cell>
          <table:table-cell/>
          <table:table-cell table:formula="of:=[.D71]-[.C71]" office:value-type="float" office:value="0.00673576138100007">
            <text:p>0.0067357614</text:p>
          </table:table-cell>
          <table:table-cell table:formula="of:=[.$P$3]+[.D71]*[.$P$2]" office:value-type="float" office:value="0.652988551152931">
            <text:p>0.6529885512</text:p>
          </table:table-cell>
          <table:table-cell table:formula="of:=[.G71]-[.C71]" office:value-type="float" office:value="0.0000143125339305827">
            <text:p>1.43125339305827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7">
            <text:p>0.67</text:p>
          </table:table-cell>
          <table:table-cell office:value-type="float" office:value="0.662973383442">
            <text:p>0.6629733834</text:p>
          </table:table-cell>
          <table:table-cell office:value-type="float" office:value="0.6697">
            <text:p>0.6697</text:p>
          </table:table-cell>
          <table:table-cell/>
          <table:table-cell table:formula="of:=[.D72]-[.C72]" office:value-type="float" office:value="0.00672661655800011">
            <text:p>0.0067266166</text:p>
          </table:table-cell>
          <table:table-cell table:formula="of:=[.$P$3]+[.D72]*[.$P$2]" office:value-type="float" office:value="0.662982303433193">
            <text:p>0.6629823034</text:p>
          </table:table-cell>
          <table:table-cell table:formula="of:=[.G72]-[.C72]" office:value-type="float" office:value="0.00000891999119301268">
            <text:p>0.00000892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8">
            <text:p>0.68</text:p>
          </table:table-cell>
          <table:table-cell office:value-type="float" office:value="0.672970684245">
            <text:p>0.6729706842</text:p>
          </table:table-cell>
          <table:table-cell office:value-type="float" office:value="0.6797">
            <text:p>0.6797</text:p>
          </table:table-cell>
          <table:table-cell/>
          <table:table-cell table:formula="of:=[.D73]-[.C73]" office:value-type="float" office:value="0.00672931575500013">
            <text:p>0.0067293158</text:p>
          </table:table-cell>
          <table:table-cell table:formula="of:=[.$P$3]+[.D73]*[.$P$2]" office:value-type="float" office:value="0.672986059469492">
            <text:p>0.6729860595</text:p>
          </table:table-cell>
          <table:table-cell table:formula="of:=[.G73]-[.C73]" office:value-type="float" office:value="0.0000153752244917982">
            <text:p>1.53752244917982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9">
            <text:p>0.69</text:p>
          </table:table-cell>
          <table:table-cell office:value-type="float" office:value="0.682955132797">
            <text:p>0.6829551328</text:p>
          </table:table-cell>
          <table:table-cell office:value-type="float" office:value="0.68968">
            <text:p>0.68968</text:p>
          </table:table-cell>
          <table:table-cell/>
          <table:table-cell table:formula="of:=[.D74]-[.C74]" office:value-type="float" office:value="0.00672486720300014">
            <text:p>0.0067248672</text:p>
          </table:table-cell>
          <table:table-cell table:formula="of:=[.$P$3]+[.D74]*[.$P$2]" office:value-type="float" office:value="0.682969807993718">
            <text:p>0.682969808</text:p>
          </table:table-cell>
          <table:table-cell table:formula="of:=[.G74]-[.C74]" office:value-type="float" office:value="0.0000146751967179393">
            <text:p>1.46751967179393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692951483652">
            <text:p>0.6929514837</text:p>
          </table:table-cell>
          <table:table-cell office:value-type="float" office:value="0.69967">
            <text:p>0.69967</text:p>
          </table:table-cell>
          <table:table-cell/>
          <table:table-cell table:formula="of:=[.D75]-[.C75]" office:value-type="float" office:value="0.00671851634800003">
            <text:p>0.0067185163</text:p>
          </table:table-cell>
          <table:table-cell table:formula="of:=[.$P$3]+[.D75]*[.$P$2]" office:value-type="float" office:value="0.69296356027398">
            <text:p>0.6929635603</text:p>
          </table:table-cell>
          <table:table-cell table:formula="of:=[.G75]-[.C75]" office:value-type="float" office:value="0.0000120766219803281">
            <text:p>1.20766219803281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1">
            <text:p>0.71</text:p>
          </table:table-cell>
          <table:table-cell office:value-type="float" office:value="0.702950367704">
            <text:p>0.7029503677</text:p>
          </table:table-cell>
          <table:table-cell office:value-type="float" office:value="0.70966">
            <text:p>0.70966</text:p>
          </table:table-cell>
          <table:table-cell/>
          <table:table-cell table:formula="of:=[.D76]-[.C76]" office:value-type="float" office:value="0.00670963229600008">
            <text:p>0.0067096323</text:p>
          </table:table-cell>
          <table:table-cell table:formula="of:=[.$P$3]+[.D76]*[.$P$2]" office:value-type="float" office:value="0.702957312554243">
            <text:p>0.7029573126</text:p>
          </table:table-cell>
          <table:table-cell table:formula="of:=[.G76]-[.C76]" office:value-type="float" office:value="0.0000069448502427738">
            <text:p>6.9448502427738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0.713019920513">
            <text:p>0.7130199205</text:p>
          </table:table-cell>
          <table:table-cell office:value-type="float" office:value="0.71973">
            <text:p>0.71973</text:p>
          </table:table-cell>
          <table:table-cell/>
          <table:table-cell table:formula="of:=[.D77]-[.C77]" office:value-type="float" office:value="0.00671007948700009">
            <text:p>0.0067100795</text:p>
          </table:table-cell>
          <table:table-cell table:formula="of:=[.$P$3]+[.D77]*[.$P$2]" office:value-type="float" office:value="0.713031094882796">
            <text:p>0.7130310949</text:p>
          </table:table-cell>
          <table:table-cell table:formula="of:=[.G77]-[.C77]" office:value-type="float" office:value="0.0000111743697956967">
            <text:p>1.11743697956967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3">
            <text:p>0.73</text:p>
          </table:table-cell>
          <table:table-cell office:value-type="float" office:value="0.723012937233">
            <text:p>0.7230129372</text:p>
          </table:table-cell>
          <table:table-cell office:value-type="float" office:value="0.72972">
            <text:p>0.72972</text:p>
          </table:table-cell>
          <table:table-cell/>
          <table:table-cell table:formula="of:=[.D78]-[.C78]" office:value-type="float" office:value="0.00670706276700006">
            <text:p>0.0067070628</text:p>
          </table:table-cell>
          <table:table-cell table:formula="of:=[.$P$3]+[.D78]*[.$P$2]" office:value-type="float" office:value="0.723024847163058">
            <text:p>0.7230248472</text:p>
          </table:table-cell>
          <table:table-cell table:formula="of:=[.G78]-[.C78]" office:value-type="float" office:value="0.0000119099300580627">
            <text:p>1.19099300580627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4">
            <text:p>0.74</text:p>
          </table:table-cell>
          <table:table-cell office:value-type="float" office:value="0.733005693182">
            <text:p>0.7330056932</text:p>
          </table:table-cell>
          <table:table-cell office:value-type="float" office:value="0.73971">
            <text:p>0.73971</text:p>
          </table:table-cell>
          <table:table-cell/>
          <table:table-cell table:formula="of:=[.D79]-[.C79]" office:value-type="float" office:value="0.00670430681800005">
            <text:p>0.0067043068</text:p>
          </table:table-cell>
          <table:table-cell table:formula="of:=[.$P$3]+[.D79]*[.$P$2]" office:value-type="float" office:value="0.733018599443321">
            <text:p>0.7330185994</text:p>
          </table:table-cell>
          <table:table-cell table:formula="of:=[.G79]-[.C79]" office:value-type="float" office:value="0.0000129062613205555">
            <text:p>1.29062613205555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.743007445708">
            <text:p>0.7430074457</text:p>
          </table:table-cell>
          <table:table-cell office:value-type="float" office:value="0.74971">
            <text:p>0.74971</text:p>
          </table:table-cell>
          <table:table-cell/>
          <table:table-cell table:formula="of:=[.D80]-[.C80]" office:value-type="float" office:value="0.00670255429200006">
            <text:p>0.0067025543</text:p>
          </table:table-cell>
          <table:table-cell table:formula="of:=[.$P$3]+[.D80]*[.$P$2]" office:value-type="float" office:value="0.743022355479619">
            <text:p>0.7430223555</text:p>
          </table:table-cell>
          <table:table-cell table:formula="of:=[.G80]-[.C80]" office:value-type="float" office:value="0.0000149097716193314">
            <text:p>1.49097716193314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6">
            <text:p>0.76</text:p>
          </table:table-cell>
          <table:table-cell office:value-type="float" office:value="0.753001412377">
            <text:p>0.7530014124</text:p>
          </table:table-cell>
          <table:table-cell office:value-type="float" office:value="0.7597">
            <text:p>0.7597</text:p>
          </table:table-cell>
          <table:table-cell/>
          <table:table-cell table:formula="of:=[.D81]-[.C81]" office:value-type="float" office:value="0.00669858762300002">
            <text:p>0.0066985876</text:p>
          </table:table-cell>
          <table:table-cell table:formula="of:=[.$P$3]+[.D81]*[.$P$2]" office:value-type="float" office:value="0.753016107759882">
            <text:p>0.7530161078</text:p>
          </table:table-cell>
          <table:table-cell table:formula="of:=[.G81]-[.C81]" office:value-type="float" office:value="0.0000146953828816798">
            <text:p>1.46953828816798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7">
            <text:p>0.77</text:p>
          </table:table-cell>
          <table:table-cell office:value-type="float" office:value="0.762990200892">
            <text:p>0.7629902009</text:p>
          </table:table-cell>
          <table:table-cell office:value-type="float" office:value="0.76968">
            <text:p>0.76968</text:p>
          </table:table-cell>
          <table:table-cell/>
          <table:table-cell table:formula="of:=[.D82]-[.C82]" office:value-type="float" office:value="0.00668979910800005">
            <text:p>0.0066897991</text:p>
          </table:table-cell>
          <table:table-cell table:formula="of:=[.$P$3]+[.D82]*[.$P$2]" office:value-type="float" office:value="0.762999856284108">
            <text:p>0.7629998563</text:p>
          </table:table-cell>
          <table:table-cell table:formula="of:=[.G82]-[.C82]" office:value-type="float" office:value="0.00000965539210795452">
            <text:p>9.65539210795452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0.772985992953">
            <text:p>0.772985993</text:p>
          </table:table-cell>
          <table:table-cell office:value-type="float" office:value="0.77968">
            <text:p>0.77968</text:p>
          </table:table-cell>
          <table:table-cell/>
          <table:table-cell table:formula="of:=[.D83]-[.C83]" office:value-type="float" office:value="0.00669400704700007">
            <text:p>0.006694007</text:p>
          </table:table-cell>
          <table:table-cell table:formula="of:=[.$P$3]+[.D83]*[.$P$2]" office:value-type="float" office:value="0.773003612320407">
            <text:p>0.7730036123</text:p>
          </table:table-cell>
          <table:table-cell table:formula="of:=[.G83]-[.C83]" office:value-type="float" office:value="0.0000176193674067404">
            <text:p>1.76193674067404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9">
            <text:p>0.79</text:p>
          </table:table-cell>
          <table:table-cell office:value-type="float" office:value="0.782978432253">
            <text:p>0.7829784323</text:p>
          </table:table-cell>
          <table:table-cell office:value-type="float" office:value="0.78966">
            <text:p>0.78966</text:p>
          </table:table-cell>
          <table:table-cell/>
          <table:table-cell table:formula="of:=[.D84]-[.C84]" office:value-type="float" office:value="0.00668156774700002">
            <text:p>0.0066815677</text:p>
          </table:table-cell>
          <table:table-cell table:formula="of:=[.$P$3]+[.D84]*[.$P$2]" office:value-type="float" office:value="0.782987360844633">
            <text:p>0.7829873608</text:p>
          </table:table-cell>
          <table:table-cell table:formula="of:=[.G84]-[.C84]" office:value-type="float" office:value="0.00000892859163281745">
            <text:p>8.92859163281745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792971448973">
            <text:p>0.792971449</text:p>
          </table:table-cell>
          <table:table-cell office:value-type="float" office:value="0.79966">
            <text:p>0.79966</text:p>
          </table:table-cell>
          <table:table-cell/>
          <table:table-cell table:formula="of:=[.D85]-[.C85]" office:value-type="float" office:value="0.00668855102700006">
            <text:p>0.006688551</text:p>
          </table:table-cell>
          <table:table-cell table:formula="of:=[.$P$3]+[.D85]*[.$P$2]" office:value-type="float" office:value="0.792991116880932">
            <text:p>0.7929911169</text:p>
          </table:table-cell>
          <table:table-cell table:formula="of:=[.G85]-[.C85]" office:value-type="float" office:value="0.0000196679079316198">
            <text:p>1.96679079316198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1">
            <text:p>0.81</text:p>
          </table:table-cell>
          <table:table-cell office:value-type="float" office:value="0.802960274741">
            <text:p>0.8029602747</text:p>
          </table:table-cell>
          <table:table-cell office:value-type="float" office:value="0.80964">
            <text:p>0.80964</text:p>
          </table:table-cell>
          <table:table-cell/>
          <table:table-cell table:formula="of:=[.D86]-[.C86]" office:value-type="float" office:value="0.00667972525900007">
            <text:p>0.0066797253</text:p>
          </table:table-cell>
          <table:table-cell table:formula="of:=[.$P$3]+[.D86]*[.$P$2]" office:value-type="float" office:value="0.802974865405158">
            <text:p>0.8029748654</text:p>
          </table:table-cell>
          <table:table-cell table:formula="of:=[.G86]-[.C86]" office:value-type="float" office:value="0.0000145906641577653">
            <text:p>1.45906641577653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2">
            <text:p>0.82</text:p>
          </table:table-cell>
          <table:table-cell office:value-type="float" office:value="0.812956048176">
            <text:p>0.8129560482</text:p>
          </table:table-cell>
          <table:table-cell office:value-type="float" office:value="0.81963">
            <text:p>0.81963</text:p>
          </table:table-cell>
          <table:table-cell/>
          <table:table-cell table:formula="of:=[.D87]-[.C87]" office:value-type="float" office:value="0.0066739518240001">
            <text:p>0.0066739518</text:p>
          </table:table-cell>
          <table:table-cell table:formula="of:=[.$P$3]+[.D87]*[.$P$2]" office:value-type="float" office:value="0.81296861768542">
            <text:p>0.8129686177</text:p>
          </table:table-cell>
          <table:table-cell table:formula="of:=[.G87]-[.C87]" office:value-type="float" office:value="0.0000125695094201905">
            <text:p>1.25695094201905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3">
            <text:p>0.83</text:p>
          </table:table-cell>
          <table:table-cell office:value-type="float" office:value="0.822956124321">
            <text:p>0.8229561243</text:p>
          </table:table-cell>
          <table:table-cell office:value-type="float" office:value="0.82962">
            <text:p>0.82962</text:p>
          </table:table-cell>
          <table:table-cell/>
          <table:table-cell table:formula="of:=[.D88]-[.C88]" office:value-type="float" office:value="0.00666387567900006">
            <text:p>0.0066638757</text:p>
          </table:table-cell>
          <table:table-cell table:formula="of:=[.$P$3]+[.D88]*[.$P$2]" office:value-type="float" office:value="0.822962369965683">
            <text:p>0.82296237</text:p>
          </table:table-cell>
          <table:table-cell table:formula="of:=[.G88]-[.C88]" office:value-type="float" office:value="0.00000624564468265643">
            <text:p>6.24564468265643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4">
            <text:p>0.84</text:p>
          </table:table-cell>
          <table:table-cell office:value-type="float" office:value="0.832947017625">
            <text:p>0.8329470176</text:p>
          </table:table-cell>
          <table:table-cell office:value-type="float" office:value="0.83962">
            <text:p>0.83962</text:p>
          </table:table-cell>
          <table:table-cell/>
          <table:table-cell table:formula="of:=[.D89]-[.C89]" office:value-type="float" office:value="0.00667298237500003">
            <text:p>0.0066729824</text:p>
          </table:table-cell>
          <table:table-cell table:formula="of:=[.$P$3]+[.D89]*[.$P$2]" office:value-type="float" office:value="0.832966126001981">
            <text:p>0.832966126</text:p>
          </table:table-cell>
          <table:table-cell table:formula="of:=[.G89]-[.C89]" office:value-type="float" office:value="0.0000191083769813805">
            <text:p>1.91083769813805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0.84294189699">
            <text:p>0.842941897</text:p>
          </table:table-cell>
          <table:table-cell office:value-type="float" office:value="0.8496">
            <text:p>0.8496</text:p>
          </table:table-cell>
          <table:table-cell/>
          <table:table-cell table:formula="of:=[.D90]-[.C90]" office:value-type="float" office:value="0.00665810301000003">
            <text:p>0.006658103</text:p>
          </table:table-cell>
          <table:table-cell table:formula="of:=[.$P$3]+[.D90]*[.$P$2]" office:value-type="float" office:value="0.842949874526208">
            <text:p>0.8429498745</text:p>
          </table:table-cell>
          <table:table-cell table:formula="of:=[.G90]-[.C90]" office:value-type="float" office:value="0.00000797753620751518">
            <text:p>7.97753620751518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6">
            <text:p>0.86</text:p>
          </table:table-cell>
          <table:table-cell office:value-type="float" office:value="0.853015864268">
            <text:p>0.8530158643</text:p>
          </table:table-cell>
          <table:table-cell office:value-type="float" office:value="0.85967">
            <text:p>0.85967</text:p>
          </table:table-cell>
          <table:table-cell/>
          <table:table-cell table:formula="of:=[.D91]-[.C91]" office:value-type="float" office:value="0.00665413573200002">
            <text:p>0.0066541357</text:p>
          </table:table-cell>
          <table:table-cell table:formula="of:=[.$P$3]+[.D91]*[.$P$2]" office:value-type="float" office:value="0.85302365685476">
            <text:p>0.8530236569</text:p>
          </table:table-cell>
          <table:table-cell table:formula="of:=[.G91]-[.C91]" office:value-type="float" office:value="0.00000779258676042449">
            <text:p>7.79258676042449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0.863010408357">
            <text:p>0.8630104084</text:p>
          </table:table-cell>
          <table:table-cell office:value-type="float" office:value="0.86966">
            <text:p>0.86966</text:p>
          </table:table-cell>
          <table:table-cell/>
          <table:table-cell table:formula="of:=[.D92]-[.C92]" office:value-type="float" office:value="0.00664959164300016">
            <text:p>0.0066495916</text:p>
          </table:table-cell>
          <table:table-cell table:formula="of:=[.$P$3]+[.D92]*[.$P$2]" office:value-type="float" office:value="0.863017409135023">
            <text:p>0.8630174091</text:p>
          </table:table-cell>
          <table:table-cell table:formula="of:=[.G92]-[.C92]" office:value-type="float" office:value="0.00000700077802295862">
            <text:p>7.00077802295862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8">
            <text:p>0.88</text:p>
          </table:table-cell>
          <table:table-cell office:value-type="float" office:value="0.873000798747">
            <text:p>0.8730007987</text:p>
          </table:table-cell>
          <table:table-cell office:value-type="float" office:value="0.87965">
            <text:p>0.87965</text:p>
          </table:table-cell>
          <table:table-cell/>
          <table:table-cell table:formula="of:=[.D93]-[.C93]" office:value-type="float" office:value="0.00664920125300006">
            <text:p>0.0066492013</text:p>
          </table:table-cell>
          <table:table-cell table:formula="of:=[.$P$3]+[.D93]*[.$P$2]" office:value-type="float" office:value="0.873011161415285">
            <text:p>0.8730111614</text:p>
          </table:table-cell>
          <table:table-cell table:formula="of:=[.G93]-[.C93]" office:value-type="float" office:value="0.0000103626682853575">
            <text:p>1.03626682853575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9">
            <text:p>0.89</text:p>
          </table:table-cell>
          <table:table-cell office:value-type="float" office:value="0.882995883003">
            <text:p>0.882995883</text:p>
          </table:table-cell>
          <table:table-cell office:value-type="float" office:value="0.88964">
            <text:p>0.88964</text:p>
          </table:table-cell>
          <table:table-cell/>
          <table:table-cell table:formula="of:=[.D94]-[.C94]" office:value-type="float" office:value="0.00664411699700007">
            <text:p>0.006644117</text:p>
          </table:table-cell>
          <table:table-cell table:formula="of:=[.$P$3]+[.D94]*[.$P$2]" office:value-type="float" office:value="0.883004913695548">
            <text:p>0.8830049137</text:p>
          </table:table-cell>
          <table:table-cell table:formula="of:=[.G94]-[.C94]" office:value-type="float" office:value="0.00000903069254776234">
            <text:p>9.03069254776234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892997859046">
            <text:p>0.892997859</text:p>
          </table:table-cell>
          <table:table-cell office:value-type="float" office:value="0.89964">
            <text:p>0.89964</text:p>
          </table:table-cell>
          <table:table-cell/>
          <table:table-cell table:formula="of:=[.D95]-[.C95]" office:value-type="float" office:value="0.00664214095400018">
            <text:p>0.006642141</text:p>
          </table:table-cell>
          <table:table-cell table:formula="of:=[.$P$3]+[.D95]*[.$P$2]" office:value-type="float" office:value="0.893008669731847">
            <text:p>0.8930086697</text:p>
          </table:table-cell>
          <table:table-cell table:formula="of:=[.G95]-[.C95]" office:value-type="float" office:value="0.0000108106858466295">
            <text:p>1.08106858466295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1">
            <text:p>0.91</text:p>
          </table:table-cell>
          <table:table-cell office:value-type="float" office:value="0.902989627793">
            <text:p>0.9029896278</text:p>
          </table:table-cell>
          <table:table-cell office:value-type="float" office:value="0.90963">
            <text:p>0.90963</text:p>
          </table:table-cell>
          <table:table-cell/>
          <table:table-cell table:formula="of:=[.D96]-[.C96]" office:value-type="float" office:value="0.00664037220700009">
            <text:p>0.0066403722</text:p>
          </table:table-cell>
          <table:table-cell table:formula="of:=[.$P$3]+[.D96]*[.$P$2]" office:value-type="float" office:value="0.903002422012109">
            <text:p>0.903002422</text:p>
          </table:table-cell>
          <table:table-cell table:formula="of:=[.G96]-[.C96]" office:value-type="float" office:value="0.0000127942191090469">
            <text:p>1.27942191090469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2">
            <text:p>0.92</text:p>
          </table:table-cell>
          <table:table-cell office:value-type="float" office:value="0.912978323177">
            <text:p>0.9129783232</text:p>
          </table:table-cell>
          <table:table-cell office:value-type="float" office:value="0.91961">
            <text:p>0.91961</text:p>
          </table:table-cell>
          <table:table-cell/>
          <table:table-cell table:formula="of:=[.D97]-[.C97]" office:value-type="float" office:value="0.00663167682300003">
            <text:p>0.0066316768</text:p>
          </table:table-cell>
          <table:table-cell table:formula="of:=[.$P$3]+[.D97]*[.$P$2]" office:value-type="float" office:value="0.912986170536335">
            <text:p>0.9129861705</text:p>
          </table:table-cell>
          <table:table-cell table:formula="of:=[.G97]-[.C97]" office:value-type="float" office:value="0.00000784735933512248">
            <text:p>7.84735933512248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3">
            <text:p>0.93</text:p>
          </table:table-cell>
          <table:table-cell office:value-type="float" office:value="0.922973724082">
            <text:p>0.9229737241</text:p>
          </table:table-cell>
          <table:table-cell office:value-type="float" office:value="0.9296">
            <text:p>0.9296</text:p>
          </table:table-cell>
          <table:table-cell/>
          <table:table-cell table:formula="of:=[.D98]-[.C98]" office:value-type="float" office:value="0.00662627591800014">
            <text:p>0.0066262759</text:p>
          </table:table-cell>
          <table:table-cell table:formula="of:=[.$P$3]+[.D98]*[.$P$2]" office:value-type="float" office:value="0.922979922816598">
            <text:p>0.9229799228</text:p>
          </table:table-cell>
          <table:table-cell table:formula="of:=[.G98]-[.C98]" office:value-type="float" office:value="0.00000619873459772879">
            <text:p>6.19873459772879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0.93297126703">
            <text:p>0.932971267</text:p>
          </table:table-cell>
          <table:table-cell office:value-type="float" office:value="0.9396">
            <text:p>0.9396</text:p>
          </table:table-cell>
          <table:table-cell/>
          <table:table-cell table:formula="of:=[.D99]-[.C99]" office:value-type="float" office:value="0.00662873297">
            <text:p>0.006628733</text:p>
          </table:table-cell>
          <table:table-cell table:formula="of:=[.$P$3]+[.D99]*[.$P$2]" office:value-type="float" office:value="0.932983678852896">
            <text:p>0.9329836789</text:p>
          </table:table-cell>
          <table:table-cell table:formula="of:=[.G99]-[.C99]" office:value-type="float" office:value="0.0000124118228962411">
            <text:p>1.24118228962411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 office:value-type="float" office:value="0.942964209244">
            <text:p>0.9429642092</text:p>
          </table:table-cell>
          <table:table-cell office:value-type="float" office:value="0.94959">
            <text:p>0.94959</text:p>
          </table:table-cell>
          <table:table-cell/>
          <table:table-cell table:formula="of:=[.D100]-[.C100]" office:value-type="float" office:value="0.00662579075600012">
            <text:p>0.0066257908</text:p>
          </table:table-cell>
          <table:table-cell table:formula="of:=[.$P$3]+[.D100]*[.$P$2]" office:value-type="float" office:value="0.942977431133159">
            <text:p>0.9429774311</text:p>
          </table:table-cell>
          <table:table-cell table:formula="of:=[.G100]-[.C100]" office:value-type="float" office:value="0.0000132218891588654">
            <text:p>1.32218891588654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6">
            <text:p>0.96</text:p>
          </table:table-cell>
          <table:table-cell office:value-type="float" office:value="0.952950483188">
            <text:p>0.9529504832</text:p>
          </table:table-cell>
          <table:table-cell office:value-type="float" office:value="0.95957">
            <text:p>0.95957</text:p>
          </table:table-cell>
          <table:table-cell/>
          <table:table-cell table:formula="of:=[.D101]-[.C101]" office:value-type="float" office:value="0.00661951681200002">
            <text:p>0.0066195168</text:p>
          </table:table-cell>
          <table:table-cell table:formula="of:=[.$P$3]+[.D101]*[.$P$2]" office:value-type="float" office:value="0.952961179657385">
            <text:p>0.9529611797</text:p>
          </table:table-cell>
          <table:table-cell table:formula="of:=[.G101]-[.C101]" office:value-type="float" office:value="0.0000106964693848965">
            <text:p>1.06964693848965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7">
            <text:p>0.97</text:p>
          </table:table-cell>
          <table:table-cell office:value-type="float" office:value="0.962944822386">
            <text:p>0.9629448224</text:p>
          </table:table-cell>
          <table:table-cell office:value-type="float" office:value="0.96956">
            <text:p>0.96956</text:p>
          </table:table-cell>
          <table:table-cell/>
          <table:table-cell table:formula="of:=[.D102]-[.C102]" office:value-type="float" office:value="0.0066151776140001">
            <text:p>0.0066151776</text:p>
          </table:table-cell>
          <table:table-cell table:formula="of:=[.$P$3]+[.D102]*[.$P$2]" office:value-type="float" office:value="0.962954931937647">
            <text:p>0.9629549319</text:p>
          </table:table-cell>
          <table:table-cell table:formula="of:=[.G102]-[.C102]" office:value-type="float" office:value="0.0000101095516474858">
            <text:p>1.01095516474858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8">
            <text:p>0.98</text:p>
          </table:table-cell>
          <table:table-cell office:value-type="float" office:value="0.972944544628">
            <text:p>0.9729445446</text:p>
          </table:table-cell>
          <table:table-cell office:value-type="float" office:value="0.97956">
            <text:p>0.97956</text:p>
          </table:table-cell>
          <table:table-cell/>
          <table:table-cell table:formula="of:=[.D103]-[.C103]" office:value-type="float" office:value="0.00661545537200015">
            <text:p>0.0066154554</text:p>
          </table:table-cell>
          <table:table-cell table:formula="of:=[.$P$3]+[.D103]*[.$P$2]" office:value-type="float" office:value="0.972958687973946">
            <text:p>0.972958688</text:p>
          </table:table-cell>
          <table:table-cell table:formula="of:=[.G103]-[.C103]" office:value-type="float" office:value="0.0000141433459462936">
            <text:p>1.41433459462936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9">
            <text:p>0.99</text:p>
          </table:table-cell>
          <table:table-cell office:value-type="float" office:value="0.982939144596">
            <text:p>0.9829391446</text:p>
          </table:table-cell>
          <table:table-cell office:value-type="float" office:value="0.98955">
            <text:p>0.98955</text:p>
          </table:table-cell>
          <table:table-cell/>
          <table:table-cell table:formula="of:=[.D104]-[.C104]" office:value-type="float" office:value="0.00661085540400008">
            <text:p>0.0066108554</text:p>
          </table:table-cell>
          <table:table-cell table:formula="of:=[.$P$3]+[.D104]*[.$P$2]" office:value-type="float" office:value="0.982952440254209">
            <text:p>0.9829524403</text:p>
          </table:table-cell>
          <table:table-cell table:formula="of:=[.G104]-[.C104]" office:value-type="float" office:value="0.000013295658208623">
            <text:p>1.3295658208623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992927337065">
            <text:p>0.9929273371</text:p>
          </table:table-cell>
          <table:table-cell office:value-type="float" office:value="0.99953">
            <text:p>0.99953</text:p>
          </table:table-cell>
          <table:table-cell/>
          <table:table-cell table:formula="of:=[.D105]-[.C105]" office:value-type="float" office:value="0.006602662935">
            <text:p>0.0066026629</text:p>
          </table:table-cell>
          <table:table-cell table:formula="of:=[.$P$3]+[.D105]*[.$P$2]" office:value-type="float" office:value="0.992936188778435">
            <text:p>0.9929361888</text:p>
          </table:table-cell>
          <table:table-cell table:formula="of:=[.G105]-[.C105]" office:value-type="float" office:value="0.00000885171343478763">
            <text:p>8.85171343478763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1">
            <text:p>1.01</text:p>
          </table:table-cell>
          <table:table-cell office:value-type="float" office:value="1.00300080143">
            <text:p>1.0030008014</text:p>
          </table:table-cell>
          <table:table-cell office:value-type="float" office:value="1.0096">
            <text:p>1.0096</text:p>
          </table:table-cell>
          <table:table-cell/>
          <table:table-cell table:formula="of:=[.D106]-[.C106]" office:value-type="float" office:value="0.00659919857000002">
            <text:p>0.0065991986</text:p>
          </table:table-cell>
          <table:table-cell table:formula="of:=[.$P$3]+[.D106]*[.$P$2]" office:value-type="float" office:value="1.00300997110699">
            <text:p>1.0030099711</text:p>
          </table:table-cell>
          <table:table-cell table:formula="of:=[.G106]-[.C106]" office:value-type="float" office:value="0.00000916967698749716">
            <text:p>9.16967698749716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2">
            <text:p>1.02</text:p>
          </table:table-cell>
          <table:table-cell office:value-type="float" office:value="1.01299975999">
            <text:p>1.01299976</text:p>
          </table:table-cell>
          <table:table-cell office:value-type="float" office:value="1.0196">
            <text:p>1.0196</text:p>
          </table:table-cell>
          <table:table-cell/>
          <table:table-cell table:formula="of:=[.D107]-[.C107]" office:value-type="float" office:value="0.00660024001000004">
            <text:p>0.00660024</text:p>
          </table:table-cell>
          <table:table-cell table:formula="of:=[.$P$3]+[.D107]*[.$P$2]" office:value-type="float" office:value="1.01301372714329">
            <text:p>1.0130137271</text:p>
          </table:table-cell>
          <table:table-cell table:formula="of:=[.G107]-[.C107]" office:value-type="float" office:value="0.0000139671532863872">
            <text:p>1.39671532863872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3">
            <text:p>1.03</text:p>
          </table:table-cell>
          <table:table-cell office:value-type="float" office:value="1.022994956">
            <text:p>1.022994956</text:p>
          </table:table-cell>
          <table:table-cell office:value-type="float" office:value="1.02959">
            <text:p>1.02959</text:p>
          </table:table-cell>
          <table:table-cell/>
          <table:table-cell table:formula="of:=[.D108]-[.C108]" office:value-type="float" office:value="0.00659504399999999">
            <text:p>0.006595044</text:p>
          </table:table-cell>
          <table:table-cell table:formula="of:=[.$P$3]+[.D108]*[.$P$2]" office:value-type="float" office:value="1.02300747942355">
            <text:p>1.0230074794</text:p>
          </table:table-cell>
          <table:table-cell table:formula="of:=[.G108]-[.C108]" office:value-type="float" office:value="0.0000125234235488492">
            <text:p>1.25234235488492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4">
            <text:p>1.04</text:p>
          </table:table-cell>
          <table:table-cell office:value-type="float" office:value="1.0329821799">
            <text:p>1.0329821799</text:p>
          </table:table-cell>
          <table:table-cell office:value-type="float" office:value="1.03957">
            <text:p>1.03957</text:p>
          </table:table-cell>
          <table:table-cell/>
          <table:table-cell table:formula="of:=[.D109]-[.C109]" office:value-type="float" office:value="0.00658782010000003">
            <text:p>0.0065878201</text:p>
          </table:table-cell>
          <table:table-cell table:formula="of:=[.$P$3]+[.D109]*[.$P$2]" office:value-type="float" office:value="1.03299122794778">
            <text:p>1.0329912279</text:p>
          </table:table-cell>
          <table:table-cell table:formula="of:=[.G109]-[.C109]" office:value-type="float" office:value="0.00000904804777501766">
            <text:p>0.000009048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5">
            <text:p>1.05</text:p>
          </table:table-cell>
          <table:table-cell office:value-type="float" office:value="1.04297774844">
            <text:p>1.0429777484</text:p>
          </table:table-cell>
          <table:table-cell office:value-type="float" office:value="1.04956">
            <text:p>1.04956</text:p>
          </table:table-cell>
          <table:table-cell/>
          <table:table-cell table:formula="of:=[.D110]-[.C110]" office:value-type="float" office:value="0.00658225156000003">
            <text:p>0.0065822516</text:p>
          </table:table-cell>
          <table:table-cell table:formula="of:=[.$P$3]+[.D110]*[.$P$2]" office:value-type="float" office:value="1.04298498022804">
            <text:p>1.0429849802</text:p>
          </table:table-cell>
          <table:table-cell table:formula="of:=[.G110]-[.C110]" office:value-type="float" office:value="0.00000723178803752056">
            <text:p>7.23178803752056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6">
            <text:p>1.06</text:p>
          </table:table-cell>
          <table:table-cell office:value-type="float" office:value="1.05297912844">
            <text:p>1.0529791284</text:p>
          </table:table-cell>
          <table:table-cell office:value-type="float" office:value="1.05956">
            <text:p>1.05956</text:p>
          </table:table-cell>
          <table:table-cell/>
          <table:table-cell table:formula="of:=[.D111]-[.C111]" office:value-type="float" office:value="0.00658087155999998">
            <text:p>0.0065808716</text:p>
          </table:table-cell>
          <table:table-cell table:formula="of:=[.$P$3]+[.D111]*[.$P$2]" office:value-type="float" office:value="1.05298873626434">
            <text:p>1.0529887363</text:p>
          </table:table-cell>
          <table:table-cell table:formula="of:=[.G111]-[.C111]" office:value-type="float" office:value="0.00000960782433612195">
            <text:p>9.60782433612195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7">
            <text:p>1.07</text:p>
          </table:table-cell>
          <table:table-cell office:value-type="float" office:value="1.06297536753">
            <text:p>1.0629753675</text:p>
          </table:table-cell>
          <table:table-cell office:value-type="float" office:value="1.06955">
            <text:p>1.06955</text:p>
          </table:table-cell>
          <table:table-cell/>
          <table:table-cell table:formula="of:=[.D112]-[.C112]" office:value-type="float" office:value="0.00657463247000001">
            <text:p>0.0065746325</text:p>
          </table:table-cell>
          <table:table-cell table:formula="of:=[.$P$3]+[.D112]*[.$P$2]" office:value-type="float" office:value="1.0629824885446">
            <text:p>1.0629824885</text:p>
          </table:table-cell>
          <table:table-cell table:formula="of:=[.G112]-[.C112]" office:value-type="float" office:value="0.00000712101459865444">
            <text:p>0.000007121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8">
            <text:p>1.08</text:p>
          </table:table-cell>
          <table:table-cell office:value-type="float" office:value="1.07296071015">
            <text:p>1.0729607102</text:p>
          </table:table-cell>
          <table:table-cell office:value-type="float" office:value="1.07954">
            <text:p>1.07954</text:p>
          </table:table-cell>
          <table:table-cell/>
          <table:table-cell table:formula="of:=[.D113]-[.C113]" office:value-type="float" office:value="0.00657928984999989">
            <text:p>0.0065792898</text:p>
          </table:table-cell>
          <table:table-cell table:formula="of:=[.$P$3]+[.D113]*[.$P$2]" office:value-type="float" office:value="1.07297624082486">
            <text:p>1.0729762408</text:p>
          </table:table-cell>
          <table:table-cell table:formula="of:=[.G113]-[.C113]" office:value-type="float" office:value="0.0000155306748610418">
            <text:p>1.55306748610418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9">
            <text:p>1.09</text:p>
          </table:table-cell>
          <table:table-cell office:value-type="float" office:value="1.08295815997">
            <text:p>1.08295816</text:p>
          </table:table-cell>
          <table:table-cell office:value-type="float" office:value="1.08953">
            <text:p>1.08953</text:p>
          </table:table-cell>
          <table:table-cell/>
          <table:table-cell table:formula="of:=[.D114]-[.C114]" office:value-type="float" office:value="0.00657184003000011">
            <text:p>0.00657184</text:p>
          </table:table-cell>
          <table:table-cell table:formula="of:=[.$P$3]+[.D114]*[.$P$2]" office:value-type="float" office:value="1.08296999310512">
            <text:p>1.0829699931</text:p>
          </table:table-cell>
          <table:table-cell table:formula="of:=[.G114]-[.C114]" office:value-type="float" office:value="0.0000118331351235401">
            <text:p>1.18331351235401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float" office:value="1.09295030124">
            <text:p>1.0929503012</text:p>
          </table:table-cell>
          <table:table-cell office:value-type="float" office:value="1.09952">
            <text:p>1.09952</text:p>
          </table:table-cell>
          <table:table-cell/>
          <table:table-cell table:formula="of:=[.D115]-[.C115]" office:value-type="float" office:value="0.00656969876000013">
            <text:p>0.0065696988</text:p>
          </table:table-cell>
          <table:table-cell table:formula="of:=[.$P$3]+[.D115]*[.$P$2]" office:value-type="float" office:value="1.09296374538539">
            <text:p>1.0929637454</text:p>
          </table:table-cell>
          <table:table-cell table:formula="of:=[.G115]-[.C115]" office:value-type="float" office:value="0.0000134441453860656">
            <text:p>1.34441453860656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11">
            <text:p>1.11</text:p>
          </table:table-cell>
          <table:table-cell office:value-type="float" office:value="1.10294810496">
            <text:p>1.102948105</text:p>
          </table:table-cell>
          <table:table-cell office:value-type="float" office:value="1.10951">
            <text:p>1.10951</text:p>
          </table:table-cell>
          <table:table-cell/>
          <table:table-cell table:formula="of:=[.D116]-[.C116]" office:value-type="float" office:value="0.00656189503999993">
            <text:p>0.006561895</text:p>
          </table:table-cell>
          <table:table-cell table:formula="of:=[.$P$3]+[.D116]*[.$P$2]" office:value-type="float" office:value="1.10295749766565">
            <text:p>1.1029574977</text:p>
          </table:table-cell>
          <table:table-cell table:formula="of:=[.G116]-[.C116]" office:value-type="float" office:value="0.00000939270564837003">
            <text:p>9.39270564837003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12">
            <text:p>1.12</text:p>
          </table:table-cell>
          <table:table-cell office:value-type="float" office:value="1.11293281429">
            <text:p>1.1129328143</text:p>
          </table:table-cell>
          <table:table-cell office:value-type="float" office:value="1.11949">
            <text:p>1.11949</text:p>
          </table:table-cell>
          <table:table-cell/>
          <table:table-cell table:formula="of:=[.D117]-[.C117]" office:value-type="float" office:value="0.00655718571000019">
            <text:p>0.0065571857</text:p>
          </table:table-cell>
          <table:table-cell table:formula="of:=[.$P$3]+[.D117]*[.$P$2]" office:value-type="float" office:value="1.11294124618987">
            <text:p>1.1129412462</text:p>
          </table:table-cell>
          <table:table-cell table:formula="of:=[.G117]-[.C117]" office:value-type="float" office:value="0.00000843189987476123">
            <text:p>8.43189987476123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13">
            <text:p>1.13</text:p>
          </table:table-cell>
          <table:table-cell office:value-type="float" office:value="1.12292994745">
            <text:p>1.1229299475</text:p>
          </table:table-cell>
          <table:table-cell office:value-type="float" office:value="1.12948">
            <text:p>1.12948</text:p>
          </table:table-cell>
          <table:table-cell/>
          <table:table-cell table:formula="of:=[.D118]-[.C118]" office:value-type="float" office:value="0.00655005254999996">
            <text:p>0.0065500525</text:p>
          </table:table-cell>
          <table:table-cell table:formula="of:=[.$P$3]+[.D118]*[.$P$2]" office:value-type="float" office:value="1.12293499847014">
            <text:p>1.1229349985</text:p>
          </table:table-cell>
          <table:table-cell table:formula="of:=[.G118]-[.C118]" office:value-type="float" office:value="0.00000505102013703684">
            <text:p>0.000005051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14">
            <text:p>1.14</text:p>
          </table:table-cell>
          <table:table-cell office:value-type="float" office:value="1.13292942755">
            <text:p>1.1329294276</text:p>
          </table:table-cell>
          <table:table-cell office:value-type="float" office:value="1.13948">
            <text:p>1.13948</text:p>
          </table:table-cell>
          <table:table-cell/>
          <table:table-cell table:formula="of:=[.D119]-[.C119]" office:value-type="float" office:value="0.00655057245000013">
            <text:p>0.0065505725</text:p>
          </table:table-cell>
          <table:table-cell table:formula="of:=[.$P$3]+[.D119]*[.$P$2]" office:value-type="float" office:value="1.13293875450644">
            <text:p>1.1329387545</text:p>
          </table:table-cell>
          <table:table-cell table:formula="of:=[.G119]-[.C119]" office:value-type="float" office:value="0.00000932695643585113">
            <text:p>0.000009327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15">
            <text:p>1.15</text:p>
          </table:table-cell>
          <table:table-cell office:value-type="float" office:value="1.14300281741">
            <text:p>1.1430028174</text:p>
          </table:table-cell>
          <table:table-cell office:value-type="float" office:value="1.14955">
            <text:p>1.14955</text:p>
          </table:table-cell>
          <table:table-cell/>
          <table:table-cell table:formula="of:=[.D120]-[.C120]" office:value-type="float" office:value="0.00654718259000009">
            <text:p>0.0065471826</text:p>
          </table:table-cell>
          <table:table-cell table:formula="of:=[.$P$3]+[.D120]*[.$P$2]" office:value-type="float" office:value="1.14301253683499">
            <text:p>1.1430125368</text:p>
          </table:table-cell>
          <table:table-cell table:formula="of:=[.G120]-[.C120]" office:value-type="float" office:value="0.00000971942498884104">
            <text:p>9.71942498884104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16">
            <text:p>1.16</text:p>
          </table:table-cell>
          <table:table-cell office:value-type="float" office:value="1.15299151279">
            <text:p>1.1529915128</text:p>
          </table:table-cell>
          <table:table-cell office:value-type="float" office:value="1.15954">
            <text:p>1.15954</text:p>
          </table:table-cell>
          <table:table-cell/>
          <table:table-cell table:formula="of:=[.D121]-[.C121]" office:value-type="float" office:value="0.00654848721000012">
            <text:p>0.0065484872</text:p>
          </table:table-cell>
          <table:table-cell table:formula="of:=[.$P$3]+[.D121]*[.$P$2]" office:value-type="float" office:value="1.15300628911525">
            <text:p>1.1530062891</text:p>
          </table:table-cell>
          <table:table-cell table:formula="of:=[.G121]-[.C121]" office:value-type="float" office:value="0.0000147763252511535">
            <text:p>1.47763252511535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17">
            <text:p>1.17</text:p>
          </table:table-cell>
          <table:table-cell office:value-type="float" office:value="1.16298706271">
            <text:p>1.1629870627</text:p>
          </table:table-cell>
          <table:table-cell office:value-type="float" office:value="1.16953">
            <text:p>1.16953</text:p>
          </table:table-cell>
          <table:table-cell/>
          <table:table-cell table:formula="of:=[.D122]-[.C122]" office:value-type="float" office:value="0.00654293728999988">
            <text:p>0.0065429373</text:p>
          </table:table-cell>
          <table:table-cell table:formula="of:=[.$P$3]+[.D122]*[.$P$2]" office:value-type="float" office:value="1.16300004139551">
            <text:p>1.1630000414</text:p>
          </table:table-cell>
          <table:table-cell table:formula="of:=[.G122]-[.C122]" office:value-type="float" office:value="0.0000129786855134206">
            <text:p>1.29786855134206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18">
            <text:p>1.18</text:p>
          </table:table-cell>
          <table:table-cell office:value-type="float" office:value="1.17298542522">
            <text:p>1.1729854252</text:p>
          </table:table-cell>
          <table:table-cell office:value-type="float" office:value="1.17952">
            <text:p>1.17952</text:p>
          </table:table-cell>
          <table:table-cell/>
          <table:table-cell table:formula="of:=[.D123]-[.C123]" office:value-type="float" office:value="0.00653457478000008">
            <text:p>0.0065345748</text:p>
          </table:table-cell>
          <table:table-cell table:formula="of:=[.$P$3]+[.D123]*[.$P$2]" office:value-type="float" office:value="1.17299379367578">
            <text:p>1.1729937937</text:p>
          </table:table-cell>
          <table:table-cell table:formula="of:=[.G123]-[.C123]" office:value-type="float" office:value="0.00000836845577611989">
            <text:p>8.36845577611989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19">
            <text:p>1.19</text:p>
          </table:table-cell>
          <table:table-cell office:value-type="float" office:value="1.18298112415">
            <text:p>1.1829811242</text:p>
          </table:table-cell>
          <table:table-cell office:value-type="float" office:value="1.18951">
            <text:p>1.18951</text:p>
          </table:table-cell>
          <table:table-cell/>
          <table:table-cell table:formula="of:=[.D124]-[.C124]" office:value-type="float" office:value="0.00652887585000017">
            <text:p>0.0065288759</text:p>
          </table:table-cell>
          <table:table-cell table:formula="of:=[.$P$3]+[.D124]*[.$P$2]" office:value-type="float" office:value="1.18298754595604">
            <text:p>1.182987546</text:p>
          </table:table-cell>
          <table:table-cell table:formula="of:=[.G124]-[.C124]" office:value-type="float" office:value="0.00000642180603871445">
            <text:p>6.42180603871445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1.19297056459">
            <text:p>1.1929705646</text:p>
          </table:table-cell>
          <table:table-cell office:value-type="float" office:value="1.1995">
            <text:p>1.1995</text:p>
          </table:table-cell>
          <table:table-cell/>
          <table:table-cell table:formula="of:=[.D125]-[.C125]" office:value-type="float" office:value="0.00652943541000006">
            <text:p>0.0065294354</text:p>
          </table:table-cell>
          <table:table-cell table:formula="of:=[.$P$3]+[.D125]*[.$P$2]" office:value-type="float" office:value="1.1929812982363">
            <text:p>1.1929812982</text:p>
          </table:table-cell>
          <table:table-cell table:formula="of:=[.G125]-[.C125]" office:value-type="float" office:value="0.0000107336463008867">
            <text:p>1.07336463008867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21">
            <text:p>1.21</text:p>
          </table:table-cell>
          <table:table-cell office:value-type="float" office:value="1.20296529494">
            <text:p>1.2029652949</text:p>
          </table:table-cell>
          <table:table-cell office:value-type="float" office:value="1.20949">
            <text:p>1.20949</text:p>
          </table:table-cell>
          <table:table-cell/>
          <table:table-cell table:formula="of:=[.D126]-[.C126]" office:value-type="float" office:value="0.00652470505999991">
            <text:p>0.0065247051</text:p>
          </table:table-cell>
          <table:table-cell table:formula="of:=[.$P$3]+[.D126]*[.$P$2]" office:value-type="float" office:value="1.20297505051656">
            <text:p>1.2029750505</text:p>
          </table:table-cell>
          <table:table-cell table:formula="of:=[.G126]-[.C126]" office:value-type="float" office:value="0.00000975557656324177">
            <text:p>9.75557656324177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22">
            <text:p>1.22</text:p>
          </table:table-cell>
          <table:table-cell office:value-type="float" office:value="1.21296617202">
            <text:p>1.212966172</text:p>
          </table:table-cell>
          <table:table-cell office:value-type="float" office:value="1.21949">
            <text:p>1.21949</text:p>
          </table:table-cell>
          <table:table-cell/>
          <table:table-cell table:formula="of:=[.D127]-[.C127]" office:value-type="float" office:value="0.00652382797999995">
            <text:p>0.006523828</text:p>
          </table:table-cell>
          <table:table-cell table:formula="of:=[.$P$3]+[.D127]*[.$P$2]" office:value-type="float" office:value="1.21297880655286">
            <text:p>1.2129788066</text:p>
          </table:table-cell>
          <table:table-cell table:formula="of:=[.G127]-[.C127]" office:value-type="float" office:value="0.0000126345328621547">
            <text:p>1.26345328621547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23">
            <text:p>1.23</text:p>
          </table:table-cell>
          <table:table-cell office:value-type="float" office:value="1.22296364047">
            <text:p>1.2229636405</text:p>
          </table:table-cell>
          <table:table-cell office:value-type="float" office:value="1.22948">
            <text:p>1.22948</text:p>
          </table:table-cell>
          <table:table-cell/>
          <table:table-cell table:formula="of:=[.D128]-[.C128]" office:value-type="float" office:value="0.00651635953000018">
            <text:p>0.0065163595</text:p>
          </table:table-cell>
          <table:table-cell table:formula="of:=[.$P$3]+[.D128]*[.$P$2]" office:value-type="float" office:value="1.22297255883312">
            <text:p>1.2229725588</text:p>
          </table:table-cell>
          <table:table-cell table:formula="of:=[.G128]-[.C128]" office:value-type="float" office:value="0.00000891836312466587">
            <text:p>8.91836312466587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24">
            <text:p>1.24</text:p>
          </table:table-cell>
          <table:table-cell office:value-type="float" office:value="1.23295140453">
            <text:p>1.2329514045</text:p>
          </table:table-cell>
          <table:table-cell office:value-type="float" office:value="1.23946">
            <text:p>1.23946</text:p>
          </table:table-cell>
          <table:table-cell/>
          <table:table-cell table:formula="of:=[.D129]-[.C129]" office:value-type="float" office:value="0.00650859546999993">
            <text:p>0.0065085955</text:p>
          </table:table-cell>
          <table:table-cell table:formula="of:=[.$P$3]+[.D129]*[.$P$2]" office:value-type="float" office:value="1.23295630735735">
            <text:p>1.2329563074</text:p>
          </table:table-cell>
          <table:table-cell table:formula="of:=[.G129]-[.C129]" office:value-type="float" office:value="0.0000049028273507723">
            <text:p>4.9028273507723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25">
            <text:p>1.25</text:p>
          </table:table-cell>
          <table:table-cell office:value-type="float" office:value="1.24295015819">
            <text:p>1.2429501582</text:p>
          </table:table-cell>
          <table:table-cell office:value-type="float" office:value="1.24946">
            <text:p>1.24946</text:p>
          </table:table-cell>
          <table:table-cell/>
          <table:table-cell table:formula="of:=[.D130]-[.C130]" office:value-type="float" office:value="0.00650984181000003">
            <text:p>0.0065098418</text:p>
          </table:table-cell>
          <table:table-cell table:formula="of:=[.$P$3]+[.D130]*[.$P$2]" office:value-type="float" office:value="1.24296006339365">
            <text:p>1.2429600634</text:p>
          </table:table-cell>
          <table:table-cell table:formula="of:=[.G130]-[.C130]" office:value-type="float" office:value="0.00000990520364951841">
            <text:p>9.90520364951841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26">
            <text:p>1.26</text:p>
          </table:table-cell>
          <table:table-cell office:value-type="float" office:value="1.25294937752">
            <text:p>1.2529493775</text:p>
          </table:table-cell>
          <table:table-cell office:value-type="float" office:value="1.25945">
            <text:p>1.25945</text:p>
          </table:table-cell>
          <table:table-cell/>
          <table:table-cell table:formula="of:=[.D131]-[.C131]" office:value-type="float" office:value="0.00650062247999994">
            <text:p>0.0065006225</text:p>
          </table:table-cell>
          <table:table-cell table:formula="of:=[.$P$3]+[.D131]*[.$P$2]" office:value-type="float" office:value="1.25295381567391">
            <text:p>1.2529538157</text:p>
          </table:table-cell>
          <table:table-cell table:formula="of:=[.G131]-[.C131]" office:value-type="float" office:value="0.00000443815391193425">
            <text:p>4.43815391193425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27">
            <text:p>1.27</text:p>
          </table:table-cell>
          <table:table-cell office:value-type="float" office:value="1.26293768175">
            <text:p>1.2629376818</text:p>
          </table:table-cell>
          <table:table-cell office:value-type="float" office:value="1.26944">
            <text:p>1.26944</text:p>
          </table:table-cell>
          <table:table-cell/>
          <table:table-cell table:formula="of:=[.D132]-[.C132]" office:value-type="float" office:value="0.00650231824999992">
            <text:p>0.0065023182</text:p>
          </table:table-cell>
          <table:table-cell table:formula="of:=[.$P$3]+[.D132]*[.$P$2]" office:value-type="float" office:value="1.26294756795417">
            <text:p>1.262947568</text:p>
          </table:table-cell>
          <table:table-cell table:formula="of:=[.G132]-[.C132]" office:value-type="float" office:value="0.0000098862041744141">
            <text:p>9.8862041744141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28">
            <text:p>1.28</text:p>
          </table:table-cell>
          <table:table-cell office:value-type="float" office:value="1.27293338068">
            <text:p>1.2729333807</text:p>
          </table:table-cell>
          <table:table-cell office:value-type="float" office:value="1.27943">
            <text:p>1.27943</text:p>
          </table:table-cell>
          <table:table-cell/>
          <table:table-cell table:formula="of:=[.D133]-[.C133]" office:value-type="float" office:value="0.00649661932000001">
            <text:p>0.0064966193</text:p>
          </table:table-cell>
          <table:table-cell table:formula="of:=[.$P$3]+[.D133]*[.$P$2]" office:value-type="float" office:value="1.27294132023444">
            <text:p>1.2729413202</text:p>
          </table:table-cell>
          <table:table-cell table:formula="of:=[.G133]-[.C133]" office:value-type="float" office:value="0.00000793955443678662">
            <text:p>7.93955443678662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29">
            <text:p>1.29</text:p>
          </table:table-cell>
          <table:table-cell office:value-type="float" office:value="1.28300896846">
            <text:p>1.2830089685</text:p>
          </table:table-cell>
          <table:table-cell office:value-type="float" office:value="1.2895">
            <text:p>1.2895</text:p>
          </table:table-cell>
          <table:table-cell/>
          <table:table-cell table:formula="of:=[.D134]-[.C134]" office:value-type="float" office:value="0.00649103154000019">
            <text:p>0.0064910315</text:p>
          </table:table-cell>
          <table:table-cell table:formula="of:=[.$P$3]+[.D134]*[.$P$2]" office:value-type="float" office:value="1.28301510256299">
            <text:p>1.2830151026</text:p>
          </table:table-cell>
          <table:table-cell table:formula="of:=[.G134]-[.C134]" office:value-type="float" office:value="0.00000613410298999639">
            <text:p>6.13410298999639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  <table:table-cell office:value-type="float" office:value="1.29300414585">
            <text:p>1.2930041459</text:p>
          </table:table-cell>
          <table:table-cell office:value-type="float" office:value="1.29949">
            <text:p>1.29949</text:p>
          </table:table-cell>
          <table:table-cell/>
          <table:table-cell table:formula="of:=[.D135]-[.C135]" office:value-type="float" office:value="0.00648585415000014">
            <text:p>0.0064858542</text:p>
          </table:table-cell>
          <table:table-cell table:formula="of:=[.$P$3]+[.D135]*[.$P$2]" office:value-type="float" office:value="1.29300885484325">
            <text:p>1.2930088548</text:p>
          </table:table-cell>
          <table:table-cell table:formula="of:=[.G135]-[.C135]" office:value-type="float" office:value="0.00000470899325222263">
            <text:p>0.000004709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31">
            <text:p>1.31</text:p>
          </table:table-cell>
          <table:table-cell office:value-type="float" office:value="1.30299146287">
            <text:p>1.3029914629</text:p>
          </table:table-cell>
          <table:table-cell office:value-type="float" office:value="1.30947">
            <text:p>1.30947</text:p>
          </table:table-cell>
          <table:table-cell/>
          <table:table-cell table:formula="of:=[.D136]-[.C136]" office:value-type="float" office:value="0.00647853713000002">
            <text:p>0.0064785371</text:p>
          </table:table-cell>
          <table:table-cell table:formula="of:=[.$P$3]+[.D136]*[.$P$2]" office:value-type="float" office:value="1.30299260336748">
            <text:p>1.3029926034</text:p>
          </table:table-cell>
          <table:table-cell table:formula="of:=[.G136]-[.C136]" office:value-type="float" office:value="0.00000114049747823586">
            <text:p>1.14049747823586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32">
            <text:p>1.32</text:p>
          </table:table-cell>
          <table:table-cell office:value-type="float" office:value="1.31298185326">
            <text:p>1.3129818533</text:p>
          </table:table-cell>
          <table:table-cell office:value-type="float" office:value="1.31946">
            <text:p>1.31946</text:p>
          </table:table-cell>
          <table:table-cell/>
          <table:table-cell table:formula="of:=[.D137]-[.C137]" office:value-type="float" office:value="0.00647814674000014">
            <text:p>0.0064781467</text:p>
          </table:table-cell>
          <table:table-cell table:formula="of:=[.$P$3]+[.D137]*[.$P$2]" office:value-type="float" office:value="1.31298635564774">
            <text:p>1.3129863556</text:p>
          </table:table-cell>
          <table:table-cell table:formula="of:=[.G137]-[.C137]" office:value-type="float" office:value="0.00000450238774085676">
            <text:p>4.50238774085676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33">
            <text:p>1.33</text:p>
          </table:table-cell>
          <table:table-cell office:value-type="float" office:value="1.32298386656">
            <text:p>1.3229838666</text:p>
          </table:table-cell>
          <table:table-cell office:value-type="float" office:value="1.32946">
            <text:p>1.32946</text:p>
          </table:table-cell>
          <table:table-cell/>
          <table:table-cell table:formula="of:=[.D138]-[.C138]" office:value-type="float" office:value="0.00647613344000009">
            <text:p>0.0064761334</text:p>
          </table:table-cell>
          <table:table-cell table:formula="of:=[.$P$3]+[.D138]*[.$P$2]" office:value-type="float" office:value="1.32299011168404">
            <text:p>1.3229901117</text:p>
          </table:table-cell>
          <table:table-cell table:formula="of:=[.G138]-[.C138]" office:value-type="float" office:value="0.00000624512403968325">
            <text:p>6.24512403968325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34">
            <text:p>1.34</text:p>
          </table:table-cell>
          <table:table-cell office:value-type="float" office:value="1.33297554217">
            <text:p>1.3329755422</text:p>
          </table:table-cell>
          <table:table-cell office:value-type="float" office:value="1.33945">
            <text:p>1.33945</text:p>
          </table:table-cell>
          <table:table-cell/>
          <table:table-cell table:formula="of:=[.D139]-[.C139]" office:value-type="float" office:value="0.00647445783">
            <text:p>0.0064744578</text:p>
          </table:table-cell>
          <table:table-cell table:formula="of:=[.$P$3]+[.D139]*[.$P$2]" office:value-type="float" office:value="1.3329838639643">
            <text:p>1.332983864</text:p>
          </table:table-cell>
          <table:table-cell table:formula="of:=[.G139]-[.C139]" office:value-type="float" office:value="0.00000832179430187985">
            <text:p>8.32179430187985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35">
            <text:p>1.35</text:p>
          </table:table-cell>
          <table:table-cell office:value-type="float" office:value="1.34296557866">
            <text:p>1.3429655787</text:p>
          </table:table-cell>
          <table:table-cell office:value-type="float" office:value="1.34943">
            <text:p>1.34943</text:p>
          </table:table-cell>
          <table:table-cell/>
          <table:table-cell table:formula="of:=[.D140]-[.C140]" office:value-type="float" office:value="0.00646442134000003">
            <text:p>0.0064644213</text:p>
          </table:table-cell>
          <table:table-cell table:formula="of:=[.$P$3]+[.D140]*[.$P$2]" office:value-type="float" office:value="1.34296761248853">
            <text:p>1.3429676125</text:p>
          </table:table-cell>
          <table:table-cell table:formula="of:=[.G140]-[.C140]" office:value-type="float" office:value="0.0000020338285282584">
            <text:p>2.0338285282584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36">
            <text:p>1.36</text:p>
          </table:table-cell>
          <table:table-cell office:value-type="float" office:value="1.35296237655">
            <text:p>1.3529623766</text:p>
          </table:table-cell>
          <table:table-cell office:value-type="float" office:value="1.35943">
            <text:p>1.35943</text:p>
          </table:table-cell>
          <table:table-cell/>
          <table:table-cell table:formula="of:=[.D141]-[.C141]" office:value-type="float" office:value="0.00646762345000029">
            <text:p>0.0064676235</text:p>
          </table:table-cell>
          <table:table-cell table:formula="of:=[.$P$3]+[.D141]*[.$P$2]" office:value-type="float" office:value="1.35297136852483">
            <text:p>1.3529713685</text:p>
          </table:table-cell>
          <table:table-cell table:formula="of:=[.G141]-[.C141]" office:value-type="float" office:value="0.00000899197482717717">
            <text:p>0.000008992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37">
            <text:p>1.37</text:p>
          </table:table-cell>
          <table:table-cell office:value-type="float" office:value="1.36296390556">
            <text:p>1.3629639056</text:p>
          </table:table-cell>
          <table:table-cell office:value-type="float" office:value="1.36942">
            <text:p>1.36942</text:p>
          </table:table-cell>
          <table:table-cell/>
          <table:table-cell table:formula="of:=[.D142]-[.C142]" office:value-type="float" office:value="0.00645609444000006">
            <text:p>0.0064560944</text:p>
          </table:table-cell>
          <table:table-cell table:formula="of:=[.$P$3]+[.D142]*[.$P$2]" office:value-type="float" office:value="1.36296512080509">
            <text:p>1.3629651208</text:p>
          </table:table-cell>
          <table:table-cell table:formula="of:=[.G142]-[.C142]" office:value-type="float" office:value="0.00000121524508944759">
            <text:p>1.21524508944759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38">
            <text:p>1.38</text:p>
          </table:table-cell>
          <table:table-cell office:value-type="float" office:value="1.37295712717">
            <text:p>1.3729571272</text:p>
          </table:table-cell>
          <table:table-cell office:value-type="float" office:value="1.37942">
            <text:p>1.37942</text:p>
          </table:table-cell>
          <table:table-cell/>
          <table:table-cell table:formula="of:=[.D143]-[.C143]" office:value-type="float" office:value="0.00646287283000024">
            <text:p>0.0064628728</text:p>
          </table:table-cell>
          <table:table-cell table:formula="of:=[.$P$3]+[.D143]*[.$P$2]" office:value-type="float" office:value="1.37296887684139">
            <text:p>1.3729688768</text:p>
          </table:table-cell>
          <table:table-cell table:formula="of:=[.G143]-[.C143]" office:value-type="float" office:value="0.0000117496713882836">
            <text:p>1.17496713882836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39">
            <text:p>1.39</text:p>
          </table:table-cell>
          <table:table-cell office:value-type="float" office:value="1.38294504024">
            <text:p>1.3829450402</text:p>
          </table:table-cell>
          <table:table-cell office:value-type="float" office:value="1.3894">
            <text:p>1.3894</text:p>
          </table:table-cell>
          <table:table-cell/>
          <table:table-cell table:formula="of:=[.D144]-[.C144]" office:value-type="float" office:value="0.00645495975999988">
            <text:p>0.0064549598</text:p>
          </table:table-cell>
          <table:table-cell table:formula="of:=[.$P$3]+[.D144]*[.$P$2]" office:value-type="float" office:value="1.38295262536561">
            <text:p>1.3829526254</text:p>
          </table:table-cell>
          <table:table-cell table:formula="of:=[.G144]-[.C144]" office:value-type="float" office:value="0.00000758512561405134">
            <text:p>7.58512561405134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  <table:table-cell office:value-type="float" office:value="1.39293937944">
            <text:p>1.3929393794</text:p>
          </table:table-cell>
          <table:table-cell office:value-type="float" office:value="1.39939">
            <text:p>1.39939</text:p>
          </table:table-cell>
          <table:table-cell/>
          <table:table-cell table:formula="of:=[.D145]-[.C145]" office:value-type="float" office:value="0.0064506205599999">
            <text:p>0.0064506206</text:p>
          </table:table-cell>
          <table:table-cell table:formula="of:=[.$P$3]+[.D145]*[.$P$2]" office:value-type="float" office:value="1.39294637764588">
            <text:p>1.3929463776</text:p>
          </table:table-cell>
          <table:table-cell table:formula="of:=[.G145]-[.C145]" office:value-type="float" office:value="0.00000699820587657385">
            <text:p>6.99820587657385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41">
            <text:p>1.41</text:p>
          </table:table-cell>
          <table:table-cell office:value-type="float" office:value="1.40293606557">
            <text:p>1.4029360656</text:p>
          </table:table-cell>
          <table:table-cell office:value-type="float" office:value="1.40938">
            <text:p>1.40938</text:p>
          </table:table-cell>
          <table:table-cell/>
          <table:table-cell table:formula="of:=[.D146]-[.C146]" office:value-type="float" office:value="0.00644393443000002">
            <text:p>0.0064439344</text:p>
          </table:table-cell>
          <table:table-cell table:formula="of:=[.$P$3]+[.D146]*[.$P$2]" office:value-type="float" office:value="1.40294012992614">
            <text:p>1.4029401299</text:p>
          </table:table-cell>
          <table:table-cell table:formula="of:=[.G146]-[.C146]" office:value-type="float" office:value="0.00000406435613919953">
            <text:p>4.06435613919953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42">
            <text:p>1.42</text:p>
          </table:table-cell>
          <table:table-cell office:value-type="float" office:value="1.4129276108">
            <text:p>1.4129276108</text:p>
          </table:table-cell>
          <table:table-cell office:value-type="float" office:value="1.41937">
            <text:p>1.41937</text:p>
          </table:table-cell>
          <table:table-cell/>
          <table:table-cell table:formula="of:=[.D147]-[.C147]" office:value-type="float" office:value="0.00644238920000007">
            <text:p>0.0064423892</text:p>
          </table:table-cell>
          <table:table-cell table:formula="of:=[.$P$3]+[.D147]*[.$P$2]" office:value-type="float" office:value="1.4129338822064">
            <text:p>1.4129338822</text:p>
          </table:table-cell>
          <table:table-cell table:formula="of:=[.G147]-[.C147]" office:value-type="float" office:value="0.00000627140640174773">
            <text:p>6.27140640174773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43">
            <text:p>1.43</text:p>
          </table:table-cell>
          <table:table-cell office:value-type="float" office:value="1.42299219035">
            <text:p>1.4229921904</text:p>
          </table:table-cell>
          <table:table-cell office:value-type="float" office:value="1.42943">
            <text:p>1.42943</text:p>
          </table:table-cell>
          <table:table-cell/>
          <table:table-cell table:formula="of:=[.D148]-[.C148]" office:value-type="float" office:value="0.00643780964999996">
            <text:p>0.0064378096</text:p>
          </table:table-cell>
          <table:table-cell table:formula="of:=[.$P$3]+[.D148]*[.$P$2]" office:value-type="float" office:value="1.42299766077892">
            <text:p>1.4229976608</text:p>
          </table:table-cell>
          <table:table-cell table:formula="of:=[.G148]-[.C148]" office:value-type="float" office:value="0.00000547042891807514">
            <text:p>5.47042891807514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44">
            <text:p>1.44</text:p>
          </table:table-cell>
          <table:table-cell office:value-type="float" office:value="1.4329901617">
            <text:p>1.4329901617</text:p>
          </table:table-cell>
          <table:table-cell office:value-type="float" office:value="1.43942">
            <text:p>1.43942</text:p>
          </table:table-cell>
          <table:table-cell/>
          <table:table-cell table:formula="of:=[.D149]-[.C149]" office:value-type="float" office:value="0.0064298383000001">
            <text:p>0.0064298383</text:p>
          </table:table-cell>
          <table:table-cell table:formula="of:=[.$P$3]+[.D149]*[.$P$2]" office:value-type="float" office:value="1.43299141305918">
            <text:p>1.4329914131</text:p>
          </table:table-cell>
          <table:table-cell table:formula="of:=[.G149]-[.C149]" office:value-type="float" office:value="0.00000125135918072061">
            <text:p>1.25135918072061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  <table:table-cell office:value-type="float" office:value="1.44298943691">
            <text:p>1.4429894369</text:p>
          </table:table-cell>
          <table:table-cell office:value-type="float" office:value="1.44942">
            <text:p>1.44942</text:p>
          </table:table-cell>
          <table:table-cell/>
          <table:table-cell table:formula="of:=[.D150]-[.C150]" office:value-type="float" office:value="0.0064305630899999">
            <text:p>0.0064305631</text:p>
          </table:table-cell>
          <table:table-cell table:formula="of:=[.$P$3]+[.D150]*[.$P$2]" office:value-type="float" office:value="1.44299516909548">
            <text:p>1.4429951691</text:p>
          </table:table-cell>
          <table:table-cell table:formula="of:=[.G150]-[.C150]" office:value-type="float" office:value="0.00000573218547939014">
            <text:p>5.73218547939014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46">
            <text:p>1.46</text:p>
          </table:table-cell>
          <table:table-cell office:value-type="float" office:value="1.45298854448">
            <text:p>1.4529885445</text:p>
          </table:table-cell>
          <table:table-cell office:value-type="float" office:value="1.45942">
            <text:p>1.45942</text:p>
          </table:table-cell>
          <table:table-cell/>
          <table:table-cell table:formula="of:=[.D151]-[.C151]" office:value-type="float" office:value="0.00643145552000024">
            <text:p>0.0064314555</text:p>
          </table:table-cell>
          <table:table-cell table:formula="of:=[.$P$3]+[.D151]*[.$P$2]" office:value-type="float" office:value="1.45299892513178">
            <text:p>1.4529989251</text:p>
          </table:table-cell>
          <table:table-cell table:formula="of:=[.G151]-[.C151]" office:value-type="float" office:value="0.0000103806517783855">
            <text:p>1.03806517783855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47">
            <text:p>1.47</text:p>
          </table:table-cell>
          <table:table-cell office:value-type="float" office:value="1.46297250874">
            <text:p>1.4629725087</text:p>
          </table:table-cell>
          <table:table-cell office:value-type="float" office:value="1.4694">
            <text:p>1.4694</text:p>
          </table:table-cell>
          <table:table-cell/>
          <table:table-cell table:formula="of:=[.D152]-[.C152]" office:value-type="float" office:value="0.00642749125999997">
            <text:p>0.0064274913</text:p>
          </table:table-cell>
          <table:table-cell table:formula="of:=[.$P$3]+[.D152]*[.$P$2]" office:value-type="float" office:value="1.462982673656">
            <text:p>1.4629826737</text:p>
          </table:table-cell>
          <table:table-cell table:formula="of:=[.G152]-[.C152]" office:value-type="float" office:value="0.0000101649160042516">
            <text:p>1.01649160042516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  <table:table-cell office:value-type="float" office:value="1.47296906449">
            <text:p>1.4729690645</text:p>
          </table:table-cell>
          <table:table-cell office:value-type="float" office:value="1.47939">
            <text:p>1.47939</text:p>
          </table:table-cell>
          <table:table-cell/>
          <table:table-cell table:formula="of:=[.D153]-[.C153]" office:value-type="float" office:value="0.00642093551">
            <text:p>0.0064209355</text:p>
          </table:table-cell>
          <table:table-cell table:formula="of:=[.$P$3]+[.D153]*[.$P$2]" office:value-type="float" office:value="1.47297642593627">
            <text:p>1.4729764259</text:p>
          </table:table-cell>
          <table:table-cell table:formula="of:=[.G153]-[.C153]" office:value-type="float" office:value="0.00000736144626678481">
            <text:p>7.36144626678481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1.4829671476">
            <text:p>1.4829671476</text:p>
          </table:table-cell>
          <table:table-cell office:value-type="float" office:value="1.48938">
            <text:p>1.48938</text:p>
          </table:table-cell>
          <table:table-cell/>
          <table:table-cell table:formula="of:=[.D154]-[.C154]" office:value-type="float" office:value="0.0064128524">
            <text:p>0.0064128524</text:p>
          </table:table-cell>
          <table:table-cell table:formula="of:=[.$P$3]+[.D154]*[.$P$2]" office:value-type="float" office:value="1.48297017821653">
            <text:p>1.4829701782</text:p>
          </table:table-cell>
          <table:table-cell table:formula="of:=[.G154]-[.C154]" office:value-type="float" office:value="0.00000303061652928704">
            <text:p>3.03061652928704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1.49296223186">
            <text:p>1.4929622319</text:p>
          </table:table-cell>
          <table:table-cell office:value-type="float" office:value="1.49938">
            <text:p>1.49938</text:p>
          </table:table-cell>
          <table:table-cell/>
          <table:table-cell table:formula="of:=[.D155]-[.C155]" office:value-type="float" office:value="0.00641776813999995">
            <text:p>0.0064177681</text:p>
          </table:table-cell>
          <table:table-cell table:formula="of:=[.$P$3]+[.D155]*[.$P$2]" office:value-type="float" office:value="1.49297393425283">
            <text:p>1.4929739343</text:p>
          </table:table-cell>
          <table:table-cell table:formula="of:=[.G155]-[.C155]" office:value-type="float" office:value="0.0000117023928278837">
            <text:p>1.17023928278837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  <table:table-cell office:value-type="float" office:value="1.50295042433">
            <text:p>1.5029504243</text:p>
          </table:table-cell>
          <table:table-cell office:value-type="float" office:value="1.50936">
            <text:p>1.50936</text:p>
          </table:table-cell>
          <table:table-cell/>
          <table:table-cell table:formula="of:=[.D156]-[.C156]" office:value-type="float" office:value="0.00640957567000022">
            <text:p>0.0064095757</text:p>
          </table:table-cell>
          <table:table-cell table:formula="of:=[.$P$3]+[.D156]*[.$P$2]" office:value-type="float" office:value="1.50295768277705">
            <text:p>1.5029576828</text:p>
          </table:table-cell>
          <table:table-cell table:formula="of:=[.G156]-[.C156]" office:value-type="float" office:value="0.00000725844705429246">
            <text:p>7.25844705429246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  <table:table-cell office:value-type="float" office:value="1.51294634677">
            <text:p>1.5129463468</text:p>
          </table:table-cell>
          <table:table-cell office:value-type="float" office:value="1.51935">
            <text:p>1.51935</text:p>
          </table:table-cell>
          <table:table-cell/>
          <table:table-cell table:formula="of:=[.D157]-[.C157]" office:value-type="float" office:value="0.00640365323000025">
            <text:p>0.0064036532</text:p>
          </table:table-cell>
          <table:table-cell table:formula="of:=[.$P$3]+[.D157]*[.$P$2]" office:value-type="float" office:value="1.51295143505732">
            <text:p>1.5129514351</text:p>
          </table:table-cell>
          <table:table-cell table:formula="of:=[.G157]-[.C157]" office:value-type="float" office:value="0.00000508828731682343">
            <text:p>5.08828731682343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53">
            <text:p>1.53</text:p>
          </table:table-cell>
          <table:table-cell office:value-type="float" office:value="1.52294552885">
            <text:p>1.5229455289</text:p>
          </table:table-cell>
          <table:table-cell office:value-type="float" office:value="1.52935">
            <text:p>1.52935</text:p>
          </table:table-cell>
          <table:table-cell/>
          <table:table-cell table:formula="of:=[.D158]-[.C158]" office:value-type="float" office:value="0.00640447114999998">
            <text:p>0.0064044711</text:p>
          </table:table-cell>
          <table:table-cell table:formula="of:=[.$P$3]+[.D158]*[.$P$2]" office:value-type="float" office:value="1.52295519109362">
            <text:p>1.5229551911</text:p>
          </table:table-cell>
          <table:table-cell table:formula="of:=[.G158]-[.C158]" office:value-type="float" office:value="0.00000966224361520496">
            <text:p>9.66224361520496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54">
            <text:p>1.54</text:p>
          </table:table-cell>
          <table:table-cell office:value-type="float" office:value="1.53294201009">
            <text:p>1.5329420101</text:p>
          </table:table-cell>
          <table:table-cell office:value-type="float" office:value="1.53934">
            <text:p>1.53934</text:p>
          </table:table-cell>
          <table:table-cell/>
          <table:table-cell table:formula="of:=[.D159]-[.C159]" office:value-type="float" office:value="0.00639798991000018">
            <text:p>0.0063979899</text:p>
          </table:table-cell>
          <table:table-cell table:formula="of:=[.$P$3]+[.D159]*[.$P$2]" office:value-type="float" office:value="1.53294894337388">
            <text:p>1.5329489434</text:p>
          </table:table-cell>
          <table:table-cell table:formula="of:=[.G159]-[.C159]" office:value-type="float" office:value="0.00000693328387790793">
            <text:p>6.93328387790793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55">
            <text:p>1.55</text:p>
          </table:table-cell>
          <table:table-cell office:value-type="float" office:value="1.54292904772">
            <text:p>1.5429290477</text:p>
          </table:table-cell>
          <table:table-cell office:value-type="float" office:value="1.54932">
            <text:p>1.54932</text:p>
          </table:table-cell>
          <table:table-cell/>
          <table:table-cell table:formula="of:=[.D160]-[.C160]" office:value-type="float" office:value="0.00639095228000008">
            <text:p>0.0063909523</text:p>
          </table:table-cell>
          <table:table-cell table:formula="of:=[.$P$3]+[.D160]*[.$P$2]" office:value-type="float" office:value="1.5429326918981">
            <text:p>1.5429326919</text:p>
          </table:table-cell>
          <table:table-cell table:formula="of:=[.G160]-[.C160]" office:value-type="float" office:value="0.00000364417810394535">
            <text:p>3.64417810394535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56">
            <text:p>1.56</text:p>
          </table:table-cell>
          <table:table-cell office:value-type="float" office:value="1.55292670242">
            <text:p>1.5529267024</text:p>
          </table:table-cell>
          <table:table-cell office:value-type="float" office:value="1.55932">
            <text:p>1.55932</text:p>
          </table:table-cell>
          <table:table-cell/>
          <table:table-cell table:formula="of:=[.D161]-[.C161]" office:value-type="float" office:value="0.00639329758000007">
            <text:p>0.0063932976</text:p>
          </table:table-cell>
          <table:table-cell table:formula="of:=[.$P$3]+[.D161]*[.$P$2]" office:value-type="float" office:value="1.5529364479344">
            <text:p>1.5529364479</text:p>
          </table:table-cell>
          <table:table-cell table:formula="of:=[.G161]-[.C161]" office:value-type="float" office:value="0.00000974551440280358">
            <text:p>9.74551440280358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57">
            <text:p>1.57</text:p>
          </table:table-cell>
          <table:table-cell office:value-type="float" office:value="1.5629191231">
            <text:p>1.5629191231</text:p>
          </table:table-cell>
          <table:table-cell office:value-type="float" office:value="1.56931">
            <text:p>1.56931</text:p>
          </table:table-cell>
          <table:table-cell/>
          <table:table-cell table:formula="of:=[.D162]-[.C162]" office:value-type="float" office:value="0.00639087690000029">
            <text:p>0.0063908769</text:p>
          </table:table-cell>
          <table:table-cell table:formula="of:=[.$P$3]+[.D162]*[.$P$2]" office:value-type="float" office:value="1.56293020021467">
            <text:p>1.5629302002</text:p>
          </table:table-cell>
          <table:table-cell table:formula="of:=[.G162]-[.C162]" office:value-type="float" office:value="0.0000110771146655253">
            <text:p>1.10771146655253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58">
            <text:p>1.58</text:p>
          </table:table-cell>
          <table:table-cell office:value-type="float" office:value="1.57298815437">
            <text:p>1.5729881544</text:p>
          </table:table-cell>
          <table:table-cell office:value-type="float" office:value="1.57937">
            <text:p>1.57937</text:p>
          </table:table-cell>
          <table:table-cell/>
          <table:table-cell table:formula="of:=[.D163]-[.C163]" office:value-type="float" office:value="0.00638184562999999">
            <text:p>0.0063818456</text:p>
          </table:table-cell>
          <table:table-cell table:formula="of:=[.$P$3]+[.D163]*[.$P$2]" office:value-type="float" office:value="1.57299397878718">
            <text:p>1.5729939788</text:p>
          </table:table-cell>
          <table:table-cell table:formula="of:=[.G163]-[.C163]" office:value-type="float" office:value="0.00000582441718166571">
            <text:p>5.82441718166571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59">
            <text:p>1.59</text:p>
          </table:table-cell>
          <table:table-cell office:value-type="float" office:value="1.58297908492">
            <text:p>1.5829790849</text:p>
          </table:table-cell>
          <table:table-cell office:value-type="float" office:value="1.58936">
            <text:p>1.58936</text:p>
          </table:table-cell>
          <table:table-cell/>
          <table:table-cell table:formula="of:=[.D164]-[.C164]" office:value-type="float" office:value="0.00638091508000027">
            <text:p>0.0063809151</text:p>
          </table:table-cell>
          <table:table-cell table:formula="of:=[.$P$3]+[.D164]*[.$P$2]" office:value-type="float" office:value="1.58298773106744">
            <text:p>1.5829877311</text:p>
          </table:table-cell>
          <table:table-cell table:formula="of:=[.G164]-[.C164]" office:value-type="float" office:value="0.00000864614744444658">
            <text:p>8.64614744444658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6">
            <text:p>1.6</text:p>
          </table:table-cell>
          <table:table-cell office:value-type="float" office:value="1.59297264181">
            <text:p>1.5929726418</text:p>
          </table:table-cell>
          <table:table-cell office:value-type="float" office:value="1.59935">
            <text:p>1.59935</text:p>
          </table:table-cell>
          <table:table-cell/>
          <table:table-cell table:formula="of:=[.D165]-[.C165]" office:value-type="float" office:value="0.00637735819000018">
            <text:p>0.0063773582</text:p>
          </table:table-cell>
          <table:table-cell table:formula="of:=[.$P$3]+[.D165]*[.$P$2]" office:value-type="float" office:value="1.59298148334771">
            <text:p>1.5929814833</text:p>
          </table:table-cell>
          <table:table-cell table:formula="of:=[.G165]-[.C165]" office:value-type="float" office:value="0.00000884153770686069">
            <text:p>8.84153770686069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61">
            <text:p>1.61</text:p>
          </table:table-cell>
          <table:table-cell office:value-type="float" office:value="1.60297351889">
            <text:p>1.6029735189</text:p>
          </table:table-cell>
          <table:table-cell office:value-type="float" office:value="1.60935">
            <text:p>1.60935</text:p>
          </table:table-cell>
          <table:table-cell/>
          <table:table-cell table:formula="of:=[.D166]-[.C166]" office:value-type="float" office:value="0.00637648111000022">
            <text:p>0.0063764811</text:p>
          </table:table-cell>
          <table:table-cell table:formula="of:=[.$P$3]+[.D166]*[.$P$2]" office:value-type="float" office:value="1.60298523938401">
            <text:p>1.6029852394</text:p>
          </table:table-cell>
          <table:table-cell table:formula="of:=[.G166]-[.C166]" office:value-type="float" office:value="0.0000117204940055515">
            <text:p>1.17204940055515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62">
            <text:p>1.62</text:p>
          </table:table-cell>
          <table:table-cell office:value-type="float" office:value="1.61296612583">
            <text:p>1.6129661258</text:p>
          </table:table-cell>
          <table:table-cell office:value-type="float" office:value="1.61934">
            <text:p>1.61934</text:p>
          </table:table-cell>
          <table:table-cell/>
          <table:table-cell table:formula="of:=[.D167]-[.C167]" office:value-type="float" office:value="0.00637387417000013">
            <text:p>0.0063738742</text:p>
          </table:table-cell>
          <table:table-cell table:formula="of:=[.$P$3]+[.D167]*[.$P$2]" office:value-type="float" office:value="1.61297899166427">
            <text:p>1.6129789917</text:p>
          </table:table-cell>
          <table:table-cell table:formula="of:=[.G167]-[.C167]" office:value-type="float" office:value="0.0000128658342679611">
            <text:p>1.28658342679611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63">
            <text:p>1.63</text:p>
          </table:table-cell>
          <table:table-cell office:value-type="float" office:value="1.62295543589">
            <text:p>1.6229554359</text:p>
          </table:table-cell>
          <table:table-cell office:value-type="float" office:value="1.62932">
            <text:p>1.62932</text:p>
          </table:table-cell>
          <table:table-cell/>
          <table:table-cell table:formula="of:=[.D168]-[.C168]" office:value-type="float" office:value="0.0063645641100003">
            <text:p>0.0063645641</text:p>
          </table:table-cell>
          <table:table-cell table:formula="of:=[.$P$3]+[.D168]*[.$P$2]" office:value-type="float" office:value="1.62296274018849">
            <text:p>1.6229627402</text:p>
          </table:table-cell>
          <table:table-cell table:formula="of:=[.G168]-[.C168]" office:value-type="float" office:value="0.00000730429849427061">
            <text:p>7.30429849427061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64">
            <text:p>1.64</text:p>
          </table:table-cell>
          <table:table-cell office:value-type="float" office:value="1.63295046426">
            <text:p>1.6329504643</text:p>
          </table:table-cell>
          <table:table-cell office:value-type="float" office:value="1.63931">
            <text:p>1.63931</text:p>
          </table:table-cell>
          <table:table-cell/>
          <table:table-cell table:formula="of:=[.D169]-[.C169]" office:value-type="float" office:value="0.00635953574000014">
            <text:p>0.0063595357</text:p>
          </table:table-cell>
          <table:table-cell table:formula="of:=[.$P$3]+[.D169]*[.$P$2]" office:value-type="float" office:value="1.63295649246876">
            <text:p>1.6329564925</text:p>
          </table:table-cell>
          <table:table-cell table:formula="of:=[.G169]-[.C169]" office:value-type="float" office:value="0.00000602820875661436">
            <text:p>6.02820875661436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65">
            <text:p>1.65</text:p>
          </table:table-cell>
          <table:table-cell office:value-type="float" office:value="1.64294864051">
            <text:p>1.6429486405</text:p>
          </table:table-cell>
          <table:table-cell office:value-type="float" office:value="1.64931">
            <text:p>1.64931</text:p>
          </table:table-cell>
          <table:table-cell/>
          <table:table-cell table:formula="of:=[.D170]-[.C170]" office:value-type="float" office:value="0.00636135949000005">
            <text:p>0.0063613595</text:p>
          </table:table-cell>
          <table:table-cell table:formula="of:=[.$P$3]+[.D170]*[.$P$2]" office:value-type="float" office:value="1.64296024850506">
            <text:p>1.6429602485</text:p>
          </table:table-cell>
          <table:table-cell table:formula="of:=[.G170]-[.C170]" office:value-type="float" office:value="0.000011607995055174">
            <text:p>0.000011608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66">
            <text:p>1.66</text:p>
          </table:table-cell>
          <table:table-cell office:value-type="float" office:value="1.65294357575">
            <text:p>1.6529435758</text:p>
          </table:table-cell>
          <table:table-cell office:value-type="float" office:value="1.6593">
            <text:p>1.6593</text:p>
          </table:table-cell>
          <table:table-cell/>
          <table:table-cell table:formula="of:=[.D171]-[.C171]" office:value-type="float" office:value="0.00635642425000005">
            <text:p>0.0063564243</text:p>
          </table:table-cell>
          <table:table-cell table:formula="of:=[.$P$3]+[.D171]*[.$P$2]" office:value-type="float" office:value="1.65295400078532">
            <text:p>1.6529540008</text:p>
          </table:table-cell>
          <table:table-cell table:formula="of:=[.G171]-[.C171]" office:value-type="float" office:value="0.0000104250353176738">
            <text:p>0.00001042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67">
            <text:p>1.67</text:p>
          </table:table-cell>
          <table:table-cell office:value-type="float" office:value="1.66293668561">
            <text:p>1.6629366856</text:p>
          </table:table-cell>
          <table:table-cell office:value-type="float" office:value="1.66929">
            <text:p>1.66929</text:p>
          </table:table-cell>
          <table:table-cell/>
          <table:table-cell table:formula="of:=[.D172]-[.C172]" office:value-type="float" office:value="0.00635331439000009">
            <text:p>0.0063533144</text:p>
          </table:table-cell>
          <table:table-cell table:formula="of:=[.$P$3]+[.D172]*[.$P$2]" office:value-type="float" office:value="1.66294775306558">
            <text:p>1.6629477531</text:p>
          </table:table-cell>
          <table:table-cell table:formula="of:=[.G172]-[.C172]" office:value-type="float" office:value="0.0000110674555802159">
            <text:p>1.10674555802159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68">
            <text:p>1.68</text:p>
          </table:table-cell>
          <table:table-cell office:value-type="float" office:value="1.67293370701">
            <text:p>1.672933707</text:p>
          </table:table-cell>
          <table:table-cell office:value-type="float" office:value="1.67928">
            <text:p>1.67928</text:p>
          </table:table-cell>
          <table:table-cell/>
          <table:table-cell table:formula="of:=[.D173]-[.C173]" office:value-type="float" office:value="0.00634629299000022">
            <text:p>0.006346293</text:p>
          </table:table-cell>
          <table:table-cell table:formula="of:=[.$P$3]+[.D173]*[.$P$2]" office:value-type="float" office:value="1.67294150534584">
            <text:p>1.6729415053</text:p>
          </table:table-cell>
          <table:table-cell table:formula="of:=[.G173]-[.C173]" office:value-type="float" office:value="0.00000779833584285683">
            <text:p>7.79833584285683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69">
            <text:p>1.69</text:p>
          </table:table-cell>
          <table:table-cell office:value-type="float" office:value="1.68293030001">
            <text:p>1.6829303</text:p>
          </table:table-cell>
          <table:table-cell office:value-type="float" office:value="1.68927">
            <text:p>1.68927</text:p>
          </table:table-cell>
          <table:table-cell/>
          <table:table-cell table:formula="of:=[.D174]-[.C174]" office:value-type="float" office:value="0.00633969999000006">
            <text:p>0.0063397</text:p>
          </table:table-cell>
          <table:table-cell table:formula="of:=[.$P$3]+[.D174]*[.$P$2]" office:value-type="float" office:value="1.68293525762611">
            <text:p>1.6829352576</text:p>
          </table:table-cell>
          <table:table-cell table:formula="of:=[.G174]-[.C174]" office:value-type="float" office:value="0.00000495761610497247">
            <text:p>4.95761610497247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  <table:table-cell office:value-type="float" office:value="1.69291581027">
            <text:p>1.6929158103</text:p>
          </table:table-cell>
          <table:table-cell office:value-type="float" office:value="1.69926">
            <text:p>1.69926</text:p>
          </table:table-cell>
          <table:table-cell/>
          <table:table-cell table:formula="of:=[.D175]-[.C175]" office:value-type="float" office:value="0.00634418973000028">
            <text:p>0.0063441897</text:p>
          </table:table-cell>
          <table:table-cell table:formula="of:=[.$P$3]+[.D175]*[.$P$2]" office:value-type="float" office:value="1.69292900990637">
            <text:p>1.6929290099</text:p>
          </table:table-cell>
          <table:table-cell table:formula="of:=[.G175]-[.C175]" office:value-type="float" office:value="0.0000131996363677001">
            <text:p>1.31996363677001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71">
            <text:p>1.71</text:p>
          </table:table-cell>
          <table:table-cell office:value-type="float" office:value="1.70291326009">
            <text:p>1.7029132601</text:p>
          </table:table-cell>
          <table:table-cell office:value-type="float" office:value="1.70925">
            <text:p>1.70925</text:p>
          </table:table-cell>
          <table:table-cell/>
          <table:table-cell table:formula="of:=[.D176]-[.C176]" office:value-type="float" office:value="0.00633673991000006">
            <text:p>0.0063367399</text:p>
          </table:table-cell>
          <table:table-cell table:formula="of:=[.$P$3]+[.D176]*[.$P$2]" office:value-type="float" office:value="1.70292276218663">
            <text:p>1.7029227622</text:p>
          </table:table-cell>
          <table:table-cell table:formula="of:=[.G176]-[.C176]" office:value-type="float" office:value="0.00000950209662997636">
            <text:p>9.50209662997636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72">
            <text:p>1.72</text:p>
          </table:table-cell>
          <table:table-cell office:value-type="float" office:value="1.71298394911">
            <text:p>1.7129839491</text:p>
          </table:table-cell>
          <table:table-cell office:value-type="float" office:value="1.71932">
            <text:p>1.71932</text:p>
          </table:table-cell>
          <table:table-cell/>
          <table:table-cell table:formula="of:=[.D177]-[.C177]" office:value-type="float" office:value="0.00633605089000033">
            <text:p>0.0063360509</text:p>
          </table:table-cell>
          <table:table-cell table:formula="of:=[.$P$3]+[.D177]*[.$P$2]" office:value-type="float" office:value="1.71299654451518">
            <text:p>1.7129965445</text:p>
          </table:table-cell>
          <table:table-cell table:formula="of:=[.G177]-[.C177]" office:value-type="float" office:value="0.0000125954051830579">
            <text:p>1.25954051830579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73">
            <text:p>1.73</text:p>
          </table:table-cell>
          <table:table-cell office:value-type="float" office:value="1.72297592275">
            <text:p>1.7229759228</text:p>
          </table:table-cell>
          <table:table-cell office:value-type="float" office:value="1.7293">
            <text:p>1.7293</text:p>
          </table:table-cell>
          <table:table-cell/>
          <table:table-cell table:formula="of:=[.D178]-[.C178]" office:value-type="float" office:value="0.00632407725000017">
            <text:p>0.0063240773</text:p>
          </table:table-cell>
          <table:table-cell table:formula="of:=[.$P$3]+[.D178]*[.$P$2]" office:value-type="float" office:value="1.72298029303941">
            <text:p>1.722980293</text:p>
          </table:table-cell>
          <table:table-cell table:formula="of:=[.G178]-[.C178]" office:value-type="float" office:value="0.00000437028940902806">
            <text:p>4.37028940902806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74">
            <text:p>1.74</text:p>
          </table:table-cell>
          <table:table-cell office:value-type="float" office:value="1.73296245746">
            <text:p>1.7329624575</text:p>
          </table:table-cell>
          <table:table-cell office:value-type="float" office:value="1.73929">
            <text:p>1.73929</text:p>
          </table:table-cell>
          <table:table-cell/>
          <table:table-cell table:formula="of:=[.D179]-[.C179]" office:value-type="float" office:value="0.00632754254000001">
            <text:p>0.0063275425</text:p>
          </table:table-cell>
          <table:table-cell table:formula="of:=[.$P$3]+[.D179]*[.$P$2]" office:value-type="float" office:value="1.73297404531967">
            <text:p>1.7329740453</text:p>
          </table:table-cell>
          <table:table-cell table:formula="of:=[.G179]-[.C179]" office:value-type="float" office:value="0.0000115878596713692">
            <text:p>1.15878596713692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75">
            <text:p>1.75</text:p>
          </table:table-cell>
          <table:table-cell office:value-type="float" office:value="1.74295865931">
            <text:p>1.7429586593</text:p>
          </table:table-cell>
          <table:table-cell office:value-type="float" office:value="1.74928">
            <text:p>1.74928</text:p>
          </table:table-cell>
          <table:table-cell/>
          <table:table-cell table:formula="of:=[.D180]-[.C180]" office:value-type="float" office:value="0.00632134069000023">
            <text:p>0.0063213407</text:p>
          </table:table-cell>
          <table:table-cell table:formula="of:=[.$P$3]+[.D180]*[.$P$2]" office:value-type="float" office:value="1.74296779759993">
            <text:p>1.7429677976</text:p>
          </table:table-cell>
          <table:table-cell table:formula="of:=[.G180]-[.C180]" office:value-type="float" office:value="0.00000913828993409638">
            <text:p>9.13828993409638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76">
            <text:p>1.76</text:p>
          </table:table-cell>
          <table:table-cell office:value-type="float" office:value="1.75296052359">
            <text:p>1.7529605236</text:p>
          </table:table-cell>
          <table:table-cell office:value-type="float" office:value="1.75928">
            <text:p>1.75928</text:p>
          </table:table-cell>
          <table:table-cell/>
          <table:table-cell table:formula="of:=[.D181]-[.C181]" office:value-type="float" office:value="0.00631947640999986">
            <text:p>0.0063194764</text:p>
          </table:table-cell>
          <table:table-cell table:formula="of:=[.$P$3]+[.D181]*[.$P$2]" office:value-type="float" office:value="1.75297155363623">
            <text:p>1.7529715536</text:p>
          </table:table-cell>
          <table:table-cell table:formula="of:=[.G181]-[.C181]" office:value-type="float" office:value="0.0000110300462323742">
            <text:p>0.00001103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77">
            <text:p>1.77</text:p>
          </table:table-cell>
          <table:table-cell office:value-type="float" office:value="1.7629546579">
            <text:p>1.7629546579</text:p>
          </table:table-cell>
          <table:table-cell office:value-type="float" office:value="1.76927">
            <text:p>1.76927</text:p>
          </table:table-cell>
          <table:table-cell/>
          <table:table-cell table:formula="of:=[.D182]-[.C182]" office:value-type="float" office:value="0.00631534210000018">
            <text:p>0.0063153421</text:p>
          </table:table-cell>
          <table:table-cell table:formula="of:=[.$P$3]+[.D182]*[.$P$2]" office:value-type="float" office:value="1.7629653059165">
            <text:p>1.7629653059</text:p>
          </table:table-cell>
          <table:table-cell table:formula="of:=[.G182]-[.C182]" office:value-type="float" office:value="0.0000106480164951961">
            <text:p>0.000010648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78">
            <text:p>1.78</text:p>
          </table:table-cell>
          <table:table-cell office:value-type="float" office:value="1.77294452675">
            <text:p>1.7729445268</text:p>
          </table:table-cell>
          <table:table-cell office:value-type="float" office:value="1.77926">
            <text:p>1.77926</text:p>
          </table:table-cell>
          <table:table-cell/>
          <table:table-cell table:formula="of:=[.D183]-[.C183]" office:value-type="float" office:value="0.00631547325000015">
            <text:p>0.0063154733</text:p>
          </table:table-cell>
          <table:table-cell table:formula="of:=[.$P$3]+[.D183]*[.$P$2]" office:value-type="float" office:value="1.77295905819676">
            <text:p>1.7729590582</text:p>
          </table:table-cell>
          <table:table-cell table:formula="of:=[.G183]-[.C183]" office:value-type="float" office:value="0.0000145314467576707">
            <text:p>1.45314467576707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79">
            <text:p>1.79</text:p>
          </table:table-cell>
          <table:table-cell office:value-type="float" office:value="1.7829379905">
            <text:p>1.7829379905</text:p>
          </table:table-cell>
          <table:table-cell office:value-type="float" office:value="1.78924">
            <text:p>1.78924</text:p>
          </table:table-cell>
          <table:table-cell/>
          <table:table-cell table:formula="of:=[.D184]-[.C184]" office:value-type="float" office:value="0.00630200949999993">
            <text:p>0.0063020095</text:p>
          </table:table-cell>
          <table:table-cell table:formula="of:=[.$P$3]+[.D184]*[.$P$2]" office:value-type="float" office:value="1.78294280672098">
            <text:p>1.7829428067</text:p>
          </table:table-cell>
          <table:table-cell table:formula="of:=[.G184]-[.C184]" office:value-type="float" office:value="0.00000481622098358336">
            <text:p>4.81622098358336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 office:value-type="float" office:value="1.79293851368">
            <text:p>1.7929385137</text:p>
          </table:table-cell>
          <table:table-cell office:value-type="float" office:value="1.79924">
            <text:p>1.79924</text:p>
          </table:table-cell>
          <table:table-cell/>
          <table:table-cell table:formula="of:=[.D185]-[.C185]" office:value-type="float" office:value="0.00630148632000038">
            <text:p>0.0063014863</text:p>
          </table:table-cell>
          <table:table-cell table:formula="of:=[.$P$3]+[.D185]*[.$P$2]" office:value-type="float" office:value="1.79294656275728">
            <text:p>1.7929465628</text:p>
          </table:table-cell>
          <table:table-cell table:formula="of:=[.G185]-[.C185]" office:value-type="float" office:value="0.00000804907728269022">
            <text:p>8.04907728269022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81">
            <text:p>1.81</text:p>
          </table:table-cell>
          <table:table-cell office:value-type="float" office:value="1.8029325176">
            <text:p>1.8029325176</text:p>
          </table:table-cell>
          <table:table-cell office:value-type="float" office:value="1.80923">
            <text:p>1.80923</text:p>
          </table:table-cell>
          <table:table-cell/>
          <table:table-cell table:formula="of:=[.D186]-[.C186]" office:value-type="float" office:value="0.00629748240000017">
            <text:p>0.0062974824</text:p>
          </table:table-cell>
          <table:table-cell table:formula="of:=[.$P$3]+[.D186]*[.$P$2]" office:value-type="float" office:value="1.80294031503755">
            <text:p>1.802940315</text:p>
          </table:table-cell>
          <table:table-cell table:formula="of:=[.G186]-[.C186]" office:value-type="float" office:value="0.0000077974375449763">
            <text:p>7.7974375449763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82">
            <text:p>1.82</text:p>
          </table:table-cell>
          <table:table-cell office:value-type="float" office:value="1.8129207287">
            <text:p>1.8129207287</text:p>
          </table:table-cell>
          <table:table-cell office:value-type="float" office:value="1.81922">
            <text:p>1.81922</text:p>
          </table:table-cell>
          <table:table-cell/>
          <table:table-cell table:formula="of:=[.D187]-[.C187]" office:value-type="float" office:value="0.00629927130000008">
            <text:p>0.0062992713</text:p>
          </table:table-cell>
          <table:table-cell table:formula="of:=[.$P$3]+[.D187]*[.$P$2]" office:value-type="float" office:value="1.81293406731781">
            <text:p>1.8129340673</text:p>
          </table:table-cell>
          <table:table-cell table:formula="of:=[.G187]-[.C187]" office:value-type="float" office:value="0.0000133386178073902">
            <text:p>1.33386178073902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83">
            <text:p>1.83</text:p>
          </table:table-cell>
          <table:table-cell office:value-type="float" office:value="1.82291571982">
            <text:p>1.8229157198</text:p>
          </table:table-cell>
          <table:table-cell office:value-type="float" office:value="1.82921">
            <text:p>1.82921</text:p>
          </table:table-cell>
          <table:table-cell/>
          <table:table-cell table:formula="of:=[.D188]-[.C188]" office:value-type="float" office:value="0.00629428018000011">
            <text:p>0.0062942802</text:p>
          </table:table-cell>
          <table:table-cell table:formula="of:=[.$P$3]+[.D188]*[.$P$2]" office:value-type="float" office:value="1.82292781959807">
            <text:p>1.8229278196</text:p>
          </table:table-cell>
          <table:table-cell table:formula="of:=[.G188]-[.C188]" office:value-type="float" office:value="0.0000120997780699295">
            <text:p>1.20997780699295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84">
            <text:p>1.84</text:p>
          </table:table-cell>
          <table:table-cell office:value-type="float" office:value="1.83291674592">
            <text:p>1.8329167459</text:p>
          </table:table-cell>
          <table:table-cell office:value-type="float" office:value="1.8392">
            <text:p>1.8392</text:p>
          </table:table-cell>
          <table:table-cell/>
          <table:table-cell table:formula="of:=[.D189]-[.C189]" office:value-type="float" office:value="0.00628325407999997">
            <text:p>0.0062832541</text:p>
          </table:table-cell>
          <table:table-cell table:formula="of:=[.$P$3]+[.D189]*[.$P$2]" office:value-type="float" office:value="1.83292157187833">
            <text:p>1.8329215719</text:p>
          </table:table-cell>
          <table:table-cell table:formula="of:=[.G189]-[.C189]" office:value-type="float" office:value="0.00000482595833228849">
            <text:p>0.00000482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85">
            <text:p>1.85</text:p>
          </table:table-cell>
          <table:table-cell office:value-type="float" office:value="1.84291225858">
            <text:p>1.8429122586</text:p>
          </table:table-cell>
          <table:table-cell office:value-type="float" office:value="1.84919">
            <text:p>1.84919</text:p>
          </table:table-cell>
          <table:table-cell/>
          <table:table-cell table:formula="of:=[.D190]-[.C190]" office:value-type="float" office:value="0.00627774142000015">
            <text:p>0.0062777414</text:p>
          </table:table-cell>
          <table:table-cell table:formula="of:=[.$P$3]+[.D190]*[.$P$2]" office:value-type="float" office:value="1.84291532415859">
            <text:p>1.8429153242</text:p>
          </table:table-cell>
          <table:table-cell table:formula="of:=[.G190]-[.C190]" office:value-type="float" office:value="0.00000306557859475198">
            <text:p>3.06557859475198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86">
            <text:p>1.86</text:p>
          </table:table-cell>
          <table:table-cell office:value-type="float" office:value="1.85297665186">
            <text:p>1.8529766519</text:p>
          </table:table-cell>
          <table:table-cell office:value-type="float" office:value="1.85926">
            <text:p>1.85926</text:p>
          </table:table-cell>
          <table:table-cell/>
          <table:table-cell table:formula="of:=[.D191]-[.C191]" office:value-type="float" office:value="0.00628334813999998">
            <text:p>0.0062833481</text:p>
          </table:table-cell>
          <table:table-cell table:formula="of:=[.$P$3]+[.D191]*[.$P$2]" office:value-type="float" office:value="1.85298910648715">
            <text:p>1.8529891065</text:p>
          </table:table-cell>
          <table:table-cell table:formula="of:=[.G191]-[.C191]" office:value-type="float" office:value="0.0000124546271476067">
            <text:p>1.24546271476067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87">
            <text:p>1.87</text:p>
          </table:table-cell>
          <table:table-cell office:value-type="float" office:value="1.86297600158">
            <text:p>1.8629760016</text:p>
          </table:table-cell>
          <table:table-cell office:value-type="float" office:value="1.86925">
            <text:p>1.86925</text:p>
          </table:table-cell>
          <table:table-cell/>
          <table:table-cell table:formula="of:=[.D192]-[.C192]" office:value-type="float" office:value="0.0062739984200002">
            <text:p>0.0062739984</text:p>
          </table:table-cell>
          <table:table-cell table:formula="of:=[.$P$3]+[.D192]*[.$P$2]" office:value-type="float" office:value="1.86298285876741">
            <text:p>1.8629828588</text:p>
          </table:table-cell>
          <table:table-cell table:formula="of:=[.G192]-[.C192]" office:value-type="float" office:value="0.00000685718741011421">
            <text:p>6.85718741011421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88">
            <text:p>1.88</text:p>
          </table:table-cell>
          <table:table-cell office:value-type="float" office:value="1.87297507189">
            <text:p>1.8729750719</text:p>
          </table:table-cell>
          <table:table-cell office:value-type="float" office:value="1.87924">
            <text:p>1.87924</text:p>
          </table:table-cell>
          <table:table-cell/>
          <table:table-cell table:formula="of:=[.D193]-[.C193]" office:value-type="float" office:value="0.00626492811000001">
            <text:p>0.0062649281</text:p>
          </table:table-cell>
          <table:table-cell table:formula="of:=[.$P$3]+[.D193]*[.$P$2]" office:value-type="float" office:value="1.87297661104767">
            <text:p>1.872976611</text:p>
          </table:table-cell>
          <table:table-cell table:formula="of:=[.G193]-[.C193]" office:value-type="float" office:value="0.00000153915767242552">
            <text:p>1.53915767242552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89">
            <text:p>1.89</text:p>
          </table:table-cell>
          <table:table-cell office:value-type="float" office:value="1.88296851702">
            <text:p>1.882968517</text:p>
          </table:table-cell>
          <table:table-cell office:value-type="float" office:value="1.88924">
            <text:p>1.88924</text:p>
          </table:table-cell>
          <table:table-cell/>
          <table:table-cell table:formula="of:=[.D194]-[.C194]" office:value-type="float" office:value="0.00627148298000013">
            <text:p>0.006271483</text:p>
          </table:table-cell>
          <table:table-cell table:formula="of:=[.$P$3]+[.D194]*[.$P$2]" office:value-type="float" office:value="1.88298036708397">
            <text:p>1.8829803671</text:p>
          </table:table-cell>
          <table:table-cell table:formula="of:=[.G194]-[.C194]" office:value-type="float" office:value="0.0000118500639714192">
            <text:p>1.18500639714192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float" office:value="1.8929546047">
            <text:p>1.8929546047</text:p>
          </table:table-cell>
          <table:table-cell office:value-type="float" office:value="1.89922">
            <text:p>1.89922</text:p>
          </table:table-cell>
          <table:table-cell/>
          <table:table-cell table:formula="of:=[.D195]-[.C195]" office:value-type="float" office:value="0.00626539530000025">
            <text:p>0.0062653953</text:p>
          </table:table-cell>
          <table:table-cell table:formula="of:=[.$P$3]+[.D195]*[.$P$2]" office:value-type="float" office:value="1.8929641156082">
            <text:p>1.8929641156</text:p>
          </table:table-cell>
          <table:table-cell table:formula="of:=[.G195]-[.C195]" office:value-type="float" office:value="0.00000951090819767408">
            <text:p>9.51090819767408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91">
            <text:p>1.91</text:p>
          </table:table-cell>
          <table:table-cell office:value-type="float" office:value="1.90295235254">
            <text:p>1.9029523525</text:p>
          </table:table-cell>
          <table:table-cell office:value-type="float" office:value="1.90921">
            <text:p>1.90921</text:p>
          </table:table-cell>
          <table:table-cell/>
          <table:table-cell table:formula="of:=[.D196]-[.C196]" office:value-type="float" office:value="0.00625764746000024">
            <text:p>0.0062576475</text:p>
          </table:table-cell>
          <table:table-cell table:formula="of:=[.$P$3]+[.D196]*[.$P$2]" office:value-type="float" office:value="1.90295786788846">
            <text:p>1.9029578679</text:p>
          </table:table-cell>
          <table:table-cell table:formula="of:=[.G196]-[.C196]" office:value-type="float" office:value="0.00000551534845993906">
            <text:p>5.51534845993906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92">
            <text:p>1.92</text:p>
          </table:table-cell>
          <table:table-cell office:value-type="float" office:value="1.91295088269">
            <text:p>1.9129508827</text:p>
          </table:table-cell>
          <table:table-cell office:value-type="float" office:value="1.91921">
            <text:p>1.91921</text:p>
          </table:table-cell>
          <table:table-cell/>
          <table:table-cell table:formula="of:=[.D197]-[.C197]" office:value-type="float" office:value="0.00625911731000017">
            <text:p>0.0062591173</text:p>
          </table:table-cell>
          <table:table-cell table:formula="of:=[.$P$3]+[.D197]*[.$P$2]" office:value-type="float" office:value="1.91296162392476">
            <text:p>1.9129616239</text:p>
          </table:table-cell>
          <table:table-cell table:formula="of:=[.G197]-[.C197]" office:value-type="float" office:value="0.0000107412347587488">
            <text:p>1.07412347587488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93">
            <text:p>1.93</text:p>
          </table:table-cell>
          <table:table-cell office:value-type="float" office:value="1.92294991575">
            <text:p>1.9229499158</text:p>
          </table:table-cell>
          <table:table-cell office:value-type="float" office:value="1.9292">
            <text:p>1.9292</text:p>
          </table:table-cell>
          <table:table-cell/>
          <table:table-cell table:formula="of:=[.D198]-[.C198]" office:value-type="float" office:value="0.00625008425000018">
            <text:p>0.0062500843</text:p>
          </table:table-cell>
          <table:table-cell table:formula="of:=[.$P$3]+[.D198]*[.$P$2]" office:value-type="float" office:value="1.92295537620502">
            <text:p>1.9229553762</text:p>
          </table:table-cell>
          <table:table-cell table:formula="of:=[.G198]-[.C198]" office:value-type="float" office:value="0.00000546045502125558">
            <text:p>5.46045502125558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94">
            <text:p>1.94</text:p>
          </table:table-cell>
          <table:table-cell office:value-type="float" office:value="1.93293415941">
            <text:p>1.9329341594</text:p>
          </table:table-cell>
          <table:table-cell office:value-type="float" office:value="1.93918">
            <text:p>1.93918</text:p>
          </table:table-cell>
          <table:table-cell/>
          <table:table-cell table:formula="of:=[.D199]-[.C199]" office:value-type="float" office:value="0.00624584059000033">
            <text:p>0.0062458406</text:p>
          </table:table-cell>
          <table:table-cell table:formula="of:=[.$P$3]+[.D199]*[.$P$2]" office:value-type="float" office:value="1.93293912472925">
            <text:p>1.9329391247</text:p>
          </table:table-cell>
          <table:table-cell table:formula="of:=[.G199]-[.C199]" office:value-type="float" office:value="0.00000496531924754073">
            <text:p>4.96531924754073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95">
            <text:p>1.95</text:p>
          </table:table-cell>
          <table:table-cell office:value-type="float" office:value="1.94293192588">
            <text:p>1.9429319259</text:p>
          </table:table-cell>
          <table:table-cell office:value-type="float" office:value="1.94917">
            <text:p>1.94917</text:p>
          </table:table-cell>
          <table:table-cell/>
          <table:table-cell table:formula="of:=[.D200]-[.C200]" office:value-type="float" office:value="0.0062380741200001">
            <text:p>0.0062380741</text:p>
          </table:table-cell>
          <table:table-cell table:formula="of:=[.$P$3]+[.D200]*[.$P$2]" office:value-type="float" office:value="1.94293287700951">
            <text:p>1.942932877</text:p>
          </table:table-cell>
          <table:table-cell table:formula="of:=[.G200]-[.C200]" office:value-type="float" office:value="0.000000951129509818571">
            <text:p>9.51129509818571E-007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96">
            <text:p>1.96</text:p>
          </table:table-cell>
          <table:table-cell office:value-type="float" office:value="1.95293034427">
            <text:p>1.9529303443</text:p>
          </table:table-cell>
          <table:table-cell office:value-type="float" office:value="1.95917">
            <text:p>1.95917</text:p>
          </table:table-cell>
          <table:table-cell/>
          <table:table-cell table:formula="of:=[.D201]-[.C201]" office:value-type="float" office:value="0.00623965573000018">
            <text:p>0.0062396557</text:p>
          </table:table-cell>
          <table:table-cell table:formula="of:=[.$P$3]+[.D201]*[.$P$2]" office:value-type="float" office:value="1.95293663304581">
            <text:p>1.952936633</text:p>
          </table:table-cell>
          <table:table-cell table:formula="of:=[.G201]-[.C201]" office:value-type="float" office:value="0.00000628877580854947">
            <text:p>6.28877580854947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97">
            <text:p>1.97</text:p>
          </table:table-cell>
          <table:table-cell office:value-type="float" office:value="1.96292784996">
            <text:p>1.96292785</text:p>
          </table:table-cell>
          <table:table-cell office:value-type="float" office:value="1.96916">
            <text:p>1.96916</text:p>
          </table:table-cell>
          <table:table-cell/>
          <table:table-cell table:formula="of:=[.D202]-[.C202]" office:value-type="float" office:value="0.00623215004000022">
            <text:p>0.00623215</text:p>
          </table:table-cell>
          <table:table-cell table:formula="of:=[.$P$3]+[.D202]*[.$P$2]" office:value-type="float" office:value="1.96293038532607">
            <text:p>1.9629303853</text:p>
          </table:table-cell>
          <table:table-cell table:formula="of:=[.G202]-[.C202]" office:value-type="float" office:value="0.00000253536607108806">
            <text:p>2.53536607108806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98">
            <text:p>1.98</text:p>
          </table:table-cell>
          <table:table-cell office:value-type="float" office:value="1.9729143288">
            <text:p>1.9729143288</text:p>
          </table:table-cell>
          <table:table-cell office:value-type="float" office:value="1.97915">
            <text:p>1.97915</text:p>
          </table:table-cell>
          <table:table-cell/>
          <table:table-cell table:formula="of:=[.D203]-[.C203]" office:value-type="float" office:value="0.00623567120000024">
            <text:p>0.0062356712</text:p>
          </table:table-cell>
          <table:table-cell table:formula="of:=[.$P$3]+[.D203]*[.$P$2]" office:value-type="float" office:value="1.97292413760633">
            <text:p>1.9729241376</text:p>
          </table:table-cell>
          <table:table-cell table:formula="of:=[.G203]-[.C203]" office:value-type="float" office:value="0.00000980880633361103">
            <text:p>9.80880633361103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99">
            <text:p>1.99</text:p>
          </table:table-cell>
          <table:table-cell office:value-type="float" office:value="1.98291241191">
            <text:p>1.9829124119</text:p>
          </table:table-cell>
          <table:table-cell office:value-type="float" office:value="1.98914">
            <text:p>1.98914</text:p>
          </table:table-cell>
          <table:table-cell/>
          <table:table-cell table:formula="of:=[.D204]-[.C204]" office:value-type="float" office:value="0.00622758809000024">
            <text:p>0.0062275881</text:p>
          </table:table-cell>
          <table:table-cell table:formula="of:=[.$P$3]+[.D204]*[.$P$2]" office:value-type="float" office:value="1.9829178898866">
            <text:p>1.9829178899</text:p>
          </table:table-cell>
          <table:table-cell table:formula="of:=[.G204]-[.C204]" office:value-type="float" office:value="0.00000547797659589122">
            <text:p>0.000005478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.99291114695">
            <text:p>1.992911147</text:p>
          </table:table-cell>
          <table:table-cell office:value-type="float" office:value="1.99914">
            <text:p>1.99914</text:p>
          </table:table-cell>
          <table:table-cell/>
          <table:table-cell table:formula="of:=[.D205]-[.C205]" office:value-type="float" office:value="0.00622885305000009">
            <text:p>0.0062288531</text:p>
          </table:table-cell>
          <table:table-cell table:formula="of:=[.$P$3]+[.D205]*[.$P$2]" office:value-type="float" office:value="1.99292164592289">
            <text:p>1.9929216459</text:p>
          </table:table-cell>
          <table:table-cell table:formula="of:=[.G205]-[.C205]" office:value-type="float" office:value="0.0000104989728946236">
            <text:p>0.000010499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01">
            <text:p>2.01</text:p>
          </table:table-cell>
          <table:table-cell office:value-type="float" office:value="2.00298356824">
            <text:p>2.0029835682</text:p>
          </table:table-cell>
          <table:table-cell office:value-type="float" office:value="2.0092">
            <text:p>2.0092</text:p>
          </table:table-cell>
          <table:table-cell/>
          <table:table-cell table:formula="of:=[.D206]-[.C206]" office:value-type="float" office:value="0.00621643175999997">
            <text:p>0.0062164318</text:p>
          </table:table-cell>
          <table:table-cell table:formula="of:=[.$P$3]+[.D206]*[.$P$2]" office:value-type="float" office:value="2.00298542449541">
            <text:p>2.0029854245</text:p>
          </table:table-cell>
          <table:table-cell table:formula="of:=[.G206]-[.C206]" office:value-type="float" office:value="0.00000185625541115897">
            <text:p>1.85625541115897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02">
            <text:p>2.02</text:p>
          </table:table-cell>
          <table:table-cell office:value-type="float" office:value="2.01297217049">
            <text:p>2.0129721705</text:p>
          </table:table-cell>
          <table:table-cell office:value-type="float" office:value="2.01919">
            <text:p>2.01919</text:p>
          </table:table-cell>
          <table:table-cell/>
          <table:table-cell table:formula="of:=[.D207]-[.C207]" office:value-type="float" office:value="0.00621782951000016">
            <text:p>0.0062178295</text:p>
          </table:table-cell>
          <table:table-cell table:formula="of:=[.$P$3]+[.D207]*[.$P$2]" office:value-type="float" office:value="2.01297917677567">
            <text:p>2.0129791768</text:p>
          </table:table-cell>
          <table:table-cell table:formula="of:=[.G207]-[.C207]" office:value-type="float" office:value="0.00000700628567384953">
            <text:p>7.00628567384953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03">
            <text:p>2.03</text:p>
          </table:table-cell>
          <table:table-cell office:value-type="float" office:value="2.02296935953">
            <text:p>2.0229693595</text:p>
          </table:table-cell>
          <table:table-cell office:value-type="float" office:value="2.02918">
            <text:p>2.02918</text:p>
          </table:table-cell>
          <table:table-cell/>
          <table:table-cell table:formula="of:=[.D208]-[.C208]" office:value-type="float" office:value="0.00621064047000042">
            <text:p>0.0062106405</text:p>
          </table:table-cell>
          <table:table-cell table:formula="of:=[.$P$3]+[.D208]*[.$P$2]" office:value-type="float" office:value="2.02297292905594">
            <text:p>2.0229729291</text:p>
          </table:table-cell>
          <table:table-cell table:formula="of:=[.G208]-[.C208]" office:value-type="float" office:value="0.00000356952593616455">
            <text:p>3.56952593616455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04">
            <text:p>2.04</text:p>
          </table:table-cell>
          <table:table-cell office:value-type="float" office:value="2.03296051361">
            <text:p>2.0329605136</text:p>
          </table:table-cell>
          <table:table-cell office:value-type="float" office:value="2.03917">
            <text:p>2.03917</text:p>
          </table:table-cell>
          <table:table-cell/>
          <table:table-cell table:formula="of:=[.D209]-[.C209]" office:value-type="float" office:value="0.00620948638999996">
            <text:p>0.0062094864</text:p>
          </table:table-cell>
          <table:table-cell table:formula="of:=[.$P$3]+[.D209]*[.$P$2]" office:value-type="float" office:value="2.0329666813362">
            <text:p>2.0329666813</text:p>
          </table:table-cell>
          <table:table-cell table:formula="of:=[.G209]-[.C209]" office:value-type="float" office:value="0.00000616772619821404">
            <text:p>6.16772619821404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05">
            <text:p>2.05</text:p>
          </table:table-cell>
          <table:table-cell office:value-type="float" office:value="2.04295472242">
            <text:p>2.0429547224</text:p>
          </table:table-cell>
          <table:table-cell office:value-type="float" office:value="2.04916">
            <text:p>2.04916</text:p>
          </table:table-cell>
          <table:table-cell/>
          <table:table-cell table:formula="of:=[.D210]-[.C210]" office:value-type="float" office:value="0.00620527757999989">
            <text:p>0.0062052776</text:p>
          </table:table-cell>
          <table:table-cell table:formula="of:=[.$P$3]+[.D210]*[.$P$2]" office:value-type="float" office:value="2.04296043361646">
            <text:p>2.0429604336</text:p>
          </table:table-cell>
          <table:table-cell table:formula="of:=[.G210]-[.C210]" office:value-type="float" office:value="0.00000571119646064489">
            <text:p>5.71119646064489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06">
            <text:p>2.06</text:p>
          </table:table-cell>
          <table:table-cell office:value-type="float" office:value="2.05294624902">
            <text:p>2.052946249</text:p>
          </table:table-cell>
          <table:table-cell office:value-type="float" office:value="2.05915">
            <text:p>2.05915</text:p>
          </table:table-cell>
          <table:table-cell/>
          <table:table-cell table:formula="of:=[.D211]-[.C211]" office:value-type="float" office:value="0.0062037509799997">
            <text:p>0.006203751</text:p>
          </table:table-cell>
          <table:table-cell table:formula="of:=[.$P$3]+[.D211]*[.$P$2]" office:value-type="float" office:value="2.05295418589672">
            <text:p>2.0529541859</text:p>
          </table:table-cell>
          <table:table-cell table:formula="of:=[.G211]-[.C211]" office:value-type="float" office:value="0.00000793687672295818">
            <text:p>7.93687672295818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07">
            <text:p>2.07</text:p>
          </table:table-cell>
          <table:table-cell office:value-type="float" office:value="2.06293991767">
            <text:p>2.0629399177</text:p>
          </table:table-cell>
          <table:table-cell office:value-type="float" office:value="2.06914">
            <text:p>2.06914</text:p>
          </table:table-cell>
          <table:table-cell/>
          <table:table-cell table:formula="of:=[.D212]-[.C212]" office:value-type="float" office:value="0.00620008232999991">
            <text:p>0.0062000823</text:p>
          </table:table-cell>
          <table:table-cell table:formula="of:=[.$P$3]+[.D212]*[.$P$2]" office:value-type="float" office:value="2.06294793817699">
            <text:p>2.0629479382</text:p>
          </table:table-cell>
          <table:table-cell table:formula="of:=[.G212]-[.C212]" office:value-type="float" office:value="0.00000802050698567314">
            <text:p>8.02050698567314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08">
            <text:p>2.08</text:p>
          </table:table-cell>
          <table:table-cell office:value-type="float" office:value="2.07294099964">
            <text:p>2.0729409996</text:p>
          </table:table-cell>
          <table:table-cell office:value-type="float" office:value="2.07913">
            <text:p>2.07913</text:p>
          </table:table-cell>
          <table:table-cell/>
          <table:table-cell table:formula="of:=[.D213]-[.C213]" office:value-type="float" office:value="0.00618900036000003">
            <text:p>0.0061890004</text:p>
          </table:table-cell>
          <table:table-cell table:formula="of:=[.$P$3]+[.D213]*[.$P$2]" office:value-type="float" office:value="2.07294169045725">
            <text:p>2.0729416905</text:p>
          </table:table-cell>
          <table:table-cell table:formula="of:=[.G213]-[.C213]" office:value-type="float" office:value="0.000000690817248294451">
            <text:p>6.90817248294451E-007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09">
            <text:p>2.09</text:p>
          </table:table-cell>
          <table:table-cell office:value-type="float" office:value="2.08293248899">
            <text:p>2.082932489</text:p>
          </table:table-cell>
          <table:table-cell office:value-type="float" office:value="2.08912">
            <text:p>2.08912</text:p>
          </table:table-cell>
          <table:table-cell/>
          <table:table-cell table:formula="of:=[.D214]-[.C214]" office:value-type="float" office:value="0.00618751100999981">
            <text:p>0.006187511</text:p>
          </table:table-cell>
          <table:table-cell table:formula="of:=[.$P$3]+[.D214]*[.$P$2]" office:value-type="float" office:value="2.08293544273751">
            <text:p>2.0829354427</text:p>
          </table:table-cell>
          <table:table-cell table:formula="of:=[.G214]-[.C214]" office:value-type="float" office:value="0.00000295374751058119">
            <text:p>2.95374751058119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1">
            <text:p>2.1</text:p>
          </table:table-cell>
          <table:table-cell office:value-type="float" office:value="2.0929273311">
            <text:p>2.0929273311</text:p>
          </table:table-cell>
          <table:table-cell office:value-type="float" office:value="2.09911">
            <text:p>2.09911</text:p>
          </table:table-cell>
          <table:table-cell/>
          <table:table-cell table:formula="of:=[.D215]-[.C215]" office:value-type="float" office:value="0.00618266890000019">
            <text:p>0.0061826689</text:p>
          </table:table-cell>
          <table:table-cell table:formula="of:=[.$P$3]+[.D215]*[.$P$2]" office:value-type="float" office:value="2.09292919501777">
            <text:p>2.092929195</text:p>
          </table:table-cell>
          <table:table-cell table:formula="of:=[.G215]-[.C215]" office:value-type="float" office:value="0.00000186391777345918">
            <text:p>1.86391777345918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11">
            <text:p>2.11</text:p>
          </table:table-cell>
          <table:table-cell office:value-type="float" office:value="2.10292504169">
            <text:p>2.1029250417</text:p>
          </table:table-cell>
          <table:table-cell office:value-type="float" office:value="2.1091">
            <text:p>2.1091</text:p>
          </table:table-cell>
          <table:table-cell/>
          <table:table-cell table:formula="of:=[.D216]-[.C216]" office:value-type="float" office:value="0.00617495831000037">
            <text:p>0.0061749583</text:p>
          </table:table-cell>
          <table:table-cell table:formula="of:=[.$P$3]+[.D216]*[.$P$2]" office:value-type="float" office:value="2.10292294729804">
            <text:p>2.1029229473</text:p>
          </table:table-cell>
          <table:table-cell table:formula="of:=[.G216]-[.C216]" office:value-type="float" office:value="-0.0000020943919638583">
            <text:p>-2.0943919638583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12">
            <text:p>2.12</text:p>
          </table:table-cell>
          <table:table-cell office:value-type="float" office:value="2.11292027496">
            <text:p>2.112920275</text:p>
          </table:table-cell>
          <table:table-cell office:value-type="float" office:value="2.1191">
            <text:p>2.1191</text:p>
          </table:table-cell>
          <table:table-cell/>
          <table:table-cell table:formula="of:=[.D217]-[.C217]" office:value-type="float" office:value="0.00617972503999997">
            <text:p>0.006179725</text:p>
          </table:table-cell>
          <table:table-cell table:formula="of:=[.$P$3]+[.D217]*[.$P$2]" office:value-type="float" office:value="2.11292670333433">
            <text:p>2.1129267033</text:p>
          </table:table-cell>
          <table:table-cell table:formula="of:=[.G217]-[.C217]" office:value-type="float" office:value="0.00000642837433417753">
            <text:p>6.42837433417753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13">
            <text:p>2.13</text:p>
          </table:table-cell>
          <table:table-cell office:value-type="float" office:value="2.12290822528">
            <text:p>2.1229082253</text:p>
          </table:table-cell>
          <table:table-cell office:value-type="float" office:value="2.12908">
            <text:p>2.12908</text:p>
          </table:table-cell>
          <table:table-cell/>
          <table:table-cell table:formula="of:=[.D218]-[.C218]" office:value-type="float" office:value="0.0061717747200003">
            <text:p>0.0061717747</text:p>
          </table:table-cell>
          <table:table-cell table:formula="of:=[.$P$3]+[.D218]*[.$P$2]" office:value-type="float" office:value="2.12291045185856">
            <text:p>2.1229104519</text:p>
          </table:table-cell>
          <table:table-cell table:formula="of:=[.G218]-[.C218]" office:value-type="float" office:value="0.0000022265785606379">
            <text:p>2.2265785606379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14">
            <text:p>2.14</text:p>
          </table:table-cell>
          <table:table-cell office:value-type="float" office:value="2.13290498592">
            <text:p>2.1329049859</text:p>
          </table:table-cell>
          <table:table-cell office:value-type="float" office:value="2.13907">
            <text:p>2.13907</text:p>
          </table:table-cell>
          <table:table-cell/>
          <table:table-cell table:formula="of:=[.D219]-[.C219]" office:value-type="float" office:value="0.00616501408000003">
            <text:p>0.0061650141</text:p>
          </table:table-cell>
          <table:table-cell table:formula="of:=[.$P$3]+[.D219]*[.$P$2]" office:value-type="float" office:value="2.13290420413882">
            <text:p>2.1329042041</text:p>
          </table:table-cell>
          <table:table-cell table:formula="of:=[.G219]-[.C219]" office:value-type="float" office:value="-0.000000781781177128238">
            <text:p>-7.81781177128238E-007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15">
            <text:p>2.15</text:p>
          </table:table-cell>
          <table:table-cell office:value-type="float" office:value="2.1429809276">
            <text:p>2.1429809276</text:p>
          </table:table-cell>
          <table:table-cell office:value-type="float" office:value="2.14914">
            <text:p>2.14914</text:p>
          </table:table-cell>
          <table:table-cell/>
          <table:table-cell table:formula="of:=[.D220]-[.C220]" office:value-type="float" office:value="0.00615907240000002">
            <text:p>0.0061590724</text:p>
          </table:table-cell>
          <table:table-cell table:formula="of:=[.$P$3]+[.D220]*[.$P$2]" office:value-type="float" office:value="2.14297798646738">
            <text:p>2.1429779865</text:p>
          </table:table-cell>
          <table:table-cell table:formula="of:=[.G220]-[.C220]" office:value-type="float" office:value="-0.00000294113262411244">
            <text:p>-2.94113262411244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16">
            <text:p>2.16</text:p>
          </table:table-cell>
          <table:table-cell office:value-type="float" office:value="2.15297506191">
            <text:p>2.1529750619</text:p>
          </table:table-cell>
          <table:table-cell office:value-type="float" office:value="2.15913">
            <text:p>2.15913</text:p>
          </table:table-cell>
          <table:table-cell/>
          <table:table-cell table:formula="of:=[.D221]-[.C221]" office:value-type="float" office:value="0.00615493809000034">
            <text:p>0.0061549381</text:p>
          </table:table-cell>
          <table:table-cell table:formula="of:=[.$P$3]+[.D221]*[.$P$2]" office:value-type="float" office:value="2.15297173874764">
            <text:p>2.1529717387</text:p>
          </table:table-cell>
          <table:table-cell table:formula="of:=[.G221]-[.C221]" office:value-type="float" office:value="-0.0000033231623612906">
            <text:p>-3.3231623612906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17">
            <text:p>2.17</text:p>
          </table:table-cell>
          <table:table-cell office:value-type="float" office:value="2.16296215542">
            <text:p>2.1629621554</text:p>
          </table:table-cell>
          <table:table-cell office:value-type="float" office:value="2.16912">
            <text:p>2.16912</text:p>
          </table:table-cell>
          <table:table-cell/>
          <table:table-cell table:formula="of:=[.D222]-[.C222]" office:value-type="float" office:value="0.00615784458000013">
            <text:p>0.0061578446</text:p>
          </table:table-cell>
          <table:table-cell table:formula="of:=[.$P$3]+[.D222]*[.$P$2]" office:value-type="float" office:value="2.1629654910279">
            <text:p>2.162965491</text:p>
          </table:table-cell>
          <table:table-cell table:formula="of:=[.G222]-[.C222]" office:value-type="float" office:value="0.00000333560790100051">
            <text:p>3.33560790100051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18">
            <text:p>2.18</text:p>
          </table:table-cell>
          <table:table-cell office:value-type="float" office:value="2.17295791022">
            <text:p>2.1729579102</text:p>
          </table:table-cell>
          <table:table-cell office:value-type="float" office:value="2.17911">
            <text:p>2.17911</text:p>
          </table:table-cell>
          <table:table-cell/>
          <table:table-cell table:formula="of:=[.D223]-[.C223]" office:value-type="float" office:value="0.00615208978000004">
            <text:p>0.0061520898</text:p>
          </table:table-cell>
          <table:table-cell table:formula="of:=[.$P$3]+[.D223]*[.$P$2]" office:value-type="float" office:value="2.17295924330816">
            <text:p>2.1729592433</text:p>
          </table:table-cell>
          <table:table-cell table:formula="of:=[.G223]-[.C223]" office:value-type="float" office:value="0.00000133308816341327">
            <text:p>1.33308816341327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19">
            <text:p>2.19</text:p>
          </table:table-cell>
          <table:table-cell office:value-type="float" office:value="2.18295698054">
            <text:p>2.1829569805</text:p>
          </table:table-cell>
          <table:table-cell office:value-type="float" office:value="2.1891">
            <text:p>2.1891</text:p>
          </table:table-cell>
          <table:table-cell/>
          <table:table-cell table:formula="of:=[.D224]-[.C224]" office:value-type="float" office:value="0.00614301945999962">
            <text:p>0.0061430195</text:p>
          </table:table-cell>
          <table:table-cell table:formula="of:=[.$P$3]+[.D224]*[.$P$2]" office:value-type="float" office:value="2.18295299558843">
            <text:p>2.1829529956</text:p>
          </table:table-cell>
          <table:table-cell table:formula="of:=[.G224]-[.C224]" office:value-type="float" office:value="-0.00000398495157494239">
            <text:p>-0.00000398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2">
            <text:p>2.2</text:p>
          </table:table-cell>
          <table:table-cell office:value-type="float" office:value="2.19294884242">
            <text:p>2.1929488424</text:p>
          </table:table-cell>
          <table:table-cell office:value-type="float" office:value="2.19909">
            <text:p>2.19909</text:p>
          </table:table-cell>
          <table:table-cell/>
          <table:table-cell table:formula="of:=[.D225]-[.C225]" office:value-type="float" office:value="0.00614115758000011">
            <text:p>0.0061411576</text:p>
          </table:table-cell>
          <table:table-cell table:formula="of:=[.$P$3]+[.D225]*[.$P$2]" office:value-type="float" office:value="2.19294674786869">
            <text:p>2.1929467479</text:p>
          </table:table-cell>
          <table:table-cell table:formula="of:=[.G225]-[.C225]" office:value-type="float" office:value="-0.00000209455131194858">
            <text:p>-2.09455131194858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21">
            <text:p>2.21</text:p>
          </table:table-cell>
          <table:table-cell office:value-type="float" office:value="2.20293431543">
            <text:p>2.2029343154</text:p>
          </table:table-cell>
          <table:table-cell office:value-type="float" office:value="2.20907">
            <text:p>2.20907</text:p>
          </table:table-cell>
          <table:table-cell/>
          <table:table-cell table:formula="of:=[.D226]-[.C226]" office:value-type="float" office:value="0.00613568457000024">
            <text:p>0.0061356846</text:p>
          </table:table-cell>
          <table:table-cell table:formula="of:=[.$P$3]+[.D226]*[.$P$2]" office:value-type="float" office:value="2.20293049639291">
            <text:p>2.2029304964</text:p>
          </table:table-cell>
          <table:table-cell table:formula="of:=[.G226]-[.C226]" office:value-type="float" office:value="-0.00000381903708568387">
            <text:p>-0.000003819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22">
            <text:p>2.22</text:p>
          </table:table-cell>
          <table:table-cell office:value-type="float" office:value="2.21292986535">
            <text:p>2.2129298654</text:p>
          </table:table-cell>
          <table:table-cell office:value-type="float" office:value="2.21906">
            <text:p>2.21906</text:p>
          </table:table-cell>
          <table:table-cell/>
          <table:table-cell table:formula="of:=[.D227]-[.C227]" office:value-type="float" office:value="0.00613013464999979">
            <text:p>0.0061301346</text:p>
          </table:table-cell>
          <table:table-cell table:formula="of:=[.$P$3]+[.D227]*[.$P$2]" office:value-type="float" office:value="2.21292424867318">
            <text:p>2.2129242487</text:p>
          </table:table-cell>
          <table:table-cell table:formula="of:=[.G227]-[.C227]" office:value-type="float" office:value="-0.00000561667682363876">
            <text:p>-5.61667682363876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23">
            <text:p>2.23</text:p>
          </table:table-cell>
          <table:table-cell office:value-type="float" office:value="2.22293305211">
            <text:p>2.2229330521</text:p>
          </table:table-cell>
          <table:table-cell office:value-type="float" office:value="2.22906">
            <text:p>2.22906</text:p>
          </table:table-cell>
          <table:table-cell/>
          <table:table-cell table:formula="of:=[.D228]-[.C228]" office:value-type="float" office:value="0.0061269478899999">
            <text:p>0.0061269479</text:p>
          </table:table-cell>
          <table:table-cell table:formula="of:=[.$P$3]+[.D228]*[.$P$2]" office:value-type="float" office:value="2.22292800470948">
            <text:p>2.2229280047</text:p>
          </table:table-cell>
          <table:table-cell table:formula="of:=[.G228]-[.C228]" office:value-type="float" office:value="-0.00000504740052464925">
            <text:p>-5.04740052464925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24">
            <text:p>2.24</text:p>
          </table:table-cell>
          <table:table-cell office:value-type="float" office:value="2.23292757757">
            <text:p>2.2329275776</text:p>
          </table:table-cell>
          <table:table-cell office:value-type="float" office:value="2.23905">
            <text:p>2.23905</text:p>
          </table:table-cell>
          <table:table-cell/>
          <table:table-cell table:formula="of:=[.D229]-[.C229]" office:value-type="float" office:value="0.00612242243000027">
            <text:p>0.0061224224</text:p>
          </table:table-cell>
          <table:table-cell table:formula="of:=[.$P$3]+[.D229]*[.$P$2]" office:value-type="float" office:value="2.23292175698974">
            <text:p>2.232921757</text:p>
          </table:table-cell>
          <table:table-cell table:formula="of:=[.G229]-[.C229]" office:value-type="float" office:value="-0.00000582058026177279">
            <text:p>-5.82058026177279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25">
            <text:p>2.25</text:p>
          </table:table-cell>
          <table:table-cell office:value-type="float" office:value="2.24291550927">
            <text:p>2.2429155093</text:p>
          </table:table-cell>
          <table:table-cell office:value-type="float" office:value="2.24904">
            <text:p>2.24904</text:p>
          </table:table-cell>
          <table:table-cell/>
          <table:table-cell table:formula="of:=[.D230]-[.C230]" office:value-type="float" office:value="0.00612449072999999">
            <text:p>0.0061244907</text:p>
          </table:table-cell>
          <table:table-cell table:formula="of:=[.$P$3]+[.D230]*[.$P$2]" office:value-type="float" office:value="2.24291550927">
            <text:p>2.2429155093</text:p>
          </table:table-cell>
          <table:table-cell table:formula="of:=[.G230]-[.C230]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26">
            <text:p>2.26</text:p>
          </table:table-cell>
          <table:table-cell office:value-type="float" office:value="2.25291025825">
            <text:p>2.2529102583</text:p>
          </table:table-cell>
          <table:table-cell office:value-type="float" office:value="2.25903">
            <text:p>2.25903</text:p>
          </table:table-cell>
          <table:table-cell/>
          <table:table-cell table:formula="of:=[.D231]-[.C231]" office:value-type="float" office:value="0.00611974175000007">
            <text:p>0.0061197418</text:p>
          </table:table-cell>
          <table:table-cell table:formula="of:=[.$P$3]+[.D231]*[.$P$2]" office:value-type="float" office:value="2.25290926155026">
            <text:p>2.2529092616</text:p>
          </table:table-cell>
          <table:table-cell table:formula="of:=[.G231]-[.C231]" office:value-type="float" office:value="-0.000000996699736965923">
            <text:p>-9.96699736965923E-007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27">
            <text:p>2.27</text:p>
          </table:table-cell>
          <table:table-cell office:value-type="float" office:value="2.26291163824">
            <text:p>2.2629116382</text:p>
          </table:table-cell>
          <table:table-cell office:value-type="float" office:value="2.26903">
            <text:p>2.26903</text:p>
          </table:table-cell>
          <table:table-cell/>
          <table:table-cell table:formula="of:=[.D232]-[.C232]" office:value-type="float" office:value="0.00611836176000002">
            <text:p>0.0061183618</text:p>
          </table:table-cell>
          <table:table-cell table:formula="of:=[.$P$3]+[.D232]*[.$P$2]" office:value-type="float" office:value="2.26291301758656">
            <text:p>2.2629130176</text:p>
          </table:table-cell>
          <table:table-cell table:formula="of:=[.G232]-[.C232]" office:value-type="float" office:value="0.00000137934656141425">
            <text:p>1.37934656141425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28">
            <text:p>2.28</text:p>
          </table:table-cell>
          <table:table-cell office:value-type="float" office:value="2.27290487848">
            <text:p>2.2729048785</text:p>
          </table:table-cell>
          <table:table-cell office:value-type="float" office:value="2.27902">
            <text:p>2.27902</text:p>
          </table:table-cell>
          <table:table-cell/>
          <table:table-cell table:formula="of:=[.D233]-[.C233]" office:value-type="float" office:value="0.00611512152000016">
            <text:p>0.0061151215</text:p>
          </table:table-cell>
          <table:table-cell table:formula="of:=[.$P$3]+[.D233]*[.$P$2]" office:value-type="float" office:value="2.27290676986682">
            <text:p>2.2729067699</text:p>
          </table:table-cell>
          <table:table-cell table:formula="of:=[.G233]-[.C233]" office:value-type="float" office:value="0.00000189138682404888">
            <text:p>1.89138682404888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29">
            <text:p>2.29</text:p>
          </table:table-cell>
          <table:table-cell office:value-type="float" office:value="2.28297048248">
            <text:p>2.2829704825</text:p>
          </table:table-cell>
          <table:table-cell office:value-type="float" office:value="2.28908">
            <text:p>2.28908</text:p>
          </table:table-cell>
          <table:table-cell/>
          <table:table-cell table:formula="of:=[.D234]-[.C234]" office:value-type="float" office:value="0.00610951752000011">
            <text:p>0.0061095175</text:p>
          </table:table-cell>
          <table:table-cell table:formula="of:=[.$P$3]+[.D234]*[.$P$2]" office:value-type="float" office:value="2.28297054843934">
            <text:p>2.2829705484</text:p>
          </table:table-cell>
          <table:table-cell table:formula="of:=[.G234]-[.C234]" office:value-type="float" office:value="0.0000000659593406560077">
            <text:p>0.00000006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3">
            <text:p>2.3</text:p>
          </table:table-cell>
          <table:table-cell office:value-type="float" office:value="2.29296688922">
            <text:p>2.2929668892</text:p>
          </table:table-cell>
          <table:table-cell office:value-type="float" office:value="2.29907">
            <text:p>2.29907</text:p>
          </table:table-cell>
          <table:table-cell/>
          <table:table-cell table:formula="of:=[.D235]-[.C235]" office:value-type="float" office:value="0.00610311077999981">
            <text:p>0.0061031108</text:p>
          </table:table-cell>
          <table:table-cell table:formula="of:=[.$P$3]+[.D235]*[.$P$2]" office:value-type="float" office:value="2.2929643007196">
            <text:p>2.2929643007</text:p>
          </table:table-cell>
          <table:table-cell table:formula="of:=[.G235]-[.C235]" office:value-type="float" office:value="-0.0000025885003971382">
            <text:p>-2.5885003971382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31">
            <text:p>2.31</text:p>
          </table:table-cell>
          <table:table-cell office:value-type="float" office:value="2.30296663009">
            <text:p>2.3029666301</text:p>
          </table:table-cell>
          <table:table-cell office:value-type="float" office:value="2.30907">
            <text:p>2.30907</text:p>
          </table:table-cell>
          <table:table-cell/>
          <table:table-cell table:formula="of:=[.D236]-[.C236]" office:value-type="float" office:value="0.00610336991000038">
            <text:p>0.0061033699</text:p>
          </table:table-cell>
          <table:table-cell table:formula="of:=[.$P$3]+[.D236]*[.$P$2]" office:value-type="float" office:value="2.3029680567559">
            <text:p>2.3029680568</text:p>
          </table:table-cell>
          <table:table-cell table:formula="of:=[.G236]-[.C236]" office:value-type="float" office:value="0.00000142666590230434">
            <text:p>1.42666590230434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32">
            <text:p>2.32</text:p>
          </table:table-cell>
          <table:table-cell office:value-type="float" office:value="2.31296456419">
            <text:p>2.3129645642</text:p>
          </table:table-cell>
          <table:table-cell office:value-type="float" office:value="2.31906">
            <text:p>2.31906</text:p>
          </table:table-cell>
          <table:table-cell/>
          <table:table-cell table:formula="of:=[.D237]-[.C237]" office:value-type="float" office:value="0.00609543580999983">
            <text:p>0.0060954358</text:p>
          </table:table-cell>
          <table:table-cell table:formula="of:=[.$P$3]+[.D237]*[.$P$2]" office:value-type="float" office:value="2.31296180903616">
            <text:p>2.312961809</text:p>
          </table:table-cell>
          <table:table-cell table:formula="of:=[.G237]-[.C237]" office:value-type="float" office:value="-0.00000275515383574287">
            <text:p>-2.75515383574287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33">
            <text:p>2.33</text:p>
          </table:table-cell>
          <table:table-cell office:value-type="float" office:value="2.3229497578">
            <text:p>2.3229497578</text:p>
          </table:table-cell>
          <table:table-cell office:value-type="float" office:value="2.32904">
            <text:p>2.32904</text:p>
          </table:table-cell>
          <table:table-cell/>
          <table:table-cell table:formula="of:=[.D238]-[.C238]" office:value-type="float" office:value="0.00609024219999998">
            <text:p>0.0060902422</text:p>
          </table:table-cell>
          <table:table-cell table:formula="of:=[.$P$3]+[.D238]*[.$P$2]" office:value-type="float" office:value="2.32294555756039">
            <text:p>2.3229455576</text:p>
          </table:table-cell>
          <table:table-cell table:formula="of:=[.G238]-[.C238]" office:value-type="float" office:value="-0.00000420023960945315">
            <text:p>-4.20023960945315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34">
            <text:p>2.34</text:p>
          </table:table-cell>
          <table:table-cell office:value-type="float" office:value="2.33294817619">
            <text:p>2.3329481762</text:p>
          </table:table-cell>
          <table:table-cell office:value-type="float" office:value="2.33904">
            <text:p>2.33904</text:p>
          </table:table-cell>
          <table:table-cell/>
          <table:table-cell table:formula="of:=[.D239]-[.C239]" office:value-type="float" office:value="0.00609182380999984">
            <text:p>0.0060918238</text:p>
          </table:table-cell>
          <table:table-cell table:formula="of:=[.$P$3]+[.D239]*[.$P$2]" office:value-type="float" office:value="2.33294931359669">
            <text:p>2.3329493136</text:p>
          </table:table-cell>
          <table:table-cell table:formula="of:=[.G239]-[.C239]" office:value-type="float" office:value="0.00000113740668883366">
            <text:p>1.13740668883366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35">
            <text:p>2.35</text:p>
          </table:table-cell>
          <table:table-cell office:value-type="float" office:value="2.34294098802">
            <text:p>2.342940988</text:p>
          </table:table-cell>
          <table:table-cell office:value-type="float" office:value="2.34902">
            <text:p>2.34902</text:p>
          </table:table-cell>
          <table:table-cell/>
          <table:table-cell table:formula="of:=[.D240]-[.C240]" office:value-type="float" office:value="0.00607901197999983">
            <text:p>0.006079012</text:p>
          </table:table-cell>
          <table:table-cell table:formula="of:=[.$P$3]+[.D240]*[.$P$2]" office:value-type="float" office:value="2.34293306212091">
            <text:p>2.3429330621</text:p>
          </table:table-cell>
          <table:table-cell table:formula="of:=[.G240]-[.C240]" office:value-type="float" office:value="-0.00000792589908504837">
            <text:p>-7.92589908504837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36">
            <text:p>2.36</text:p>
          </table:table-cell>
          <table:table-cell office:value-type="float" office:value="2.35293668695">
            <text:p>2.352936687</text:p>
          </table:table-cell>
          <table:table-cell office:value-type="float" office:value="2.35902">
            <text:p>2.35902</text:p>
          </table:table-cell>
          <table:table-cell/>
          <table:table-cell table:formula="of:=[.D241]-[.C241]" office:value-type="float" office:value="0.00608331304999998">
            <text:p>0.006083313</text:p>
          </table:table-cell>
          <table:table-cell table:formula="of:=[.$P$3]+[.D241]*[.$P$2]" office:value-type="float" office:value="2.35293681815721">
            <text:p>2.3529368182</text:p>
          </table:table-cell>
          <table:table-cell table:formula="of:=[.G241]-[.C241]" office:value-type="float" office:value="0.00000013120721398252">
            <text:p>1.3120721398252E-007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37">
            <text:p>2.37</text:p>
          </table:table-cell>
          <table:table-cell office:value-type="float" office:value="2.36292344518">
            <text:p>2.3629234452</text:p>
          </table:table-cell>
          <table:table-cell office:value-type="float" office:value="2.369">
            <text:p>2.369</text:p>
          </table:table-cell>
          <table:table-cell/>
          <table:table-cell table:formula="of:=[.D242]-[.C242]" office:value-type="float" office:value="0.00607655481999991">
            <text:p>0.0060765548</text:p>
          </table:table-cell>
          <table:table-cell table:formula="of:=[.$P$3]+[.D242]*[.$P$2]" office:value-type="float" office:value="2.36292056668144">
            <text:p>2.3629205667</text:p>
          </table:table-cell>
          <table:table-cell table:formula="of:=[.G242]-[.C242]" office:value-type="float" office:value="-0.00000287849855995503">
            <text:p>-2.87849855995503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38">
            <text:p>2.38</text:p>
          </table:table-cell>
          <table:table-cell office:value-type="float" office:value="2.37292098813">
            <text:p>2.3729209881</text:p>
          </table:table-cell>
          <table:table-cell office:value-type="float" office:value="2.37899">
            <text:p>2.37899</text:p>
          </table:table-cell>
          <table:table-cell/>
          <table:table-cell table:formula="of:=[.D243]-[.C243]" office:value-type="float" office:value="0.0060690118700002">
            <text:p>0.0060690119</text:p>
          </table:table-cell>
          <table:table-cell table:formula="of:=[.$P$3]+[.D243]*[.$P$2]" office:value-type="float" office:value="2.3729143189617">
            <text:p>2.372914319</text:p>
          </table:table-cell>
          <table:table-cell table:formula="of:=[.G243]-[.C243]" office:value-type="float" office:value="-0.00000666916829716868">
            <text:p>-6.66916829716868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39">
            <text:p>2.39</text:p>
          </table:table-cell>
          <table:table-cell office:value-type="float" office:value="2.38292113878">
            <text:p>2.3829211388</text:p>
          </table:table-cell>
          <table:table-cell office:value-type="float" office:value="2.38899">
            <text:p>2.38899</text:p>
          </table:table-cell>
          <table:table-cell/>
          <table:table-cell table:formula="of:=[.D244]-[.C244]" office:value-type="float" office:value="0.00606886122000017">
            <text:p>0.0060688612</text:p>
          </table:table-cell>
          <table:table-cell table:formula="of:=[.$P$3]+[.D244]*[.$P$2]" office:value-type="float" office:value="2.382918074998">
            <text:p>2.382918075</text:p>
          </table:table-cell>
          <table:table-cell table:formula="of:=[.G244]-[.C244]" office:value-type="float" office:value="-0.0000030637819983248">
            <text:p>-3.0637819983248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4">
            <text:p>2.4</text:p>
          </table:table-cell>
          <table:table-cell office:value-type="float" office:value="2.39292169921">
            <text:p>2.3929216992</text:p>
          </table:table-cell>
          <table:table-cell office:value-type="float" office:value="2.39898">
            <text:p>2.39898</text:p>
          </table:table-cell>
          <table:table-cell/>
          <table:table-cell table:formula="of:=[.D245]-[.C245]" office:value-type="float" office:value="0.00605830078999992">
            <text:p>0.0060583008</text:p>
          </table:table-cell>
          <table:table-cell table:formula="of:=[.$P$3]+[.D245]*[.$P$2]" office:value-type="float" office:value="2.39291182727826">
            <text:p>2.3929118273</text:p>
          </table:table-cell>
          <table:table-cell table:formula="of:=[.G245]-[.C245]" office:value-type="float" office:value="-0.00000987193173607182">
            <text:p>-9.87193173607182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41">
            <text:p>2.41</text:p>
          </table:table-cell>
          <table:table-cell office:value-type="float" office:value="2.40290577523">
            <text:p>2.4029057752</text:p>
          </table:table-cell>
          <table:table-cell office:value-type="float" office:value="2.40896">
            <text:p>2.40896</text:p>
          </table:table-cell>
          <table:table-cell/>
          <table:table-cell table:formula="of:=[.D246]-[.C246]" office:value-type="float" office:value="0.00605422477000017">
            <text:p>0.0060542248</text:p>
          </table:table-cell>
          <table:table-cell table:formula="of:=[.$P$3]+[.D246]*[.$P$2]" office:value-type="float" office:value="2.40289557580249">
            <text:p>2.4028955758</text:p>
          </table:table-cell>
          <table:table-cell table:formula="of:=[.G246]-[.C246]" office:value-type="float" office:value="-0.0000101994275096828">
            <text:p>-1.01994275096828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42">
            <text:p>2.42</text:p>
          </table:table-cell>
          <table:table-cell office:value-type="float" office:value="2.41290296428">
            <text:p>2.4129029643</text:p>
          </table:table-cell>
          <table:table-cell office:value-type="float" office:value="2.41896">
            <text:p>2.41896</text:p>
          </table:table-cell>
          <table:table-cell/>
          <table:table-cell table:formula="of:=[.D247]-[.C247]" office:value-type="float" office:value="0.00605703572000049">
            <text:p>0.0060570357</text:p>
          </table:table-cell>
          <table:table-cell table:formula="of:=[.$P$3]+[.D247]*[.$P$2]" office:value-type="float" office:value="2.41289933183879">
            <text:p>2.4128993318</text:p>
          </table:table-cell>
          <table:table-cell table:formula="of:=[.G247]-[.C247]" office:value-type="float" office:value="-0.00000363244121048822">
            <text:p>-3.63244121048822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43">
            <text:p>2.43</text:p>
          </table:table-cell>
          <table:table-cell office:value-type="float" office:value="2.42297750898">
            <text:p>2.422977509</text:p>
          </table:table-cell>
          <table:table-cell office:value-type="float" office:value="2.42903">
            <text:p>2.42903</text:p>
          </table:table-cell>
          <table:table-cell/>
          <table:table-cell table:formula="of:=[.D248]-[.C248]" office:value-type="float" office:value="0.00605249102000016">
            <text:p>0.006052491</text:p>
          </table:table-cell>
          <table:table-cell table:formula="of:=[.$P$3]+[.D248]*[.$P$2]" office:value-type="float" office:value="2.42297311416734">
            <text:p>2.4229731142</text:p>
          </table:table-cell>
          <table:table-cell table:formula="of:=[.G248]-[.C248]" office:value-type="float" office:value="-0.00000439481265823716">
            <text:p>-4.39481265823716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44">
            <text:p>2.44</text:p>
          </table:table-cell>
          <table:table-cell office:value-type="float" office:value="2.43297279812">
            <text:p>2.4329727981</text:p>
          </table:table-cell>
          <table:table-cell office:value-type="float" office:value="2.43902">
            <text:p>2.43902</text:p>
          </table:table-cell>
          <table:table-cell/>
          <table:table-cell table:formula="of:=[.D249]-[.C249]" office:value-type="float" office:value="0.00604720188000041">
            <text:p>0.0060472019</text:p>
          </table:table-cell>
          <table:table-cell table:formula="of:=[.$P$3]+[.D249]*[.$P$2]" office:value-type="float" office:value="2.4329668664476">
            <text:p>2.4329668664</text:p>
          </table:table-cell>
          <table:table-cell table:formula="of:=[.G249]-[.C249]" office:value-type="float" office:value="-0.0000059316723954872">
            <text:p>-5.9316723954872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45">
            <text:p>2.45</text:p>
          </table:table-cell>
          <table:table-cell office:value-type="float" office:value="2.44296320714">
            <text:p>2.4429632071</text:p>
          </table:table-cell>
          <table:table-cell office:value-type="float" office:value="2.449">
            <text:p>2.449</text:p>
          </table:table-cell>
          <table:table-cell/>
          <table:table-cell table:formula="of:=[.D250]-[.C250]" office:value-type="float" office:value="0.00603679285999981">
            <text:p>0.0060367929</text:p>
          </table:table-cell>
          <table:table-cell table:formula="of:=[.$P$3]+[.D250]*[.$P$2]" office:value-type="float" office:value="2.44295061497183">
            <text:p>2.442950615</text:p>
          </table:table-cell>
          <table:table-cell table:formula="of:=[.G250]-[.C250]" office:value-type="float" office:value="-0.0000125921681699559">
            <text:p>-1.25921681699559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46">
            <text:p>2.46</text:p>
          </table:table-cell>
          <table:table-cell office:value-type="float" office:value="2.45295721106">
            <text:p>2.4529572111</text:p>
          </table:table-cell>
          <table:table-cell office:value-type="float" office:value="2.45899">
            <text:p>2.45899</text:p>
          </table:table-cell>
          <table:table-cell/>
          <table:table-cell table:formula="of:=[.D251]-[.C251]" office:value-type="float" office:value="0.00603278893999981">
            <text:p>0.0060327889</text:p>
          </table:table-cell>
          <table:table-cell table:formula="of:=[.$P$3]+[.D251]*[.$P$2]" office:value-type="float" office:value="2.45294436725209">
            <text:p>2.4529443673</text:p>
          </table:table-cell>
          <table:table-cell table:formula="of:=[.G251]-[.C251]" office:value-type="float" office:value="-0.0000128438079074478">
            <text:p>-1.28438079074478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47">
            <text:p>2.47</text:p>
          </table:table-cell>
          <table:table-cell office:value-type="float" office:value="2.46295888908">
            <text:p>2.4629588891</text:p>
          </table:table-cell>
          <table:table-cell office:value-type="float" office:value="2.46899">
            <text:p>2.46899</text:p>
          </table:table-cell>
          <table:table-cell/>
          <table:table-cell table:formula="of:=[.D252]-[.C252]" office:value-type="float" office:value="0.00603111091999997">
            <text:p>0.0060311109</text:p>
          </table:table-cell>
          <table:table-cell table:formula="of:=[.$P$3]+[.D252]*[.$P$2]" office:value-type="float" office:value="2.46294812328839">
            <text:p>2.4629481233</text:p>
          </table:table-cell>
          <table:table-cell table:formula="of:=[.G252]-[.C252]" office:value-type="float" office:value="-0.0000107657916084136">
            <text:p>-1.07657916084136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48">
            <text:p>2.48</text:p>
          </table:table-cell>
          <table:table-cell office:value-type="float" office:value="2.47295531444">
            <text:p>2.4729553144</text:p>
          </table:table-cell>
          <table:table-cell office:value-type="float" office:value="2.47898">
            <text:p>2.47898</text:p>
          </table:table-cell>
          <table:table-cell/>
          <table:table-cell table:formula="of:=[.D253]-[.C253]" office:value-type="float" office:value="0.00602468555999991">
            <text:p>0.0060246856</text:p>
          </table:table-cell>
          <table:table-cell table:formula="of:=[.$P$3]+[.D253]*[.$P$2]" office:value-type="float" office:value="2.47294187556865">
            <text:p>2.4729418756</text:p>
          </table:table-cell>
          <table:table-cell table:formula="of:=[.G253]-[.C253]" office:value-type="float" office:value="-0.0000134388713459721">
            <text:p>-1.34388713459721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49">
            <text:p>2.49</text:p>
          </table:table-cell>
          <table:table-cell office:value-type="float" office:value="2.4829465989">
            <text:p>2.4829465989</text:p>
          </table:table-cell>
          <table:table-cell office:value-type="float" office:value="2.48897">
            <text:p>2.48897</text:p>
          </table:table-cell>
          <table:table-cell/>
          <table:table-cell table:formula="of:=[.D254]-[.C254]" office:value-type="float" office:value="0.00602340110000021">
            <text:p>0.0060234011</text:p>
          </table:table-cell>
          <table:table-cell table:formula="of:=[.$P$3]+[.D254]*[.$P$2]" office:value-type="float" office:value="2.48293562784892">
            <text:p>2.4829356278</text:p>
          </table:table-cell>
          <table:table-cell table:formula="of:=[.G254]-[.C254]" office:value-type="float" office:value="-0.0000109710510836081">
            <text:p>-1.09710510836081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2.49294393696">
            <text:p>2.492943937</text:p>
          </table:table-cell>
          <table:table-cell office:value-type="float" office:value="2.49896">
            <text:p>2.49896</text:p>
          </table:table-cell>
          <table:table-cell/>
          <table:table-cell table:formula="of:=[.D255]-[.C255]" office:value-type="float" office:value="0.00601606303999969">
            <text:p>0.006016063</text:p>
          </table:table-cell>
          <table:table-cell table:formula="of:=[.$P$3]+[.D255]*[.$P$2]" office:value-type="float" office:value="2.49292938012918">
            <text:p>2.4929293801</text:p>
          </table:table-cell>
          <table:table-cell table:formula="of:=[.G255]-[.C255]" office:value-type="float" office:value="-0.0000145568308216326">
            <text:p>-1.45568308216326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51">
            <text:p>2.51</text:p>
          </table:table-cell>
          <table:table-cell office:value-type="float" office:value="2.5">
            <text:p>2.5</text:p>
          </table:table-cell>
          <table:table-cell office:value-type="float" office:value="2.50895">
            <text:p>2.50895</text:p>
          </table:table-cell>
          <table:table-cell/>
          <table:table-cell table:formula="of:=[.D256]-[.C256]" office:value-type="float" office:value="0.00895000000000001">
            <text:p>0.00895</text:p>
          </table:table-cell>
          <table:table-cell table:formula="of:=[.$P$3]+[.D256]*[.$P$2]" office:value-type="float" office:value="2.50292313240944">
            <text:p>2.5029231324</text:p>
          </table:table-cell>
          <table:table-cell table:formula="of:=[.G256]-[.C256]" office:value-type="float" office:value="0.0029231324094412">
            <text:p>0.0029231324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52">
            <text:p>2.52</text:p>
          </table:table-cell>
          <table:table-cell office:value-type="float" office:value="2.5">
            <text:p>2.5</text:p>
          </table:table-cell>
          <table:table-cell office:value-type="float" office:value="2.51893">
            <text:p>2.51893</text:p>
          </table:table-cell>
          <table:table-cell/>
          <table:table-cell table:formula="of:=[.D257]-[.C257]" office:value-type="float" office:value="0.0189300000000001">
            <text:p>0.01893</text:p>
          </table:table-cell>
          <table:table-cell table:formula="of:=[.$P$3]+[.D257]*[.$P$2]" office:value-type="float" office:value="2.51290688093367">
            <text:p>2.5129068809</text:p>
          </table:table-cell>
          <table:table-cell table:formula="of:=[.G257]-[.C257]" office:value-type="float" office:value="0.0129068809336674">
            <text:p>0.0129068809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53">
            <text:p>2.53</text:p>
          </table:table-cell>
          <table:table-cell office:value-type="float" office:value="2.5">
            <text:p>2.5</text:p>
          </table:table-cell>
          <table:table-cell office:value-type="float" office:value="2.52893">
            <text:p>2.52893</text:p>
          </table:table-cell>
          <table:table-cell table:number-columns-repeated="1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0">07/10/2012</text:date>, <text:time>15:4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7-10T15:45:26</dc:date>
    <dc:creator>Mark Thoren</dc:creator>
    <meta:generator>OpenOffice.org/3.3$Unix OpenOffice.org_project/330m20$Build-9567</meta:generator>
    <meta:editing-duration>P2DT22H32M27S</meta:editing-duration>
    <meta:editing-cycles>5</meta:editing-cycles>
    <meta:document-statistic meta:table-count="2" meta:cell-count="17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0.0001" chart:maximum="0.00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168cm" svg:height="16.024cm" xlink:href=".." xlink:type="simple" chart:class="chart:scatter" chart:style-name="ch1">
        <chart:plot-area chart:style-name="ch2" table:cell-range-address="Sheet1.D5:Sheet1.D257 Sheet1.H5:Sheet1.H257" svg:x="1.013cm" svg:y="1.415cm" svg:width="26.029cm" svg:height="13.869cm">
          <chartooo:coordinate-region svg:x="2.649cm" svg:y="1.612cm" svg:width="24.287cm" svg:height="13.47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H5:Sheet1.H257" chart:class="chart:scatter">
            <chart:domain table:cell-range-address="Sheet1.D5:Sheet1.D257"/>
            <chart:data-point chart:repeated="2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D5:Sheet1.D257</svg:desc>
                </draw:g>
              </table:table-cell>
              <table:table-cell office:value-type="float" office:value="NaN">
                <text:p>NaN</text:p>
                <draw:g>
                  <svg:desc>Sheet1.H5:Sheet1.H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003">
                <text:p>0.01003</text:p>
              </table:table-cell>
              <table:table-cell office:value-type="float" office:value="-0.0000399882496770099">
                <text:p>-0.00003998824967700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001">
                <text:p>0.02001</text:p>
              </table:table-cell>
              <table:table-cell office:value-type="float" office:value="-0.0000357895208008534">
                <text:p>-0.00003578952080085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-0.0000287582198383977">
                <text:p>-0.00002875821983839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-0.0000225078781396423">
                <text:p>-0.00002250787813964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999">
                <text:p>0.04999</text:p>
              </table:table-cell>
              <table:table-cell office:value-type="float" office:value="-0.000017246089977184">
                <text:p>-0.0000172460899771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997">
                <text:p>0.05997</text:p>
              </table:table-cell>
              <table:table-cell office:value-type="float" office:value="-0.0000182068881510317">
                <text:p>-0.00001820688815103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996">
                <text:p>0.06996</text:p>
              </table:table-cell>
              <table:table-cell office:value-type="float" office:value="-0.0000154037915885696">
                <text:p>-0.00001540379158856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996">
                <text:p>0.07996</text:p>
              </table:table-cell>
              <table:table-cell office:value-type="float" office:value="-0.00000978674928980849">
                <text:p>-0.000009786749289808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995">
                <text:p>0.08995</text:p>
              </table:table-cell>
              <table:table-cell office:value-type="float" office:value="-0.00000757969922736412">
                <text:p>-0.000007579699227364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993">
                <text:p>0.09993</text:p>
              </table:table-cell>
              <table:table-cell office:value-type="float" office:value="-0.0000116697413012068">
                <text:p>-0.00001166974130120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993">
                <text:p>0.10993</text:p>
              </table:table-cell>
              <table:table-cell office:value-type="float" office:value="-0.00000351950170243698">
                <text:p>-0.00000351950170243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992">
                <text:p>0.11992</text:p>
              </table:table-cell>
              <table:table-cell office:value-type="float" office:value="-0.00000976886043997649">
                <text:p>-0.000009768860439976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991">
                <text:p>0.12991</text:p>
              </table:table-cell>
              <table:table-cell office:value-type="float" office:value="-0.00000808335117755132">
                <text:p>-0.000008083351177551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99">
                <text:p>0.1399</text:p>
              </table:table-cell>
              <table:table-cell office:value-type="float" office:value="-0.00000243040691511043">
                <text:p>-0.000002430406915110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997">
                <text:p>0.14997</text:p>
              </table:table-cell>
              <table:table-cell office:value-type="float" office:value="-0.00000101348236222765">
                <text:p>-0.000001013482362227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996">
                <text:p>0.15996</text:p>
              </table:table-cell>
              <table:table-cell office:value-type="float" office:value="-0.000000818088099763248">
                <text:p>-0.0000008180880997632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6995">
                <text:p>0.16995</text:p>
              </table:table-cell>
              <table:table-cell office:value-type="float" office:value="0.000000290001162694953">
                <text:p>0.0000002900011626949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7993">
                <text:p>0.17993</text:p>
              </table:table-cell>
              <table:table-cell office:value-type="float" office:value="-0.00000117371161117985">
                <text:p>-0.000001173711611179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8992">
                <text:p>0.18992</text:p>
              </table:table-cell>
              <table:table-cell office:value-type="float" office:value="-0.00000375365934870975">
                <text:p>-0.000003753659348709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9992">
                <text:p>0.19992</text:p>
              </table:table-cell>
              <table:table-cell office:value-type="float" office:value="0.00000195651495005222">
                <text:p>0.000001956514950052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991">
                <text:p>0.20991</text:p>
              </table:table-cell>
              <table:table-cell office:value-type="float" office:value="-0.00000438597578747424">
                <text:p>-0.000004385975787474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199">
                <text:p>0.2199</text:p>
              </table:table-cell>
              <table:table-cell office:value-type="float" office:value="0.00000527165447497535">
                <text:p>0.000005271654474975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2989">
                <text:p>0.22989</text:p>
              </table:table-cell>
              <table:table-cell office:value-type="float" office:value="0.00000397693173742608">
                <text:p>0.000003976931737426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3988">
                <text:p>0.23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4987">
                <text:p>0.24987</text:p>
              </table:table-cell>
              <table:table-cell office:value-type="float" office:value="-0.00000200252773766008">
                <text:p>-0.000002002527737660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986">
                <text:p>0.25986</text:p>
              </table:table-cell>
              <table:table-cell office:value-type="float" office:value="0.00000590421652479911">
                <text:p>0.000005904216524799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6985">
                <text:p>0.26985</text:p>
              </table:table-cell>
              <table:table-cell office:value-type="float" office:value="0.00000395756778726053">
                <text:p>0.000003957567787260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7985">
                <text:p>0.27985</text:p>
              </table:table-cell>
              <table:table-cell office:value-type="float" office:value="0.00000858740808601377">
                <text:p>0.000008587408086013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8991">
                <text:p>0.28991</text:p>
              </table:table-cell>
              <table:table-cell office:value-type="float" office:value="-0.000000465083397460653">
                <text:p>-0.0000004650833974606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999">
                <text:p>0.2999</text:p>
              </table:table-cell>
              <table:table-cell office:value-type="float" office:value="0.00000384675586495575">
                <text:p>0.000003846755864955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0989">
                <text:p>0.30989</text:p>
              </table:table-cell>
              <table:table-cell office:value-type="float" office:value="0.00000188148012741918">
                <text:p>0.000001881480127419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1988">
                <text:p>0.31988</text:p>
              </table:table-cell>
              <table:table-cell office:value-type="float" office:value="0.00000217000638991216">
                <text:p>0.000002170006389912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2987">
                <text:p>0.32987</text:p>
              </table:table-cell>
              <table:table-cell office:value-type="float" office:value="0.00000335260165246209">
                <text:p>0.000003352601652462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3986">
                <text:p>0.33986</text:p>
              </table:table-cell>
              <table:table-cell office:value-type="float" office:value="0.00000867026891487877">
                <text:p>0.000008670268914878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4985">
                <text:p>0.34985</text:p>
              </table:table-cell>
              <table:table-cell office:value-type="float" office:value="0.00000866077117733788">
                <text:p>0.000008660771177337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5984">
                <text:p>0.35984</text:p>
              </table:table-cell>
              <table:table-cell office:value-type="float" office:value="0.00000272806243978296">
                <text:p>0.000002728062439782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984">
                <text:p>0.36984</text:p>
              </table:table-cell>
              <table:table-cell office:value-type="float" office:value="0.000010896928738513">
                <text:p>0.0000108969287385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7982">
                <text:p>0.37982</text:p>
              </table:table-cell>
              <table:table-cell office:value-type="float" office:value="0.00000596869596464211">
                <text:p>0.000005968695964642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8981">
                <text:p>0.38981</text:p>
              </table:table-cell>
              <table:table-cell office:value-type="float" office:value="0.00000381715622710388">
                <text:p>0.000003817156227103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9981">
                <text:p>0.39981</text:p>
              </table:table-cell>
              <table:table-cell office:value-type="float" office:value="0.0000116321195258728">
                <text:p>0.00001163211952587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098">
                <text:p>0.4098</text:p>
              </table:table-cell>
              <table:table-cell office:value-type="float" office:value="0.00000882865478829542">
                <text:p>0.000008828654788295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1979">
                <text:p>0.41979</text:p>
              </table:table-cell>
              <table:table-cell office:value-type="float" office:value="0.0000101043820508462">
                <text:p>0.00001010438205084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2986">
                <text:p>0.42986</text:p>
              </table:table-cell>
              <table:table-cell office:value-type="float" office:value="0.00000876459260362728">
                <text:p>0.000008764592603627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3985">
                <text:p>0.43985</text:p>
              </table:table-cell>
              <table:table-cell office:value-type="float" office:value="0.0000106922458660286">
                <text:p>0.00001069224586602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4983">
                <text:p>0.44983</text:p>
              </table:table-cell>
              <table:table-cell office:value-type="float" office:value="0.00000611791609228529">
                <text:p>0.000006117916092285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5982">
                <text:p>0.45982</text:p>
              </table:table-cell>
              <table:table-cell office:value-type="float" office:value="0.0000065368273547417">
                <text:p>0.00000653682735474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6982">
                <text:p>0.46982</text:p>
              </table:table-cell>
              <table:table-cell office:value-type="float" office:value="0.0000130106856534584">
                <text:p>0.00001301068565345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798">
                <text:p>0.4798</text:p>
              </table:table-cell>
              <table:table-cell office:value-type="float" office:value="0.00000776580387956694">
                <text:p>0.000007765803879566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8979">
                <text:p>0.48979</text:p>
              </table:table-cell>
              <table:table-cell office:value-type="float" office:value="0.0000116864881420931">
                <text:p>0.00001168648814209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9978">
                <text:p>0.49978</text:p>
              </table:table-cell>
              <table:table-cell office:value-type="float" office:value="0.0000101123684045912">
                <text:p>0.00001011236840459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0977">
                <text:p>0.50977</text:p>
              </table:table-cell>
              <table:table-cell office:value-type="float" office:value="0.00000192585866698458">
                <text:p>0.000001925858666984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1977">
                <text:p>0.51977</text:p>
              </table:table-cell>
              <table:table-cell office:value-type="float" office:value="0.0000114172029658244">
                <text:p>0.00001141720296582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2975">
                <text:p>0.52975</text:p>
              </table:table-cell>
              <table:table-cell office:value-type="float" office:value="0.00000425379619195532">
                <text:p>0.000004253796191955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3974">
                <text:p>0.53974</text:p>
              </table:table-cell>
              <table:table-cell office:value-type="float" office:value="0.00000484034445435988">
                <text:p>0.000004840344454359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4974">
                <text:p>0.54974</text:p>
              </table:table-cell>
              <table:table-cell office:value-type="float" office:value="0.00000827809275305569">
                <text:p>0.000008278092753055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973">
                <text:p>0.55973</text:p>
              </table:table-cell>
              <table:table-cell office:value-type="float" office:value="0.00000921854401558786">
                <text:p>0.000009218544015587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6971">
                <text:p>0.56971</text:p>
              </table:table-cell>
              <table:table-cell office:value-type="float" office:value="0.00000501674324171475">
                <text:p>0.000005016743241714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7978">
                <text:p>0.57978</text:p>
              </table:table-cell>
              <table:table-cell office:value-type="float" office:value="0.00000833356679463826">
                <text:p>0.000008333566794638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8978">
                <text:p>0.58978</text:p>
              </table:table-cell>
              <table:table-cell office:value-type="float" office:value="0.0000119762050934114">
                <text:p>0.00001197620509341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9977">
                <text:p>0.59977</text:p>
              </table:table-cell>
              <table:table-cell office:value-type="float" office:value="0.00000913548635572692">
                <text:p>0.000009135486355726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0975">
                <text:p>0.60975</text:p>
              </table:table-cell>
              <table:table-cell office:value-type="float" office:value="0.0000068894635818495">
                <text:p>0.00000688946358184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1975">
                <text:p>0.61975</text:p>
              </table:table-cell>
              <table:table-cell office:value-type="float" office:value="0.0000115379298806229">
                <text:p>0.00001153792988062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2974">
                <text:p>0.62974</text:p>
              </table:table-cell>
              <table:table-cell office:value-type="float" office:value="0.00000871583814321397">
                <text:p>0.000008715838143213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3973">
                <text:p>0.63973</text:p>
              </table:table-cell>
              <table:table-cell office:value-type="float" office:value="0.0000113699234055575">
                <text:p>0.00001136992340555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4971">
                <text:p>0.64971</text:p>
              </table:table-cell>
              <table:table-cell office:value-type="float" office:value="0.00000714949563174194">
                <text:p>0.000007149495631741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5971">
                <text:p>0.65971</text:p>
              </table:table-cell>
              <table:table-cell office:value-type="float" office:value="0.0000143125339305827">
                <text:p>0.00001431253393058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697">
                <text:p>0.6697</text:p>
              </table:table-cell>
              <table:table-cell office:value-type="float" office:value="0.00000891999119301268">
                <text:p>0.000008919991193012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797">
                <text:p>0.6797</text:p>
              </table:table-cell>
              <table:table-cell office:value-type="float" office:value="0.0000153752244917982">
                <text:p>0.00001537522449179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8968">
                <text:p>0.68968</text:p>
              </table:table-cell>
              <table:table-cell office:value-type="float" office:value="0.0000146751967179393">
                <text:p>0.00001467519671793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9967">
                <text:p>0.69967</text:p>
              </table:table-cell>
              <table:table-cell office:value-type="float" office:value="0.0000120766219803281">
                <text:p>0.00001207662198032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0966">
                <text:p>0.70966</text:p>
              </table:table-cell>
              <table:table-cell office:value-type="float" office:value="0.0000069448502427738">
                <text:p>0.00000694485024277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1973">
                <text:p>0.71973</text:p>
              </table:table-cell>
              <table:table-cell office:value-type="float" office:value="0.0000111743697956967">
                <text:p>0.00001117436979569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2972">
                <text:p>0.72972</text:p>
              </table:table-cell>
              <table:table-cell office:value-type="float" office:value="0.0000119099300580627">
                <text:p>0.00001190993005806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3971">
                <text:p>0.73971</text:p>
              </table:table-cell>
              <table:table-cell office:value-type="float" office:value="0.0000129062613205555">
                <text:p>0.00001290626132055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4971">
                <text:p>0.74971</text:p>
              </table:table-cell>
              <table:table-cell office:value-type="float" office:value="0.0000149097716193314">
                <text:p>0.00001490977161933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597">
                <text:p>0.7597</text:p>
              </table:table-cell>
              <table:table-cell office:value-type="float" office:value="0.0000146953828816798">
                <text:p>0.00001469538288167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6968">
                <text:p>0.76968</text:p>
              </table:table-cell>
              <table:table-cell office:value-type="float" office:value="0.00000965539210795452">
                <text:p>0.000009655392107954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7968">
                <text:p>0.77968</text:p>
              </table:table-cell>
              <table:table-cell office:value-type="float" office:value="0.0000176193674067404">
                <text:p>0.00001761936740674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8966">
                <text:p>0.78966</text:p>
              </table:table-cell>
              <table:table-cell office:value-type="float" office:value="0.00000892859163281745">
                <text:p>0.000008928591632817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9966">
                <text:p>0.79966</text:p>
              </table:table-cell>
              <table:table-cell office:value-type="float" office:value="0.0000196679079316198">
                <text:p>0.00001966790793161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0964">
                <text:p>0.80964</text:p>
              </table:table-cell>
              <table:table-cell office:value-type="float" office:value="0.0000145906641577653">
                <text:p>0.00001459066415776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1963">
                <text:p>0.81963</text:p>
              </table:table-cell>
              <table:table-cell office:value-type="float" office:value="0.0000125695094201905">
                <text:p>0.00001256950942019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2962">
                <text:p>0.82962</text:p>
              </table:table-cell>
              <table:table-cell office:value-type="float" office:value="0.00000624564468265643">
                <text:p>0.000006245644682656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3962">
                <text:p>0.83962</text:p>
              </table:table-cell>
              <table:table-cell office:value-type="float" office:value="0.0000191083769813805">
                <text:p>0.00001910837698138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496">
                <text:p>0.8496</text:p>
              </table:table-cell>
              <table:table-cell office:value-type="float" office:value="0.00000797753620751518">
                <text:p>0.000007977536207515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5967">
                <text:p>0.85967</text:p>
              </table:table-cell>
              <table:table-cell office:value-type="float" office:value="0.00000779258676042449">
                <text:p>0.000007792586760424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6966">
                <text:p>0.86966</text:p>
              </table:table-cell>
              <table:table-cell office:value-type="float" office:value="0.00000700077802295862">
                <text:p>0.000007000778022958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7965">
                <text:p>0.87965</text:p>
              </table:table-cell>
              <table:table-cell office:value-type="float" office:value="0.0000103626682853575">
                <text:p>0.00001036266828535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8964">
                <text:p>0.88964</text:p>
              </table:table-cell>
              <table:table-cell office:value-type="float" office:value="0.00000903069254776234">
                <text:p>0.000009030692547762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9964">
                <text:p>0.89964</text:p>
              </table:table-cell>
              <table:table-cell office:value-type="float" office:value="0.0000108106858466295">
                <text:p>0.00001081068584662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0963">
                <text:p>0.90963</text:p>
              </table:table-cell>
              <table:table-cell office:value-type="float" office:value="0.0000127942191090469">
                <text:p>0.00001279421910904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1961">
                <text:p>0.91961</text:p>
              </table:table-cell>
              <table:table-cell office:value-type="float" office:value="0.00000784735933512248">
                <text:p>0.000007847359335122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296">
                <text:p>0.9296</text:p>
              </table:table-cell>
              <table:table-cell office:value-type="float" office:value="0.00000619873459772879">
                <text:p>0.000006198734597728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396">
                <text:p>0.9396</text:p>
              </table:table-cell>
              <table:table-cell office:value-type="float" office:value="0.0000124118228962411">
                <text:p>0.00001241182289624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4959">
                <text:p>0.94959</text:p>
              </table:table-cell>
              <table:table-cell office:value-type="float" office:value="0.0000132218891588654">
                <text:p>0.00001322188915886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5957">
                <text:p>0.95957</text:p>
              </table:table-cell>
              <table:table-cell office:value-type="float" office:value="0.0000106964693848965">
                <text:p>0.00001069646938489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6956">
                <text:p>0.96956</text:p>
              </table:table-cell>
              <table:table-cell office:value-type="float" office:value="0.0000101095516474858">
                <text:p>0.00001010955164748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7956">
                <text:p>0.97956</text:p>
              </table:table-cell>
              <table:table-cell office:value-type="float" office:value="0.0000141433459462936">
                <text:p>0.00001414334594629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8955">
                <text:p>0.98955</text:p>
              </table:table-cell>
              <table:table-cell office:value-type="float" office:value="0.000013295658208623">
                <text:p>0.0000132956582086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9953">
                <text:p>0.99953</text:p>
              </table:table-cell>
              <table:table-cell office:value-type="float" office:value="0.00000885171343478763">
                <text:p>0.000008851713434787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096">
                <text:p>1.0096</text:p>
              </table:table-cell>
              <table:table-cell office:value-type="float" office:value="0.00000916967698749716">
                <text:p>0.000009169676987497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196">
                <text:p>1.0196</text:p>
              </table:table-cell>
              <table:table-cell office:value-type="float" office:value="0.0000139671532863872">
                <text:p>0.00001396715328638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2959">
                <text:p>1.02959</text:p>
              </table:table-cell>
              <table:table-cell office:value-type="float" office:value="0.0000125234235488492">
                <text:p>0.00001252342354884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3957">
                <text:p>1.03957</text:p>
              </table:table-cell>
              <table:table-cell office:value-type="float" office:value="0.00000904804777501766">
                <text:p>0.000009048047775017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4956">
                <text:p>1.04956</text:p>
              </table:table-cell>
              <table:table-cell office:value-type="float" office:value="0.00000723178803752056">
                <text:p>0.000007231788037520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5956">
                <text:p>1.05956</text:p>
              </table:table-cell>
              <table:table-cell office:value-type="float" office:value="0.00000960782433612195">
                <text:p>0.000009607824336121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6955">
                <text:p>1.06955</text:p>
              </table:table-cell>
              <table:table-cell office:value-type="float" office:value="0.00000712101459865444">
                <text:p>0.000007121014598654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7954">
                <text:p>1.07954</text:p>
              </table:table-cell>
              <table:table-cell office:value-type="float" office:value="0.0000155306748610418">
                <text:p>0.00001553067486104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8953">
                <text:p>1.08953</text:p>
              </table:table-cell>
              <table:table-cell office:value-type="float" office:value="0.0000118331351235401">
                <text:p>0.00001183313512354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9952">
                <text:p>1.09952</text:p>
              </table:table-cell>
              <table:table-cell office:value-type="float" office:value="0.0000134441453860656">
                <text:p>0.00001344414538606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0951">
                <text:p>1.10951</text:p>
              </table:table-cell>
              <table:table-cell office:value-type="float" office:value="0.00000939270564837003">
                <text:p>0.000009392705648370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1949">
                <text:p>1.11949</text:p>
              </table:table-cell>
              <table:table-cell office:value-type="float" office:value="0.00000843189987476123">
                <text:p>0.000008431899874761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2948">
                <text:p>1.12948</text:p>
              </table:table-cell>
              <table:table-cell office:value-type="float" office:value="0.00000505102013703684">
                <text:p>0.000005051020137036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3948">
                <text:p>1.13948</text:p>
              </table:table-cell>
              <table:table-cell office:value-type="float" office:value="0.00000932695643585113">
                <text:p>0.000009326956435851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4955">
                <text:p>1.14955</text:p>
              </table:table-cell>
              <table:table-cell office:value-type="float" office:value="0.00000971942498884104">
                <text:p>0.000009719424988841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5954">
                <text:p>1.15954</text:p>
              </table:table-cell>
              <table:table-cell office:value-type="float" office:value="0.0000147763252511535">
                <text:p>0.00001477632525115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6953">
                <text:p>1.16953</text:p>
              </table:table-cell>
              <table:table-cell office:value-type="float" office:value="0.0000129786855134206">
                <text:p>0.00001297868551342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7952">
                <text:p>1.17952</text:p>
              </table:table-cell>
              <table:table-cell office:value-type="float" office:value="0.00000836845577611989">
                <text:p>0.000008368455776119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8951">
                <text:p>1.18951</text:p>
              </table:table-cell>
              <table:table-cell office:value-type="float" office:value="0.00000642180603871445">
                <text:p>0.000006421806038714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1995">
                <text:p>1.1995</text:p>
              </table:table-cell>
              <table:table-cell office:value-type="float" office:value="0.0000107336463008867">
                <text:p>0.00001073364630088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0949">
                <text:p>1.20949</text:p>
              </table:table-cell>
              <table:table-cell office:value-type="float" office:value="0.00000975557656324177">
                <text:p>0.000009755576563241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1949">
                <text:p>1.21949</text:p>
              </table:table-cell>
              <table:table-cell office:value-type="float" office:value="0.0000126345328621547">
                <text:p>0.00001263453286215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2948">
                <text:p>1.22948</text:p>
              </table:table-cell>
              <table:table-cell office:value-type="float" office:value="0.00000891836312466587">
                <text:p>0.000008918363124665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3946">
                <text:p>1.23946</text:p>
              </table:table-cell>
              <table:table-cell office:value-type="float" office:value="0.0000049028273507723">
                <text:p>0.00000490282735077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4946">
                <text:p>1.24946</text:p>
              </table:table-cell>
              <table:table-cell office:value-type="float" office:value="0.00000990520364951841">
                <text:p>0.000009905203649518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5945">
                <text:p>1.25945</text:p>
              </table:table-cell>
              <table:table-cell office:value-type="float" office:value="0.00000443815391193425">
                <text:p>0.000004438153911934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6944">
                <text:p>1.26944</text:p>
              </table:table-cell>
              <table:table-cell office:value-type="float" office:value="0.0000098862041744141">
                <text:p>0.00000988620417441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7943">
                <text:p>1.27943</text:p>
              </table:table-cell>
              <table:table-cell office:value-type="float" office:value="0.00000793955443678662">
                <text:p>0.000007939554436786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895">
                <text:p>1.2895</text:p>
              </table:table-cell>
              <table:table-cell office:value-type="float" office:value="0.00000613410298999639">
                <text:p>0.000006134102989996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29949">
                <text:p>1.29949</text:p>
              </table:table-cell>
              <table:table-cell office:value-type="float" office:value="0.00000470899325222263">
                <text:p>0.000004708993252222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0947">
                <text:p>1.30947</text:p>
              </table:table-cell>
              <table:table-cell office:value-type="float" office:value="0.00000114049747823586">
                <text:p>0.000001140497478235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1946">
                <text:p>1.31946</text:p>
              </table:table-cell>
              <table:table-cell office:value-type="float" office:value="0.00000450238774085676">
                <text:p>0.000004502387740856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2946">
                <text:p>1.32946</text:p>
              </table:table-cell>
              <table:table-cell office:value-type="float" office:value="0.00000624512403968325">
                <text:p>0.000006245124039683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3945">
                <text:p>1.33945</text:p>
              </table:table-cell>
              <table:table-cell office:value-type="float" office:value="0.00000832179430187985">
                <text:p>0.000008321794301879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4943">
                <text:p>1.34943</text:p>
              </table:table-cell>
              <table:table-cell office:value-type="float" office:value="0.0000020338285282584">
                <text:p>0.00000203382852825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5943">
                <text:p>1.35943</text:p>
              </table:table-cell>
              <table:table-cell office:value-type="float" office:value="0.00000899197482717717">
                <text:p>0.000008991974827177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6942">
                <text:p>1.36942</text:p>
              </table:table-cell>
              <table:table-cell office:value-type="float" office:value="0.00000121524508944759">
                <text:p>0.000001215245089447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7942">
                <text:p>1.37942</text:p>
              </table:table-cell>
              <table:table-cell office:value-type="float" office:value="0.0000117496713882836">
                <text:p>0.00001174967138828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894">
                <text:p>1.3894</text:p>
              </table:table-cell>
              <table:table-cell office:value-type="float" office:value="0.00000758512561405134">
                <text:p>0.000007585125614051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39939">
                <text:p>1.39939</text:p>
              </table:table-cell>
              <table:table-cell office:value-type="float" office:value="0.00000699820587657385">
                <text:p>0.000006998205876573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0938">
                <text:p>1.40938</text:p>
              </table:table-cell>
              <table:table-cell office:value-type="float" office:value="0.00000406435613919953">
                <text:p>0.000004064356139199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1937">
                <text:p>1.41937</text:p>
              </table:table-cell>
              <table:table-cell office:value-type="float" office:value="0.00000627140640174773">
                <text:p>0.000006271406401747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2943">
                <text:p>1.42943</text:p>
              </table:table-cell>
              <table:table-cell office:value-type="float" office:value="0.00000547042891807514">
                <text:p>0.000005470428918075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3942">
                <text:p>1.43942</text:p>
              </table:table-cell>
              <table:table-cell office:value-type="float" office:value="0.00000125135918072061">
                <text:p>0.000001251359180720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4942">
                <text:p>1.44942</text:p>
              </table:table-cell>
              <table:table-cell office:value-type="float" office:value="0.00000573218547939014">
                <text:p>0.000005732185479390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5942">
                <text:p>1.45942</text:p>
              </table:table-cell>
              <table:table-cell office:value-type="float" office:value="0.0000103806517783855">
                <text:p>0.00001038065177838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694">
                <text:p>1.4694</text:p>
              </table:table-cell>
              <table:table-cell office:value-type="float" office:value="0.0000101649160042516">
                <text:p>0.00001016491600425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7939">
                <text:p>1.47939</text:p>
              </table:table-cell>
              <table:table-cell office:value-type="float" office:value="0.00000736144626678481">
                <text:p>0.000007361446266784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8938">
                <text:p>1.48938</text:p>
              </table:table-cell>
              <table:table-cell office:value-type="float" office:value="0.00000303061652928704">
                <text:p>0.000003030616529287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49938">
                <text:p>1.49938</text:p>
              </table:table-cell>
              <table:table-cell office:value-type="float" office:value="0.0000117023928278837">
                <text:p>0.000011702392827883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0936">
                <text:p>1.50936</text:p>
              </table:table-cell>
              <table:table-cell office:value-type="float" office:value="0.00000725844705429246">
                <text:p>0.000007258447054292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1935">
                <text:p>1.51935</text:p>
              </table:table-cell>
              <table:table-cell office:value-type="float" office:value="0.00000508828731682343">
                <text:p>0.000005088287316823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2935">
                <text:p>1.52935</text:p>
              </table:table-cell>
              <table:table-cell office:value-type="float" office:value="0.00000966224361520496">
                <text:p>0.000009662243615204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3934">
                <text:p>1.53934</text:p>
              </table:table-cell>
              <table:table-cell office:value-type="float" office:value="0.00000693328387790793">
                <text:p>0.000006933283877907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4932">
                <text:p>1.54932</text:p>
              </table:table-cell>
              <table:table-cell office:value-type="float" office:value="0.00000364417810394535">
                <text:p>0.000003644178103945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5932">
                <text:p>1.55932</text:p>
              </table:table-cell>
              <table:table-cell office:value-type="float" office:value="0.00000974551440280358">
                <text:p>0.000009745514402803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6931">
                <text:p>1.56931</text:p>
              </table:table-cell>
              <table:table-cell office:value-type="float" office:value="0.0000110771146655253">
                <text:p>0.000011077114665525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7937">
                <text:p>1.57937</text:p>
              </table:table-cell>
              <table:table-cell office:value-type="float" office:value="0.00000582441718166571">
                <text:p>0.000005824417181665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8936">
                <text:p>1.58936</text:p>
              </table:table-cell>
              <table:table-cell office:value-type="float" office:value="0.00000864614744444658">
                <text:p>0.000008646147444446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59935">
                <text:p>1.59935</text:p>
              </table:table-cell>
              <table:table-cell office:value-type="float" office:value="0.00000884153770686069">
                <text:p>0.000008841537706860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0935">
                <text:p>1.60935</text:p>
              </table:table-cell>
              <table:table-cell office:value-type="float" office:value="0.0000117204940055515">
                <text:p>0.00001172049400555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1934">
                <text:p>1.61934</text:p>
              </table:table-cell>
              <table:table-cell office:value-type="float" office:value="0.0000128658342679611">
                <text:p>0.00001286583426796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2932">
                <text:p>1.62932</text:p>
              </table:table-cell>
              <table:table-cell office:value-type="float" office:value="0.00000730429849427061">
                <text:p>0.0000073042984942706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3931">
                <text:p>1.63931</text:p>
              </table:table-cell>
              <table:table-cell office:value-type="float" office:value="0.00000602820875661436">
                <text:p>0.000006028208756614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4931">
                <text:p>1.64931</text:p>
              </table:table-cell>
              <table:table-cell office:value-type="float" office:value="0.000011607995055174">
                <text:p>0.00001160799505517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593">
                <text:p>1.6593</text:p>
              </table:table-cell>
              <table:table-cell office:value-type="float" office:value="0.0000104250353176738">
                <text:p>0.00001042503531767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6929">
                <text:p>1.66929</text:p>
              </table:table-cell>
              <table:table-cell office:value-type="float" office:value="0.0000110674555802159">
                <text:p>0.00001106745558021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7928">
                <text:p>1.67928</text:p>
              </table:table-cell>
              <table:table-cell office:value-type="float" office:value="0.00000779833584285683">
                <text:p>0.000007798335842856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8927">
                <text:p>1.68927</text:p>
              </table:table-cell>
              <table:table-cell office:value-type="float" office:value="0.00000495761610497247">
                <text:p>0.000004957616104972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69926">
                <text:p>1.69926</text:p>
              </table:table-cell>
              <table:table-cell office:value-type="float" office:value="0.0000131996363677001">
                <text:p>0.00001319963636770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0925">
                <text:p>1.70925</text:p>
              </table:table-cell>
              <table:table-cell office:value-type="float" office:value="0.00000950209662997636">
                <text:p>0.000009502096629976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1932">
                <text:p>1.71932</text:p>
              </table:table-cell>
              <table:table-cell office:value-type="float" office:value="0.0000125954051830579">
                <text:p>0.000012595405183057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293">
                <text:p>1.7293</text:p>
              </table:table-cell>
              <table:table-cell office:value-type="float" office:value="0.00000437028940902806">
                <text:p>0.000004370289409028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3929">
                <text:p>1.73929</text:p>
              </table:table-cell>
              <table:table-cell office:value-type="float" office:value="0.0000115878596713692">
                <text:p>0.000011587859671369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4928">
                <text:p>1.74928</text:p>
              </table:table-cell>
              <table:table-cell office:value-type="float" office:value="0.00000913828993409638">
                <text:p>0.000009138289934096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5928">
                <text:p>1.75928</text:p>
              </table:table-cell>
              <table:table-cell office:value-type="float" office:value="0.0000110300462323742">
                <text:p>0.00001103004623237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6927">
                <text:p>1.76927</text:p>
              </table:table-cell>
              <table:table-cell office:value-type="float" office:value="0.0000106480164951961">
                <text:p>0.00001064801649519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7926">
                <text:p>1.77926</text:p>
              </table:table-cell>
              <table:table-cell office:value-type="float" office:value="0.0000145314467576707">
                <text:p>0.00001453144675767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8924">
                <text:p>1.78924</text:p>
              </table:table-cell>
              <table:table-cell office:value-type="float" office:value="0.00000481622098358336">
                <text:p>0.000004816220983583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79924">
                <text:p>1.79924</text:p>
              </table:table-cell>
              <table:table-cell office:value-type="float" office:value="0.00000804907728269022">
                <text:p>0.000008049077282690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0923">
                <text:p>1.80923</text:p>
              </table:table-cell>
              <table:table-cell office:value-type="float" office:value="0.0000077974375449763">
                <text:p>0.00000779743754497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1922">
                <text:p>1.81922</text:p>
              </table:table-cell>
              <table:table-cell office:value-type="float" office:value="0.0000133386178073902">
                <text:p>0.00001333861780739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2921">
                <text:p>1.82921</text:p>
              </table:table-cell>
              <table:table-cell office:value-type="float" office:value="0.0000120997780699295">
                <text:p>0.00001209977806992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392">
                <text:p>1.8392</text:p>
              </table:table-cell>
              <table:table-cell office:value-type="float" office:value="0.00000482595833228849">
                <text:p>0.000004825958332288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4919">
                <text:p>1.84919</text:p>
              </table:table-cell>
              <table:table-cell office:value-type="float" office:value="0.00000306557859475198">
                <text:p>0.000003065578594751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5926">
                <text:p>1.85926</text:p>
              </table:table-cell>
              <table:table-cell office:value-type="float" office:value="0.0000124546271476067">
                <text:p>0.00001245462714760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6925">
                <text:p>1.86925</text:p>
              </table:table-cell>
              <table:table-cell office:value-type="float" office:value="0.00000685718741011421">
                <text:p>0.000006857187410114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7924">
                <text:p>1.87924</text:p>
              </table:table-cell>
              <table:table-cell office:value-type="float" office:value="0.00000153915767242552">
                <text:p>0.000001539157672425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8924">
                <text:p>1.88924</text:p>
              </table:table-cell>
              <table:table-cell office:value-type="float" office:value="0.0000118500639714192">
                <text:p>0.00001185006397141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89922">
                <text:p>1.89922</text:p>
              </table:table-cell>
              <table:table-cell office:value-type="float" office:value="0.00000951090819767408">
                <text:p>0.0000095109081976740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0921">
                <text:p>1.90921</text:p>
              </table:table-cell>
              <table:table-cell office:value-type="float" office:value="0.00000551534845993906">
                <text:p>0.000005515348459939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1921">
                <text:p>1.91921</text:p>
              </table:table-cell>
              <table:table-cell office:value-type="float" office:value="0.0000107412347587488">
                <text:p>0.00001074123475874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292">
                <text:p>1.9292</text:p>
              </table:table-cell>
              <table:table-cell office:value-type="float" office:value="0.00000546045502125558">
                <text:p>0.000005460455021255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3918">
                <text:p>1.93918</text:p>
              </table:table-cell>
              <table:table-cell office:value-type="float" office:value="0.00000496531924754073">
                <text:p>0.000004965319247540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4917">
                <text:p>1.94917</text:p>
              </table:table-cell>
              <table:table-cell office:value-type="float" office:value="0.000000951129509818571">
                <text:p>0.0000009511295098185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5917">
                <text:p>1.95917</text:p>
              </table:table-cell>
              <table:table-cell office:value-type="float" office:value="0.00000628877580854947">
                <text:p>0.000006288775808549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6916">
                <text:p>1.96916</text:p>
              </table:table-cell>
              <table:table-cell office:value-type="float" office:value="0.00000253536607108806">
                <text:p>0.000002535366071088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7915">
                <text:p>1.97915</text:p>
              </table:table-cell>
              <table:table-cell office:value-type="float" office:value="0.00000980880633361103">
                <text:p>0.000009808806333611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8914">
                <text:p>1.98914</text:p>
              </table:table-cell>
              <table:table-cell office:value-type="float" office:value="0.00000547797659589122">
                <text:p>0.0000054779765958912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99914">
                <text:p>1.99914</text:p>
              </table:table-cell>
              <table:table-cell office:value-type="float" office:value="0.0000104989728946236">
                <text:p>0.00001049897289462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092">
                <text:p>2.0092</text:p>
              </table:table-cell>
              <table:table-cell office:value-type="float" office:value="0.00000185625541115897">
                <text:p>0.0000018562554111589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1919">
                <text:p>2.01919</text:p>
              </table:table-cell>
              <table:table-cell office:value-type="float" office:value="0.00000700628567384953">
                <text:p>0.000007006285673849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2918">
                <text:p>2.02918</text:p>
              </table:table-cell>
              <table:table-cell office:value-type="float" office:value="0.00000356952593616455">
                <text:p>0.000003569525936164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3917">
                <text:p>2.03917</text:p>
              </table:table-cell>
              <table:table-cell office:value-type="float" office:value="0.00000616772619821404">
                <text:p>0.000006167726198214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4916">
                <text:p>2.04916</text:p>
              </table:table-cell>
              <table:table-cell office:value-type="float" office:value="0.00000571119646064489">
                <text:p>0.0000057111964606448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5915">
                <text:p>2.05915</text:p>
              </table:table-cell>
              <table:table-cell office:value-type="float" office:value="0.00000793687672295818">
                <text:p>0.000007936876722958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6914">
                <text:p>2.06914</text:p>
              </table:table-cell>
              <table:table-cell office:value-type="float" office:value="0.00000802050698567314">
                <text:p>0.0000080205069856731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7913">
                <text:p>2.07913</text:p>
              </table:table-cell>
              <table:table-cell office:value-type="float" office:value="0.000000690817248294451">
                <text:p>0.00000069081724829445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08912">
                <text:p>2.08912</text:p>
              </table:table-cell>
              <table:table-cell office:value-type="float" office:value="0.00000295374751058119">
                <text:p>0.000002953747510581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09911">
                <text:p>2.09911</text:p>
              </table:table-cell>
              <table:table-cell office:value-type="float" office:value="0.00000186391777345918">
                <text:p>0.000001863917773459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091">
                <text:p>2.1091</text:p>
              </table:table-cell>
              <table:table-cell office:value-type="float" office:value="-0.0000020943919638583">
                <text:p>-0.000002094391963858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191">
                <text:p>2.1191</text:p>
              </table:table-cell>
              <table:table-cell office:value-type="float" office:value="0.00000642837433417753">
                <text:p>0.000006428374334177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2908">
                <text:p>2.12908</text:p>
              </table:table-cell>
              <table:table-cell office:value-type="float" office:value="0.0000022265785606379">
                <text:p>0.000002226578560637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3907">
                <text:p>2.13907</text:p>
              </table:table-cell>
              <table:table-cell office:value-type="float" office:value="-0.000000781781177128238">
                <text:p>-0.00000078178117712823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4914">
                <text:p>2.14914</text:p>
              </table:table-cell>
              <table:table-cell office:value-type="float" office:value="-0.00000294113262411244">
                <text:p>-0.000002941132624112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5913">
                <text:p>2.15913</text:p>
              </table:table-cell>
              <table:table-cell office:value-type="float" office:value="-0.0000033231623612906">
                <text:p>-0.00000332316236129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6912">
                <text:p>2.16912</text:p>
              </table:table-cell>
              <table:table-cell office:value-type="float" office:value="0.00000333560790100051">
                <text:p>0.0000033356079010005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7911">
                <text:p>2.17911</text:p>
              </table:table-cell>
              <table:table-cell office:value-type="float" office:value="0.00000133308816341327">
                <text:p>0.0000013330881634132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1891">
                <text:p>2.1891</text:p>
              </table:table-cell>
              <table:table-cell office:value-type="float" office:value="-0.00000398495157494239">
                <text:p>-0.0000039849515749423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19909">
                <text:p>2.19909</text:p>
              </table:table-cell>
              <table:table-cell office:value-type="float" office:value="-0.00000209455131194858">
                <text:p>-0.0000020945513119485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0907">
                <text:p>2.20907</text:p>
              </table:table-cell>
              <table:table-cell office:value-type="float" office:value="-0.00000381903708568387">
                <text:p>-0.0000038190370856838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1906">
                <text:p>2.21906</text:p>
              </table:table-cell>
              <table:table-cell office:value-type="float" office:value="-0.00000561667682363876">
                <text:p>-0.000005616676823638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2906">
                <text:p>2.22906</text:p>
              </table:table-cell>
              <table:table-cell office:value-type="float" office:value="-0.00000504740052464925">
                <text:p>-0.000005047400524649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3905">
                <text:p>2.23905</text:p>
              </table:table-cell>
              <table:table-cell office:value-type="float" office:value="-0.00000582058026177279">
                <text:p>-0.000005820580261772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4904">
                <text:p>2.24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5903">
                <text:p>2.25903</text:p>
              </table:table-cell>
              <table:table-cell office:value-type="float" office:value="-0.000000996699736965923">
                <text:p>-0.00000099669973696592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6903">
                <text:p>2.26903</text:p>
              </table:table-cell>
              <table:table-cell office:value-type="float" office:value="0.00000137934656141425">
                <text:p>0.000001379346561414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7902">
                <text:p>2.27902</text:p>
              </table:table-cell>
              <table:table-cell office:value-type="float" office:value="0.00000189138682404888">
                <text:p>0.0000018913868240488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28908">
                <text:p>2.28908</text:p>
              </table:table-cell>
              <table:table-cell office:value-type="float" office:value="0.0000000659593406560077">
                <text:p>0.000000065959340656007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29907">
                <text:p>2.29907</text:p>
              </table:table-cell>
              <table:table-cell office:value-type="float" office:value="-0.0000025885003971382">
                <text:p>-0.000002588500397138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0907">
                <text:p>2.30907</text:p>
              </table:table-cell>
              <table:table-cell office:value-type="float" office:value="0.00000142666590230434">
                <text:p>0.0000014266659023043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1906">
                <text:p>2.31906</text:p>
              </table:table-cell>
              <table:table-cell office:value-type="float" office:value="-0.00000275515383574287">
                <text:p>-0.0000027551538357428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2904">
                <text:p>2.32904</text:p>
              </table:table-cell>
              <table:table-cell office:value-type="float" office:value="-0.00000420023960945315">
                <text:p>-0.000004200239609453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3904">
                <text:p>2.33904</text:p>
              </table:table-cell>
              <table:table-cell office:value-type="float" office:value="0.00000113740668883366">
                <text:p>0.0000011374066888336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4902">
                <text:p>2.34902</text:p>
              </table:table-cell>
              <table:table-cell office:value-type="float" office:value="-0.00000792589908504837">
                <text:p>-0.0000079258990850483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5902">
                <text:p>2.35902</text:p>
              </table:table-cell>
              <table:table-cell office:value-type="float" office:value="0.00000013120721398252">
                <text:p>0.000000131207213982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69">
                <text:p>2.369</text:p>
              </table:table-cell>
              <table:table-cell office:value-type="float" office:value="-0.00000287849855995503">
                <text:p>-0.000002878498559955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7899">
                <text:p>2.37899</text:p>
              </table:table-cell>
              <table:table-cell office:value-type="float" office:value="-0.00000666916829716868">
                <text:p>-0.000006669168297168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38899">
                <text:p>2.38899</text:p>
              </table:table-cell>
              <table:table-cell office:value-type="float" office:value="-0.0000030637819983248">
                <text:p>-0.000003063781998324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39898">
                <text:p>2.39898</text:p>
              </table:table-cell>
              <table:table-cell office:value-type="float" office:value="-0.00000987193173607182">
                <text:p>-0.000009871931736071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0896">
                <text:p>2.40896</text:p>
              </table:table-cell>
              <table:table-cell office:value-type="float" office:value="-0.0000101994275096828">
                <text:p>-0.00001019942750968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1896">
                <text:p>2.41896</text:p>
              </table:table-cell>
              <table:table-cell office:value-type="float" office:value="-0.00000363244121048822">
                <text:p>-0.0000036324412104882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2903">
                <text:p>2.42903</text:p>
              </table:table-cell>
              <table:table-cell office:value-type="float" office:value="-0.00000439481265823716">
                <text:p>-0.000004394812658237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3902">
                <text:p>2.43902</text:p>
              </table:table-cell>
              <table:table-cell office:value-type="float" office:value="-0.0000059316723954872">
                <text:p>-0.000005931672395487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49">
                <text:p>2.449</text:p>
              </table:table-cell>
              <table:table-cell office:value-type="float" office:value="-0.0000125921681699559">
                <text:p>-0.000012592168169955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5899">
                <text:p>2.45899</text:p>
              </table:table-cell>
              <table:table-cell office:value-type="float" office:value="-0.0000128438079074478">
                <text:p>-0.000012843807907447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6899">
                <text:p>2.46899</text:p>
              </table:table-cell>
              <table:table-cell office:value-type="float" office:value="-0.0000107657916084136">
                <text:p>-0.000010765791608413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7898">
                <text:p>2.47898</text:p>
              </table:table-cell>
              <table:table-cell office:value-type="float" office:value="-0.0000134388713459721">
                <text:p>-0.00001343887134597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48897">
                <text:p>2.48897</text:p>
              </table:table-cell>
              <table:table-cell office:value-type="float" office:value="-0.0000109710510836081">
                <text:p>-0.000010971051083608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49896">
                <text:p>2.49896</text:p>
              </table:table-cell>
              <table:table-cell office:value-type="float" office:value="-0.0000145568308216326">
                <text:p>-0.00001455683082163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0895">
                <text:p>2.50895</text:p>
              </table:table-cell>
              <table:table-cell office:value-type="float" office:value="0.0029231324094412">
                <text:p>0.00292313240944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1893">
                <text:p>2.51893</text:p>
              </table:table-cell>
              <table:table-cell office:value-type="float" office:value="0.0129068809336674">
                <text:p>0.01290688093366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